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Basic/Standard/Sheet2.xml"/>
  <manifest:file-entry manifest:media-type="text/xml" manifest:full-path="Basic/Standard/Module3.xml"/>
  <manifest:file-entry manifest:media-type="" manifest:full-path="Configurations2/accelerator/current.xml"/>
  <manifest:file-entry manifest:media-type="application/vnd.sun.xml.ui.configuration" manifest:full-path="Configurations2/"/>
  <manifest:file-entry manifest:media-type="text/xml" manifest:full-path="Basic/Standard/script-lb.xml"/>
  <manifest:file-entry manifest:media-type="" manifest:full-path="Configurations2/menubar/"/>
  <manifest:file-entry manifest:media-type="text/xml" manifest:full-path="Basic/Standard/Module6.xml"/>
  <manifest:file-entry manifest:media-type="" manifest:full-path="Thumbnails/thumbnail.png"/>
  <manifest:file-entry manifest:media-type="" manifest:full-path="Configurations2/toolbar/"/>
  <manifest:file-entry manifest:media-type="" manifest:full-path="Basic/Standard/"/>
  <manifest:file-entry manifest:media-type="text/xml" manifest:full-path="styles.xml"/>
  <manifest:file-entry manifest:media-type="text/xml" manifest:full-path="Basic/Standard/Sheet3.xml"/>
  <manifest:file-entry manifest:media-type="" manifest:full-path="Thumbnails/"/>
  <manifest:file-entry manifest:media-type="text/xml" manifest:full-path="Basic/Standard/Sheet1.xml"/>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
  <manifest:file-entry manifest:media-type="" manifest:full-path="Configurations2/toolpanel/"/>
  <manifest:file-entry manifest:media-type="" manifest:full-path="Configurations2/images/"/>
  <manifest:file-entry manifest:media-type="" manifest:full-path="Configurations2/floater/"/>
  <manifest:file-entry manifest:media-type="text/xml" manifest:full-path="Basic/Standard/Module1.xml"/>
  <manifest:file-entry manifest:media-type="text/xml" manifest:full-path="Basic/Standard/ThisWorkbook.xml"/>
  <manifest:file-entry manifest:media-type="" manifest:full-path="Configurations2/progressbar/"/>
  <manifest:file-entry manifest:media-type="" manifest:full-path="Configurations2/popupmenu/"/>
  <manifest:file-entry manifest:media-type="text/xml" manifest:full-path="Basic/Standard/Module2.xml"/>
  <manifest:file-entry manifest:media-type="text/xml" manifest:full-path="settings.xml"/>
  <manifest:file-entry manifest:media-type="" manifest:full-path="Basic/"/>
  <manifest:file-entry manifest:media-type="text/xml" manifest:full-path="Basic/script-lc.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tyle:font-family-generic="swiss"/>
    <style:font-face style:name="Cambria" svg:font-family="Cambria" style:font-family-generic="swiss"/>
    <style:font-face style:name="Helv" svg:font-family="Helv" style:font-family-generic="swiss"/>
    <style:font-face style:name="Times New Roman" svg:font-family="'Times New Roman'" style:font-family-generic="swiss"/>
    <style:font-face style:name="Trebuchet MS" svg:font-family="'Trebuchet MS'"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17in"/>
    </style:style>
    <style:style style:name="co22" style:family="table-column">
      <style:table-column-properties fo:break-before="auto" style:column-width="7.4583in"/>
    </style:style>
    <style:style style:name="co23" style:family="table-column">
      <style:table-column-properties fo:break-before="auto" style:column-width="2.0925in"/>
    </style:style>
    <style:style style:name="co24" style:family="table-column">
      <style:table-column-properties fo:break-before="auto" style:column-width="2.3563in"/>
    </style:style>
    <style:style style:name="co5" style:family="table-column">
      <style:table-column-properties fo:break-before="auto" style:column-width="1.8752in"/>
    </style:style>
    <style:style style:name="co6" style:family="table-column">
      <style:table-column-properties fo:break-before="auto" style:column-width="2.8075in"/>
    </style:style>
    <style:style style:name="co7" style:family="table-column">
      <style:table-column-properties fo:break-before="auto" style:column-width="0.8146in"/>
    </style:style>
    <style:style style:name="co8" style:family="table-column">
      <style:table-column-properties fo:break-before="auto" style:column-width="0.9909in"/>
    </style:style>
    <style:style style:name="co9" style:family="table-column">
      <style:table-column-properties fo:break-before="auto" style:column-width="0.8807in"/>
    </style:style>
    <style:style style:name="co10" style:family="table-column">
      <style:table-column-properties fo:break-before="auto" style:column-width="1.3984in"/>
    </style:style>
    <style:style style:name="co11" style:family="table-column">
      <style:table-column-properties fo:break-before="auto" style:column-width="3.4327in"/>
    </style:style>
    <style:style style:name="co12" style:family="table-column">
      <style:table-column-properties fo:break-before="auto" style:column-width="3.4965in"/>
    </style:style>
    <style:style style:name="co13" style:family="table-column">
      <style:table-column-properties fo:break-before="auto" style:column-width="3.8654in"/>
    </style:style>
    <style:style style:name="co14" style:family="table-column">
      <style:table-column-properties fo:break-before="auto" style:column-width="0.6937in"/>
    </style:style>
    <style:style style:name="co15" style:family="table-column">
      <style:table-column-properties fo:break-before="auto" style:column-width="1.6953in"/>
    </style:style>
    <style:style style:name="co16" style:family="table-column">
      <style:table-column-properties fo:break-before="auto" style:column-width="2.5984in"/>
    </style:style>
    <style:style style:name="co17" style:family="table-column">
      <style:table-column-properties fo:break-before="auto" style:column-width="0.8256in"/>
    </style:style>
    <style:style style:name="co18" style:family="table-column">
      <style:table-column-properties fo:break-before="auto" style:column-width="3.4646in"/>
    </style:style>
    <style:style style:name="co19" style:family="table-column">
      <style:table-column-properties fo:break-before="auto" style:column-width="1.2075in"/>
    </style:style>
    <style:style style:name="co20" style:family="table-column">
      <style:table-column-properties fo:break-before="auto" style:column-width="3.7992in"/>
    </style:style>
    <style:style style:name="co21" style:family="table-column">
      <style:table-column-properties fo:break-before="auto" style:column-width="0.5283in"/>
    </style:style>
    <style:style style:name="co25" style:family="table-column">
      <style:table-column-properties fo:break-before="auto" style:column-width="0.8925in"/>
    </style:style>
    <style:style style:name="co26" style:family="table-column">
      <style:table-column-properties fo:break-before="auto" style:column-width="2.202in"/>
    </style:style>
    <style:style style:name="co27" style:family="table-column">
      <style:table-column-properties fo:break-before="auto" style:column-width="2.3236in"/>
    </style:style>
    <style:style style:name="ro5" style:family="table-row">
      <style:table-row-properties style:row-height="0.2917in" fo:break-before="auto" style:use-optimal-row-height="false"/>
    </style:style>
    <style:style style:name="ro2" style:family="table-row">
      <style:table-row-properties style:row-height="0.1953in" fo:break-before="auto" style:use-optimal-row-height="true"/>
    </style:style>
    <style:style style:name="ro6" style:family="table-row">
      <style:table-row-properties style:row-height="0.2083in" fo:break-before="auto" style:use-optimal-row-height="false"/>
    </style:style>
    <style:style style:name="ro7" style:family="table-row">
      <style:table-row-properties style:row-height="0.5626in" fo:break-before="auto" style:use-optimal-row-height="false"/>
    </style:style>
    <style:style style:name="ro8" style:family="table-row">
      <style:table-row-properties style:row-height="0.4689in" fo:break-before="auto" style:use-optimal-row-height="false"/>
    </style:style>
    <style:style style:name="ro9" style:family="table-row">
      <style:table-row-properties style:row-height="0.2291in" fo:break-before="auto" style:use-optimal-row-height="false"/>
    </style:style>
    <style:style style:name="ro10" style:family="table-row">
      <style:table-row-properties style:row-height="0.2071in" fo:break-before="auto" style:use-optimal-row-height="true"/>
    </style:style>
    <style:style style:name="ro11" style:family="table-row">
      <style:table-row-properties style:row-height="0.8752in" fo:break-before="auto" style:use-optimal-row-height="false"/>
    </style:style>
    <style:style style:name="ro12" style:family="table-row">
      <style:table-row-properties style:row-height="0.186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937in" fo:break-before="auto" style:use-optimal-row-height="true"/>
    </style:style>
    <style:style style:name="ro16" style:family="table-row">
      <style:table-row-properties style:row-height="0.6252in" fo:break-before="auto" style:use-optimal-row-height="false"/>
    </style:style>
    <style:style style:name="ro15" style:family="table-row">
      <style:table-row-properties style:row-height="0.1618in" fo:break-before="auto" style:use-optimal-row-height="true"/>
    </style:style>
    <style:style style:name="ro17" style:family="table-row">
      <style:table-row-properties style:row-height="0.6354in" fo:break-before="auto" style:use-optimal-row-height="false"/>
    </style:style>
    <style:style style:name="ro19" style:family="table-row">
      <style:table-row-properties style:row-height="0.0299in" fo:break-before="auto" style:use-optimal-row-height="false"/>
    </style:style>
    <style:style style:name="ro20" style:family="table-row">
      <style:table-row-properties style:row-height="0.1in" fo:break-before="auto" style:use-optimal-row-height="false"/>
    </style:style>
    <style:style style:name="ro21" style:family="table-row">
      <style:table-row-properties style:row-height="0.0598in" fo:break-before="auto" style:use-optimal-row-height="false"/>
    </style:style>
    <style:style style:name="ro22" style:family="table-row">
      <style:table-row-properties style:row-height="0.2in" fo:break-before="auto" style:use-optimal-row-height="false"/>
    </style:style>
    <style:style style:name="ro23" style:family="table-row">
      <style:table-row-properties style:row-height="0.35in" fo:break-before="auto" style:use-optimal-row-height="false"/>
    </style:style>
    <style:style style:name="ro24" style:family="table-row">
      <style:table-row-properties style:row-height="0.1756in" fo:break-before="auto" style:use-optimal-row-height="true"/>
    </style:style>
    <style:style style:name="ta2" style:family="table" style:master-page-name="PageStyle_5f_Read_20_Me_20_before_20_you_20_upload">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Goal_20_Sheet">
      <style:table-properties table:display="true" style:writing-mode="lr-tb"/>
    </style:style>
    <style:style style:name="ta6" style:family="table" style:master-page-name="PageStyle_5f_Attribute_20_Sheet">
      <style:table-properties table:display="true" style:writing-mode="lr-tb"/>
    </style:style>
    <style:style style:name="ce10" style:family="table-cell" style:parent-style-name="Excel_20_Built-in_20_Normal">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rebuchet M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Excel_20_Built-in_20_Normal">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rebuchet M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text-align-source="fix" style:repeat-content="false" fo:border="0.0008in solid #000000"/>
      <style:paragraph-properties fo:text-align="center" fo:margin-left="0in"/>
    </style:style>
    <style:style style:name="ce13" style:family="table-cell" style:parent-style-name="Default">
      <style:table-cell-properties style:diagonal-bl-tr="none" style:diagonal-tl-br="none" style:text-align-source="fix" style:repeat-content="false" fo:border="0.0008in solid #000000"/>
      <style:paragraph-properties fo:text-align="center" fo:margin-left="0in"/>
    </style:style>
    <style:style style:name="ce14" style:family="table-cell" style:parent-style-name="Excel_20_Built-in_20_Normal">
      <style:table-cell-properties style:glyph-orientation-vertical="0" fo:background-color="#ffffff"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rebuchet M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 style:family="table-cell" style:parent-style-name="Excel_20_Built-in_20_Normal">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value-type" style:repeat-content="false" fo:wrap-option="no-wrap" fo:border="0.0138in solid #000000" style:direction="ltr" style:rotation-angle="0" style:rotation-align="none" style:shrink-to-fit="false" style:vertical-align="automatic"/>
      <style:paragraph-properties fo:margin-left="0in" style:writing-mode="page"/>
    </style:style>
    <style:style style:name="ce17" style:family="table-cell" style:parent-style-name="Default">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automatic"/>
      <style:paragraph-properties fo:margin-left="0in"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0.0008in solid #000000"/>
    </style:style>
    <style:style style:name="ce19" style:family="table-cell" style:parent-style-name="Default">
      <style:table-cell-properties style:diagonal-bl-tr="none" style:diagonal-tl-br="none" fo:border="0.0008in solid #000000"/>
    </style:style>
    <style:style style:name="ce20" style:family="table-cell" style:parent-style-name="Default">
      <style:table-cell-properties style:diagonal-bl-tr="none" style:diagonal-tl-br="none" fo:wrap-option="wrap" fo:border="0.0008in solid #000000"/>
    </style:style>
    <style:style style:name="ce21" style:family="table-cell" style:parent-style-name="Default">
      <style:table-cell-properties fo:wrap-option="wrap" fo:border="0.0008in solid #000000"/>
    </style:style>
    <style:style style:name="ce22" style:family="table-cell" style:parent-style-name="Default">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automatic"/>
      <style:paragraph-properties fo:margin-left="0in"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Excel_20_Built-in_20_Normal">
      <style:table-cell-properties fo:background-color="#ffffff"/>
    </style:style>
    <style:style style:name="ce8" style:family="table-cell" style:parent-style-name="Excel_20_Built-in_20_Normal">
      <style:table-cell-properties style:glyph-orientation-vertical="0" fo:background-color="#ffcc0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rebuchet M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 style:family="table-cell" style:parent-style-name="Excel_20_Built-in_20_Normal">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rebuchet M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0" style:family="table-cell" style:parent-style-name="Default">
      <style:table-cell-properties style:glyph-orientation-vertical="0" fo:border-bottom="none"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automatic"/>
      <style:paragraph-properties fo:text-align="center" fo:margin-left="0in" style:writing-mode="page"/>
      <style:text-properties style:font-name="Arial" fo:font-size="9pt" style:font-size-asian="9pt" style:font-size-complex="9pt"/>
    </style:style>
    <style:style style:name="ce10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font-name="Arial" fo:font-size="9pt" style:font-size-asian="9pt" style:font-size-complex="9pt"/>
    </style:style>
    <style:style style:name="ce102" style:family="table-cell" style:parent-style-name="Default">
      <style:text-properties fo:color="#ffffff" style:font-name="Arial" fo:font-size="9pt" style:font-size-asian="9pt" style:font-size-complex="9pt"/>
    </style:style>
    <style:style style:name="ce103" style:family="table-cell" style:parent-style-name="Default">
      <style:text-properties fo:color="#ffffff"/>
    </style:style>
    <style:style style:name="ce97" style:family="table-cell" style:parent-style-name="Default">
      <style:table-cell-properties style:glyph-orientation-vertical="0" fo:background-color="#ffffcc"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8" style:family="table-cell" style:parent-style-name="Default">
      <style:table-cell-properties style:diagonal-bl-tr="none" style:diagonal-tl-br="none" fo:wrap-option="wrap" fo:border="0.0138in solid #000000"/>
      <style:text-properties style:font-name="Arial" fo:font-size="9pt" style:font-size-asian="9pt" style:font-size-complex="9pt"/>
    </style:style>
    <style:style style:name="ce99" style:family="table-cell" style:parent-style-name="Default">
      <style:text-properties style:font-name="Arial" fo:font-size="9pt" style:font-size-asian="9pt" style:font-size-complex="9pt"/>
    </style:style>
    <style:style style:name="ce33" style:family="table-cell" style:parent-style-name="Default" style:data-style-name="N144">
      <style:table-cell-properties style:text-align-source="fix" style:repeat-content="false" fo:wrap-option="wrap" style:vertical-align="middle"/>
      <style:paragraph-properties fo:text-align="start" fo:margin-left="0in"/>
      <style:text-properties style:font-name="Arial" fo:font-size="9pt" style:font-size-asian="9pt" style:font-size-complex="9pt"/>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5" style:family="table-cell" style:parent-style-name="Default">
      <style:table-cell-properties style:glyph-orientation-vertical="0" fo:background-color="#ffffcc"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6" style:family="table-cell" style:parent-style-name="Default">
      <style:table-cell-properties style:text-align-source="fix" style:repeat-content="false" fo:wrap-option="wrap" style:vertical-align="middle"/>
      <style:paragraph-properties fo:text-align="start" fo:margin-left="0in"/>
      <style:text-properties style:font-name="Arial" fo:font-size="9pt" style:font-size-asian="9pt" style:font-size-complex="9pt"/>
    </style:style>
    <style:style style:name="ce37" style:family="table-cell" style:parent-style-name="Default">
      <style:table-cell-properties style:glyph-orientation-vertical="0" fo:background-color="#00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8" style:family="table-cell" style:parent-style-name="Default">
      <style:table-cell-properties fo:border-bottom="none" fo:background-color="#ffffcc" style:text-align-source="fix" style:repeat-content="false" fo:wrap-option="wrap" fo:border-left="0.0008in solid #000000" fo:border-right="none" fo:border-top="0.0008in solid #000000" style:vertical-align="middle"/>
      <style:paragraph-properties fo:text-align="start" fo:margin-left="0in"/>
      <style:text-properties style:font-name="Arial" fo:font-size="9pt" style:font-size-asian="9pt" style:font-size-complex="9pt"/>
    </style:style>
    <style:style style:name="ce39" style:family="table-cell" style:parent-style-name="Default">
      <style:table-cell-properties style:glyph-orientation-vertical="0" fo:border-bottom="none" fo:background-color="#ffffcc" style:diagonal-bl-tr="none" style:diagonal-tl-br="none" style:text-align-source="fix" style:repeat-content="false" fo:wrap-option="wrap" fo:border-left="0.0008in solid #000000" style:direction="ltr" fo:border-right="0.0008in solid #000000" style:rotation-angle="0" style:rotation-align="none" style:shrink-to-fit="false" fo:border-top="none" style:vertical-align="middle"/>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0" style:family="table-cell" style:parent-style-name="Default">
      <style:table-cell-properties fo:border-bottom="none" fo:background-color="#ffffcc" style:diagonal-bl-tr="none" style:diagonal-tl-br="none" style:text-align-source="fix" style:repeat-content="false" fo:wrap-option="wrap" fo:border-left="0.0008in solid #000000" fo:border-right="none" fo:border-top="none" style:vertical-align="middle"/>
      <style:paragraph-properties fo:text-align="start" fo:margin-left="0in"/>
      <style:text-properties style:font-name="Arial" fo:font-size="9pt" style:font-size-asian="9pt" style:font-size-complex="9pt"/>
    </style:style>
    <style:style style:name="ce41" style:family="table-cell" style:parent-style-name="Default">
      <style:table-cell-properties fo:border-bottom="0.0008in solid #000000" fo:background-color="#ffffcc" style:text-align-source="fix" style:repeat-content="false" fo:wrap-option="wrap" fo:border-left="0.0008in solid #000000" fo:border-right="none" fo:border-top="none" style:vertical-align="middle"/>
      <style:paragraph-properties fo:text-align="start" fo:margin-left="0in"/>
      <style:text-properties style:font-name="Arial" fo:font-size="9pt" style:font-size-asian="9pt" style:font-size-complex="9pt"/>
    </style:style>
    <style:style style:name="ce42"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font-name="Arial" fo:font-size="9pt" style:font-size-asian="9pt" style:font-size-complex="9pt"/>
    </style:style>
    <style:style style:name="ce43" style:family="table-cell" style:parent-style-name="Default">
      <style:table-cell-properties fo:border-bottom="none" fo:background-color="#ffffcc" style:text-align-source="fix" style:repeat-content="false" fo:wrap-option="wrap" fo:border-left="none" fo:border-right="none" fo:border-top="0.0008in solid #000000" style:vertical-align="middle"/>
      <style:paragraph-properties fo:text-align="start" fo:margin-left="0in"/>
      <style:text-properties style:font-name="Arial" fo:font-size="9pt" style:font-size-asian="9pt" style:font-size-complex="9pt"/>
    </style:style>
    <style:style style:name="ce44" style:family="table-cell" style:parent-style-name="Default">
      <style:table-cell-properties fo:background-color="#ffffcc" style:diagonal-bl-tr="none" style:diagonal-tl-br="none" style:text-align-source="fix" style:repeat-content="false" fo:wrap-option="wrap" fo:border="none" style:vertical-align="middle"/>
      <style:paragraph-properties fo:text-align="start" fo:margin-left="0in"/>
      <style:text-properties style:font-name="Arial" fo:font-size="9pt" style:font-size-asian="9pt" style:font-size-complex="9pt"/>
    </style:style>
    <style:style style:name="ce45" style:family="table-cell" style:parent-style-name="Default">
      <style:table-cell-properties fo:border-bottom="0.0008in solid #000000" fo:background-color="#ffffcc" style:text-align-source="fix" style:repeat-content="false" fo:wrap-option="wrap" fo:border-left="none" fo:border-right="none" fo:border-top="none" style:vertical-align="middle"/>
      <style:paragraph-properties fo:text-align="start" fo:margin-left="0in"/>
      <style:text-properties style:font-name="Arial" fo:font-size="9pt" style:font-size-asian="9pt" style:font-size-complex="9pt"/>
    </style:style>
    <style:style style:name="ce46" style:family="table-cell" style:parent-style-name="Default">
      <style:table-cell-properties style:glyph-orientation-vertical="0" fo:border-bottom="none" style:diagonal-bl-tr="none" style:diagonal-tl-br="none" style:text-align-source="fix" style:repeat-content="false" fo:wrap-option="wrap" fo:border-left="0.0138in solid #000000" style:direction="ltr" fo:border-right="none" style:rotation-angle="0" style:rotation-align="none" style:shrink-to-fit="false" fo:border-top="none" style:vertical-align="bottom"/>
      <style:paragraph-properties fo:text-align="start" fo:margin-left="0in" style:writing-mode="page"/>
      <style:text-properties fo:color="#ff0000" style:font-name="Arial" fo:font-size="9pt" fo:language="en" fo:country="US" fo:font-style="italic" style:font-name-asian="Helv" style:font-size-asian="9pt" style:language-asian="en" style:country-asian="US" style:font-style-asian="italic" style:font-name-complex="Helv" style:font-size-complex="9pt" style:language-complex="en" style:country-complex="US" style:font-style-complex="italic"/>
    </style:style>
    <style:style style:name="ce47" style:family="table-cell" style:parent-style-name="Default">
      <style:table-cell-properties style:glyph-orientation-vertical="0" fo:border-bottom="none" style:diagonal-bl-tr="none" style:diagonal-tl-br="none" style:text-align-source="fix" style:repeat-content="false" fo:wrap-option="wrap" fo:border-left="0.0138in solid #000000" style:direction="ltr" fo:border-right="none" style:rotation-angle="0" style:rotation-align="none" style:shrink-to-fit="false" fo:border-top="none" style:vertical-align="middle"/>
      <style:paragraph-properties fo:text-align="start" fo:margin-left="0in" style:writing-mode="page"/>
      <style:text-properties fo:color="#ff0000" style:font-name="Arial" fo:font-size="9pt" fo:language="en" fo:country="US" fo:font-style="italic" style:font-name-asian="Helv" style:font-size-asian="9pt" style:language-asian="en" style:country-asian="US" style:font-style-asian="italic" style:font-name-complex="Helv" style:font-size-complex="9pt" style:language-complex="en" style:country-complex="US" style:font-style-complex="italic"/>
    </style:style>
    <style:style style:name="ce4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fo:color="#ff0000"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50" style:family="table-cell" style:parent-style-name="Default">
      <style:table-cell-properties style:cell-protect="protected" style:print-content="true" style:text-align-source="fix" style:repeat-content="false" fo:wrap-option="wrap" style:vertical-align="middle"/>
      <style:paragraph-properties fo:text-align="start" fo:margin-left="0in"/>
      <style:text-properties style:font-name="Arial" fo:font-size="9pt" style:font-size-asian="9pt" style:font-size-complex="9pt"/>
    </style:style>
    <style:style style:name="ce51" style:family="table-cell" style:parent-style-name="Default" style:data-style-name="N144">
      <style:table-cell-properties style:cell-protect="protected" style:print-content="true" style:text-align-source="fix" style:repeat-content="false" fo:wrap-option="wrap" style:vertical-align="middle"/>
      <style:paragraph-properties fo:text-align="start" fo:margin-left="0in"/>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 style:family="table-cell" style:parent-style-name="Default">
      <style:table-cell-properties fo:background-color="#ffffff" style:text-align-source="fix" style:repeat-content="false" fo:wrap-option="wrap" style:vertical-align="middle"/>
      <style:paragraph-properties fo:text-align="start" fo:margin-left="0in"/>
      <style:text-properties style:font-name="Arial" fo:font-size="9pt" style:font-size-asian="9pt" style:font-size-complex="9pt"/>
    </style:style>
    <style:style style:name="ce53" style:family="table-cell" style:parent-style-name="Default">
      <style:table-cell-properties fo:border-bottom="none" fo:background-color="#ffffcc" style:text-align-source="fix" style:repeat-content="false" fo:wrap-option="wrap" fo:border-left="none" fo:border-right="0.0008in solid #000000" fo:border-top="0.0008in solid #000000" style:vertical-align="middle"/>
      <style:paragraph-properties fo:text-align="start" fo:margin-left="0in"/>
      <style:text-properties style:font-name="Arial" fo:font-size="9pt" style:font-size-asian="9pt" style:font-size-complex="9pt"/>
    </style:style>
    <style:style style:name="ce54" style:family="table-cell" style:parent-style-name="Default">
      <style:table-cell-properties style:glyph-orientation-vertical="0" fo:border-bottom="0.0138in solid #000000" fo:background-color="#ffffcc"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5" style:family="table-cell" style:parent-style-name="Default">
      <style:table-cell-properties fo:border-bottom="none" fo:background-color="#ffffcc" style:diagonal-bl-tr="none" style:diagonal-tl-br="none" style:text-align-source="fix" style:repeat-content="false" fo:wrap-option="wrap" fo:border-left="none" fo:border-right="0.0008in solid #000000" fo:border-top="none" style:vertical-align="middle"/>
      <style:paragraph-properties fo:text-align="start" fo:margin-left="0in"/>
      <style:text-properties style:font-name="Arial" fo:font-size="9pt" style:font-size-asian="9pt" style:font-size-complex="9pt"/>
    </style:style>
    <style:style style:name="ce56" style:family="table-cell" style:parent-style-name="Default">
      <style:table-cell-properties fo:border-bottom="0.0008in solid #000000" fo:background-color="#ffffcc" style:text-align-source="fix" style:repeat-content="false" fo:wrap-option="wrap" fo:border-left="none" fo:border-right="0.0008in solid #000000" fo:border-top="none" style:vertical-align="middle"/>
      <style:paragraph-properties fo:text-align="start" fo:margin-left="0in"/>
      <style:text-properties style:font-name="Arial" fo:font-size="9pt" style:font-size-asian="9pt" style:font-size-complex="9pt"/>
    </style:style>
    <style:style style:name="ce57"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font-name="Arial" fo:font-size="9pt" style:font-size-asian="9pt" style:font-size-complex="9pt"/>
    </style:style>
    <style:style style:name="ce58"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font-name="Arial" fo:font-size="9pt" style:font-size-asian="9pt" style:font-size-complex="9pt"/>
    </style:style>
    <style:style style:name="ce59" style:family="table-cell" style:parent-style-name="Default">
      <style:table-cell-properties style:text-align-source="fix" style:repeat-content="false" fo:wrap-option="wrap" style:vertical-align="middle"/>
      <style:paragraph-properties fo:text-align="start" fo:margin-left="0in"/>
      <style:text-properties fo:color="#ffffff" style:font-name="Arial" fo:font-size="9pt" style:font-size-asian="9pt" style:font-size-complex="9pt"/>
    </style:style>
    <style:style style:name="ce60" style:family="table-cell" style:parent-style-name="Default">
      <style:table-cell-properties fo:background-color="#ffffff" style:text-align-source="fix" style:repeat-content="false" fo:wrap-option="wrap" style:vertical-align="middle"/>
      <style:paragraph-properties fo:text-align="start" fo:margin-left="0in"/>
      <style:text-properties fo:color="#ffffff" style:font-name="Arial" fo:font-size="9pt" style:font-size-asian="9pt" style:font-size-complex="9pt"/>
    </style:style>
    <style:style style:name="ce61"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ffffff" style:font-name="Arial" fo:font-size="9pt" style:font-size-asian="9pt" style:font-size-complex="9pt"/>
    </style:style>
    <style:style style:name="ce62" style:family="table-cell" style:parent-style-name="Default" style:data-style-name="N144">
      <style:table-cell-properties style:text-align-source="fix" style:repeat-content="false" fo:wrap-option="wrap" style:vertical-align="middle"/>
      <style:paragraph-properties fo:text-align="start" fo:margin-left="0in"/>
      <style:text-properties fo:color="#ffffff" style:font-name="Arial" fo:font-size="9pt" style:font-size-asian="9pt" style:font-size-complex="9pt"/>
    </style:style>
    <style:style style:name="ce63" style:family="table-cell" style:parent-style-name="Default" style:data-style-name="N144">
      <style:table-cell-properties style:text-align-source="fix" style:repeat-content="false" fo:wrap-option="wrap" style:vertical-align="middle"/>
      <style:paragraph-properties fo:text-align="start" fo:margin-left="0in"/>
      <style:text-properties fo:color="#ffffff"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 style:family="table-cell" style:parent-style-name="Default" style:data-style-name="N144">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 style:family="table-cell" style:parent-style-name="Default">
      <style:table-cell-properties style:text-align-source="fix" style:repeat-content="false" fo:wrap-option="wrap" style:vertical-align="middle"/>
      <style:paragraph-properties fo:text-align="start" fo:margin-left="0in"/>
      <style:text-properties fo:color="#ffffff"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 style:family="table-cell" style:parent-style-name="Default">
      <style:table-cell-properties style:text-align-source="fix" style:repeat-content="false" fo:wrap-option="wrap" style:vertical-align="middle"/>
      <style:paragraph-properties fo:text-align="start" fo:margin-left="0in"/>
      <style:text-properties fo:color="#000000" style:font-name="Arial" fo:font-size="9pt" style:font-size-asian="9pt" style:font-size-complex="9pt"/>
    </style:style>
    <style:style style:name="ce67" style:family="table-cell" style:parent-style-name="Default">
      <style:table-cell-properties fo:background-color="#ff99cc" style:diagonal-bl-tr="none" style:diagonal-tl-br="none" style:text-align-source="fix" style:repeat-content="false" fo:wrap-option="wrap" fo:border="0.0008in solid #000000" style:vertical-align="middle"/>
      <style:paragraph-properties fo:text-align="start" fo:margin-left="0in"/>
      <style:text-properties style:font-name="Arial" fo:font-size="9pt" style:font-size-asian="9pt" style:font-size-complex="9pt"/>
    </style:style>
    <style:style style:name="ce68" style:family="table-cell" style:parent-style-name="Default">
      <style:table-cell-properties fo:background-color="#ccccff" style:diagonal-bl-tr="none" style:diagonal-tl-br="none" style:text-align-source="fix" style:repeat-content="false" fo:wrap-option="wrap" fo:border="0.0008in solid #000000" style:vertical-align="middle"/>
      <style:paragraph-properties fo:text-align="start" fo:margin-left="0in"/>
      <style:text-properties style:font-name="Arial" fo:font-size="9pt" style:font-size-asian="9pt" style:font-size-complex="9pt"/>
    </style:style>
    <style:style style:name="ce69" style:family="table-cell" style:parent-style-name="Default">
      <style:table-cell-properties fo:background-color="#ffff99" style:diagonal-bl-tr="none" style:diagonal-tl-br="none" style:text-align-source="fix" style:repeat-content="false" fo:wrap-option="wrap" fo:border="0.0008in solid #000000" style:vertical-align="middle"/>
      <style:paragraph-properties fo:text-align="start" fo:margin-left="0in"/>
      <style:text-properties style:font-name="Arial" fo:font-size="9pt" style:font-size-asian="9pt" style:font-size-complex="9pt"/>
    </style:style>
    <style:style style:name="ce70" style:family="table-cell" style:parent-style-name="Default" style:data-style-name="N0">
      <style:table-cell-properties style:text-align-source="fix" style:repeat-content="false" fo:wrap-option="wrap" style:vertical-align="middle"/>
      <style:paragraph-properties fo:text-align="start" fo:margin-left="0in"/>
      <style:text-properties fo:color="#ffffff" style:font-name="Arial" fo:font-size="9pt" style:font-size-asian="9pt" style:font-size-complex="9pt"/>
    </style:style>
    <style:style style:name="ce71" style:family="table-cell" style:parent-style-name="Default">
      <style:table-cell-properties fo:background-color="#ff99cc" style:cell-protect="none" style:print-content="true" style:diagonal-bl-tr="none" style:diagonal-tl-br="none" style:text-align-source="fix" style:repeat-content="false" fo:wrap-option="wrap" fo:border="0.0008in solid #000000" style:vertical-align="middle"/>
      <style:paragraph-properties fo:text-align="start" fo:margin-left="0in"/>
      <style:text-properties style:font-name="Arial" fo:font-size="9pt" style:font-size-asian="9pt" style:font-size-complex="9pt"/>
    </style:style>
    <style:style style:name="ce72" style:family="table-cell" style:parent-style-name="Default">
      <style:table-cell-properties fo:background-color="#ccccff" style:cell-protect="none" style:print-content="true" style:diagonal-bl-tr="none" style:diagonal-tl-br="none" style:text-align-source="fix" style:repeat-content="false" fo:wrap-option="wrap" fo:border="0.0008in solid #000000" style:vertical-align="middle"/>
      <style:paragraph-properties fo:text-align="start" fo:margin-left="0in"/>
      <style:text-properties style:font-name="Arial" fo:font-size="9pt" style:font-size-asian="9pt" style:font-size-complex="9pt"/>
    </style:style>
    <style:style style:name="ce73" style:family="table-cell" style:parent-style-name="Default">
      <style:table-cell-properties fo:background-color="#ffff99" style:cell-protect="none" style:print-content="true" style:diagonal-bl-tr="none" style:diagonal-tl-br="none" style:text-align-source="fix" style:repeat-content="false" fo:wrap-option="wrap" fo:border="0.0008in solid #000000" style:vertical-align="middle"/>
      <style:paragraph-properties fo:text-align="start" fo:margin-left="0in"/>
      <style:text-properties style:font-name="Arial" fo:font-size="9pt" style:font-size-asian="9pt" style:font-size-complex="9pt"/>
    </style:style>
    <style:style style:name="ce74" style:family="table-cell" style:parent-style-name="Default">
      <style:table-cell-properties fo:background-color="#00ffff" style:cell-protect="protected" style:print-content="true" style:diagonal-bl-tr="none" style:diagonal-tl-br="none" style:text-align-source="fix" style:repeat-content="false" fo:wrap-option="wrap" fo:border="0.0008in solid #000000" style:vertical-align="middle"/>
      <style:paragraph-properties fo:text-align="start" fo:margin-left="0in"/>
      <style:text-properties style:font-name="Arial" fo:font-size="9pt" fo:font-weight="bold" style:font-size-asian="9pt" style:font-weight-asian="bold" style:font-size-complex="9pt" style:font-weight-complex="bold"/>
    </style:style>
    <style:style style:name="ce75" style:family="table-cell" style:parent-style-name="Default" style:data-style-name="N0">
      <style:table-cell-properties style:text-align-source="fix" style:repeat-content="false" fo:wrap-option="wrap" fo:border="0.0008in solid #000000" style:vertical-align="middle"/>
      <style:paragraph-properties fo:text-align="start" fo:margin-left="0in"/>
      <style:text-properties style:font-name="Arial" fo:font-size="9pt" fo:font-weight="normal" style:font-size-asian="9pt" style:font-weight-asian="normal" style:font-size-complex="9pt" style:font-weight-complex="normal"/>
    </style:style>
    <style:style style:name="ce76" style:family="table-cell" style:parent-style-name="Default">
      <style:table-cell-properties fo:background-color="#ffcc99" style:diagonal-bl-tr="none" style:diagonal-tl-br="none" style:text-align-source="fix" style:repeat-content="false" fo:wrap-option="wrap" fo:border="0.0008in solid #000000" style:vertical-align="middle"/>
      <style:paragraph-properties fo:text-align="start" fo:margin-left="0in"/>
      <style:text-properties style:font-name="Arial" fo:font-size="9pt" style:font-size-asian="9pt" style:font-size-complex="9pt"/>
    </style:style>
    <style:style style:name="ce77" style:family="table-cell" style:parent-style-name="Default">
      <style:table-cell-properties fo:background-color="#ffcc99" style:cell-protect="none" style:print-content="true" style:diagonal-bl-tr="none" style:diagonal-tl-br="none" style:text-align-source="fix" style:repeat-content="false" fo:wrap-option="wrap" fo:border="0.0008in solid #000000" style:vertical-align="middle"/>
      <style:paragraph-properties fo:text-align="start" fo:margin-left="0in"/>
      <style:text-properties style:font-name="Arial" fo:font-size="9pt" style:font-size-asian="9pt" style:font-size-complex="9pt"/>
    </style:style>
    <style:style style:name="ce78" style:family="table-cell" style:parent-style-name="Default" style:data-style-name="N144">
      <style:table-cell-properties style:text-align-source="fix" style:repeat-content="false" fo:wrap-option="wrap" style:vertical-align="middle"/>
      <style:paragraph-properties fo:text-align="start"/>
      <style:text-properties style:font-name="Arial" fo:font-size="9pt" style:font-size-asian="9pt" style:font-size-complex="9pt"/>
    </style:style>
    <style:style style:name="ce79" style:family="table-cell" style:parent-style-name="Default">
      <style:table-cell-properties style:text-align-source="fix" style:repeat-content="false" fo:wrap-option="wrap" style:vertical-align="middle"/>
      <style:paragraph-properties fo:text-align="start"/>
      <style:text-properties style:font-name="Arial" fo:font-size="9pt" style:font-size-asian="9pt" style:font-size-complex="9pt"/>
    </style:style>
    <style:style style:name="ce80" style:family="table-cell" style:parent-style-name="Default">
      <style:table-cell-properties fo:border-bottom="none" fo:background-color="#ffffcc" style:text-align-source="fix" style:repeat-content="false" fo:wrap-option="wrap" fo:border-left="0.0008in solid #000000" fo:border-right="none" fo:border-top="0.0008in solid #000000" style:vertical-align="middle"/>
      <style:paragraph-properties fo:text-align="start"/>
      <style:text-properties style:font-name="Arial" fo:font-size="9pt" style:font-size-asian="9pt" style:font-size-complex="9pt"/>
    </style:style>
    <style:style style:name="ce81" style:family="table-cell" style:parent-style-name="Default">
      <style:table-cell-properties style:glyph-orientation-vertical="0" fo:background-color="#ffffcc"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2" style:family="table-cell" style:parent-style-name="Default">
      <style:table-cell-properties fo:border-bottom="none" fo:background-color="#ffffcc" style:diagonal-bl-tr="none" style:diagonal-tl-br="none" style:text-align-source="fix" style:repeat-content="false" fo:wrap-option="wrap" fo:border-left="0.0008in solid #000000" fo:border-right="none" fo:border-top="none" style:vertical-align="middle"/>
      <style:paragraph-properties fo:text-align="start"/>
      <style:text-properties style:font-name="Arial" fo:font-size="9pt" style:font-size-asian="9pt" style:font-size-complex="9pt"/>
    </style:style>
    <style:style style:name="ce83" style:family="table-cell" style:parent-style-name="Default">
      <style:table-cell-properties fo:border-bottom="0.0008in solid #000000" fo:background-color="#ffffcc" style:text-align-source="fix" style:repeat-content="false" fo:wrap-option="wrap" fo:border-left="0.0008in solid #000000" fo:border-right="none" fo:border-top="none" style:vertical-align="middle"/>
      <style:paragraph-properties fo:text-align="start"/>
      <style:text-properties style:font-name="Arial" fo:font-size="9pt" style:font-size-asian="9pt" style:font-size-complex="9pt"/>
    </style:style>
    <style:style style:name="ce84" style:family="table-cell" style:parent-style-name="Default">
      <style:table-cell-properties style:glyph-orientation-vertical="0" fo:border-bottom="none"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5" style:family="table-cell" style:parent-style-name="Default">
      <style:table-cell-properties fo:border-bottom="none" fo:background-color="#ffffcc" style:text-align-source="fix" style:repeat-content="false" fo:wrap-option="wrap" fo:border-left="none" fo:border-right="none" fo:border-top="0.0008in solid #000000" style:vertical-align="middle"/>
      <style:paragraph-properties fo:text-align="start"/>
      <style:text-properties style:font-name="Arial" fo:font-size="9pt" style:font-size-asian="9pt" style:font-size-complex="9pt"/>
    </style:style>
    <style:style style:name="ce86" style:family="table-cell" style:parent-style-name="Default">
      <style:table-cell-properties fo:background-color="#ffffcc" style:diagonal-bl-tr="none" style:diagonal-tl-br="none" style:text-align-source="fix" style:repeat-content="false" fo:wrap-option="wrap" fo:border="none" style:vertical-align="middle"/>
      <style:paragraph-properties fo:text-align="start"/>
      <style:text-properties style:font-name="Arial" fo:font-size="9pt" style:font-size-asian="9pt" style:font-size-complex="9pt"/>
    </style:style>
    <style:style style:name="ce87" style:family="table-cell" style:parent-style-name="Default">
      <style:table-cell-properties fo:border-bottom="0.0008in solid #000000" fo:background-color="#ffffcc" style:text-align-source="fix" style:repeat-content="false" fo:wrap-option="wrap" fo:border-left="none" fo:border-right="none" fo:border-top="none" style:vertical-align="middle"/>
      <style:paragraph-properties fo:text-align="start"/>
      <style:text-properties style:font-name="Arial" fo:font-size="9pt" style:font-size-asian="9pt" style:font-size-complex="9pt"/>
    </style:style>
    <style:style style:name="ce8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bottom"/>
      <style:paragraph-properties fo:text-align="start" fo:margin-left="0in" style:writing-mode="page"/>
      <style:text-properties fo:color="#ff0000" style:font-name="Arial" fo:font-size="9pt" fo:language="en" fo:country="US" fo:font-style="italic" style:font-name-asian="Helv" style:font-size-asian="9pt" style:language-asian="en" style:country-asian="US" style:font-style-asian="italic" style:font-name-complex="Helv" style:font-size-complex="9pt" style:language-complex="en" style:country-complex="US" style:font-style-complex="italic"/>
    </style:style>
    <style:style style:name="ce8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fo:color="#ff0000" style:font-name="Arial" fo:font-size="9pt" fo:language="en" fo:country="US" fo:font-style="italic" style:font-name-asian="Helv" style:font-size-asian="9pt" style:language-asian="en" style:country-asian="US" style:font-style-asian="italic" style:font-name-complex="Helv" style:font-size-complex="9pt" style:language-complex="en" style:country-complex="US" style:font-style-complex="italic"/>
    </style:style>
    <style:style style:name="ce90" style:family="table-cell" style:parent-style-name="Default">
      <style:table-cell-properties fo:border-bottom="none" style:diagonal-bl-tr="none" style:diagonal-tl-br="none" style:text-align-source="fix" style:repeat-content="false" fo:wrap-option="wrap" fo:border-left="none" fo:border-right="none" fo:border-top="0.0138in solid #000000" style:vertical-align="middle"/>
      <style:paragraph-properties fo:text-align="start"/>
      <style:text-properties style:font-name="Arial" fo:font-size="9pt" style:font-size-asian="9pt" style:font-size-complex="9pt"/>
    </style:style>
    <style:style style:name="ce91" style:family="table-cell" style:parent-style-name="Default">
      <style:table-cell-properties style:glyph-orientation-vertical="0" fo:border-bottom="none" fo:background-color="#ffffcc" style:text-align-source="fix" style:repeat-content="false" fo:wrap-option="wrap" fo:border-left="none" style:direction="ltr" fo:border-right="none" style:rotation-angle="0" style:rotation-align="none" style:shrink-to-fit="false" fo:border-top="0.0008in solid #000000" style:vertical-align="middle"/>
      <style:paragraph-properties fo:text-align="start" fo:margin-left="0in" style:writing-mode="page"/>
      <style:text-properties style:font-name="Arial" fo:font-size="9pt" style:font-size-asian="9pt" style:font-size-complex="9pt"/>
    </style:style>
    <style:style style:name="ce92" style:family="table-cell" style:parent-style-name="Default">
      <style:table-cell-properties style:glyph-orientation-vertical="0" fo:background-color="#ffffcc"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font-name="Arial" fo:font-size="9pt" style:font-size-asian="9pt" style:font-size-complex="9pt"/>
    </style:style>
    <style:style style:name="ce93" style:family="table-cell" style:parent-style-name="Default">
      <style:table-cell-properties style:glyph-orientation-vertical="0" fo:border-bottom="0.0008in solid #000000" fo:background-color="#ffffcc"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in" style:writing-mode="page"/>
      <style:text-properties style:font-name="Arial" fo:font-size="9pt" style:font-size-asian="9pt" style:font-size-complex="9pt"/>
    </style:style>
    <style:style style:name="ce94"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none" fo:border-right="none" fo:border-top="0.0138in solid #000000" style:vertical-align="middle"/>
      <style:paragraph-properties fo:text-align="start"/>
      <style:text-properties style:font-name="Arial" fo:font-size="9pt" style:font-size-asian="9pt" style:font-size-complex="9pt"/>
    </style:style>
    <style:style style:name="ce95"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middle"/>
      <style:paragraph-properties fo:text-align="start" fo:margin-left="0in" style:writing-mode="page"/>
      <style:text-properties style:font-name="Arial" fo:font-size="9pt" style:font-size-asian="9pt" style:font-size-complex="9pt"/>
    </style:style>
    <style:style style:name="ce96" style:family="table-cell" style:parent-style-name="Default">
      <style:table-cell-properties style:cell-protect="protected" style:print-content="true" style:text-align-source="fix" style:repeat-content="false" fo:wrap-option="wrap" style:vertical-align="middle"/>
      <style:paragraph-properties fo:text-align="start"/>
      <style:text-properties style:font-name="Arial" fo:font-size="9pt" style:font-size-asian="9pt" style:font-size-complex="9pt"/>
    </style:style>
    <style:style style:name="ce10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font-name="Arial" fo:font-size="9pt" style:font-size-asian="9pt" style:font-size-complex="9pt"/>
    </style:style>
    <style:style style:name="ce105"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start" fo:margin-left="0in" style:writing-mode="page"/>
      <style:text-properties style:font-name="Arial" fo:font-size="9pt" style:font-size-asian="9pt" style:font-size-complex="9pt"/>
    </style:style>
    <style:style style:name="ce106" style:family="table-cell" style:parent-style-name="Default">
      <style:table-cell-properties fo:background-color="#ffffff" style:text-align-source="fix" style:repeat-content="false" fo:wrap-option="wrap" style:vertical-align="middle"/>
      <style:paragraph-properties fo:text-align="start"/>
      <style:text-properties style:font-name="Arial" fo:font-size="9pt" style:font-size-asian="9pt" style:font-size-complex="9pt"/>
    </style:style>
    <style:style style:name="ce107" style:family="table-cell" style:parent-style-name="Default">
      <style:table-cell-properties fo:border-bottom="none" fo:background-color="#ffffcc" style:text-align-source="fix" style:repeat-content="false" fo:wrap-option="wrap" fo:border-left="none" fo:border-right="0.0008in solid #000000" fo:border-top="0.0008in solid #000000" style:vertical-align="middle"/>
      <style:paragraph-properties fo:text-align="start"/>
      <style:text-properties style:font-name="Arial" fo:font-size="9pt" style:font-size-asian="9pt" style:font-size-complex="9pt"/>
    </style:style>
    <style:style style:name="ce108" style:family="table-cell" style:parent-style-name="Default">
      <style:table-cell-properties style:glyph-orientation-vertical="0" fo:border-bottom="none" fo:background-color="#ffffcc" style:diagonal-bl-tr="none" style:diagonal-tl-br="none" style:text-align-source="fix" style:repeat-content="false" fo:wrap-option="wrap" fo:border-left="none" style:direction="ltr" fo:border-right="0.0008in solid #000000" style:rotation-angle="0" style:rotation-align="none" style:shrink-to-fit="false" fo:border-top="none" style:vertical-align="middle"/>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9" style:family="table-cell" style:parent-style-name="Default">
      <style:table-cell-properties fo:border-bottom="none" fo:background-color="#ffffcc" style:diagonal-bl-tr="none" style:diagonal-tl-br="none" style:text-align-source="fix" style:repeat-content="false" fo:wrap-option="wrap" fo:border-left="none" fo:border-right="0.0008in solid #000000" fo:border-top="none" style:vertical-align="middle"/>
      <style:paragraph-properties fo:text-align="start"/>
      <style:text-properties style:font-name="Arial" fo:font-size="9pt" style:font-size-asian="9pt" style:font-size-complex="9pt"/>
    </style:style>
    <style:style style:name="ce110" style:family="table-cell" style:parent-style-name="Default">
      <style:table-cell-properties fo:border-bottom="0.0008in solid #000000" fo:background-color="#ffffcc" style:text-align-source="fix" style:repeat-content="false" fo:wrap-option="wrap" fo:border-left="none" fo:border-right="0.0008in solid #000000" fo:border-top="none" style:vertical-align="middle"/>
      <style:paragraph-properties fo:text-align="start"/>
      <style:text-properties style:font-name="Arial" fo:font-size="9pt" style:font-size-asian="9pt" style:font-size-complex="9pt"/>
    </style:style>
    <style:style style:name="ce111" style:family="table-cell" style:parent-style-name="Default">
      <style:table-cell-properties fo:background-color="#ffffff" style:diagonal-bl-tr="none" style:diagonal-tl-br="none" style:text-align-source="fix" style:repeat-content="false" fo:wrap-option="wrap" fo:border="none" style:vertical-align="middle"/>
      <style:paragraph-properties fo:text-align="start"/>
      <style:text-properties style:font-name="Arial" fo:font-size="9pt" style:font-size-asian="9pt" style:font-size-complex="9pt"/>
    </style:style>
    <style:style style:name="ce112" style:family="table-cell" style:parent-style-name="Default">
      <style:table-cell-properties style:text-align-source="fix" style:repeat-content="false" fo:wrap-option="wrap" style:vertical-align="middle"/>
      <style:paragraph-properties fo:text-align="start"/>
      <style:text-properties fo:color="#ffffff" style:font-name="Arial" fo:font-size="9pt" style:font-size-asian="9pt" style:font-size-complex="9pt"/>
    </style:style>
    <style:style style:name="ce113" style:family="table-cell" style:parent-style-name="Default">
      <style:table-cell-properties fo:background-color="#ffffff" style:text-align-source="fix" style:repeat-content="false" fo:wrap-option="wrap" style:vertical-align="middle"/>
      <style:paragraph-properties fo:text-align="start"/>
      <style:text-properties fo:color="#ffffff" style:font-name="Arial" fo:font-size="9pt" style:font-size-asian="9pt" style:font-size-complex="9pt"/>
    </style:style>
    <style:style style:name="ce114" style:family="table-cell" style:parent-style-name="Default" style:data-style-name="N0">
      <style:table-cell-properties style:text-align-source="fix" style:repeat-content="false" fo:wrap-option="wrap" style:vertical-align="middle"/>
      <style:paragraph-properties fo:text-align="start"/>
      <style:text-properties fo:color="#ffffff"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5" style:family="table-cell" style:parent-style-name="Default">
      <style:table-cell-properties fo:background-color="#ff99cc" style:diagonal-bl-tr="none" style:diagonal-tl-br="none" style:text-align-source="fix" style:repeat-content="false" fo:wrap-option="wrap" fo:border="0.0008in solid #000000" style:vertical-align="middle"/>
      <style:paragraph-properties fo:text-align="start"/>
      <style:text-properties style:font-name="Arial" fo:font-size="9pt" style:font-size-asian="9pt" style:font-size-complex="9pt"/>
    </style:style>
    <style:style style:name="ce116" style:family="table-cell" style:parent-style-name="Default">
      <style:table-cell-properties fo:background-color="#ccccff" style:diagonal-bl-tr="none" style:diagonal-tl-br="none" style:text-align-source="fix" style:repeat-content="false" fo:wrap-option="wrap" fo:border="0.0008in solid #000000" style:vertical-align="middle"/>
      <style:paragraph-properties fo:text-align="start"/>
      <style:text-properties style:font-name="Arial" fo:font-size="9pt" style:font-size-asian="9pt" style:font-size-complex="9pt"/>
    </style:style>
    <style:style style:name="ce117" style:family="table-cell" style:parent-style-name="Default">
      <style:table-cell-properties fo:background-color="#ffff99" style:diagonal-bl-tr="none" style:diagonal-tl-br="none" style:text-align-source="fix" style:repeat-content="false" fo:wrap-option="wrap" fo:border="0.0008in solid #000000" style:vertical-align="middle"/>
      <style:paragraph-properties fo:text-align="start"/>
      <style:text-properties style:font-name="Arial" fo:font-size="9pt" style:font-size-asian="9pt" style:font-size-complex="9pt"/>
    </style:style>
    <style:style style:name="ce118" style:family="table-cell" style:parent-style-name="Default">
      <style:table-cell-properties fo:background-color="#ff99cc" style:cell-protect="none" style:print-content="true" style:diagonal-bl-tr="none" style:diagonal-tl-br="none" style:text-align-source="fix" style:repeat-content="false" fo:wrap-option="wrap" fo:border="0.0008in solid #000000" style:vertical-align="middle"/>
      <style:paragraph-properties fo:text-align="start"/>
      <style:text-properties style:font-name="Arial" fo:font-size="9pt" style:font-size-asian="9pt" style:font-size-complex="9pt"/>
    </style:style>
    <style:style style:name="ce119" style:family="table-cell" style:parent-style-name="Default">
      <style:table-cell-properties fo:background-color="#ccccff" style:cell-protect="none" style:print-content="true" style:diagonal-bl-tr="none" style:diagonal-tl-br="none" style:text-align-source="fix" style:repeat-content="false" fo:wrap-option="wrap" fo:border="0.0008in solid #000000" style:vertical-align="middle"/>
      <style:paragraph-properties fo:text-align="start"/>
      <style:text-properties style:font-name="Arial" fo:font-size="9pt" style:font-size-asian="9pt" style:font-size-complex="9pt"/>
    </style:style>
    <style:style style:name="ce120" style:family="table-cell" style:parent-style-name="Default">
      <style:table-cell-properties fo:background-color="#ffff99" style:cell-protect="none" style:print-content="true" style:diagonal-bl-tr="none" style:diagonal-tl-br="none" style:text-align-source="fix" style:repeat-content="false" fo:wrap-option="wrap" fo:border="0.0008in solid #000000" style:vertical-align="middle"/>
      <style:paragraph-properties fo:text-align="start"/>
      <style:text-properties style:font-name="Arial" fo:font-size="9pt" style:font-size-asian="9pt" style:font-size-complex="9pt"/>
    </style:style>
    <style:style style:name="ce121" style:family="table-cell" style:parent-style-name="Default">
      <style:table-cell-properties fo:background-color="#00ffff" style:diagonal-bl-tr="none" style:diagonal-tl-br="none" style:text-align-source="fix" style:repeat-content="false" fo:wrap-option="wrap" fo:border="0.0138in solid #000000" style:vertical-align="middle"/>
      <style:paragraph-properties fo:text-align="start"/>
      <style:text-properties style:font-name="Arial" fo:font-size="9pt" fo:font-weight="bold" style:font-size-asian="9pt" style:font-weight-asian="bold" style:font-size-complex="9pt" style:font-weight-complex="bold"/>
    </style:style>
    <style:style style:name="ce122" style:family="table-cell" style:parent-style-name="Default">
      <style:table-cell-properties style:text-align-source="fix" style:repeat-content="false" fo:wrap-option="wrap" fo:border="0.0008in solid #000000" style:vertical-align="middle"/>
      <style:paragraph-properties fo:text-align="start"/>
      <style:text-properties style:font-name="Arial" fo:font-size="9pt" style:font-size-asian="9pt" style:font-size-complex="9pt"/>
    </style:style>
    <style:style style:name="P1" style:family="paragraph">
      <style:paragraph-properties fo:text-align="center"/>
    </style:style>
    <style:style style:name="T1" style:family="text">
      <style:text-properties fo:color="#993300" style:text-outline="false" style:text-line-through-style="none" style:text-position="0% 100%"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2" style:family="text">
      <style:text-properties fo:color="#339966" style:text-outline="false" style:text-line-through-style="none" style:text-position="0% 100%"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3" style:family="text">
      <style:text-properties fo:color="#000000" style:text-outline="false" style:text-line-through-style="none" style:text-position="0% 100%"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4" style:family="text">
      <style:text-properties fo:color="#000000" style:text-outline="false" style:text-line-through-style="none" style:text-position="0% 100%" style:font-name="Trebuchet MS"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5"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6"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7" style:family="text">
      <style:text-properties fo:color="#9933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8" style:family="text">
      <style:text-properties fo:color="#9933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content-validations>
        <table:content-validation table:name="val1" table:base-cell-address="'Goal Sheet'.H1">
          <table:error-message table:message-type="warning" table:title="vnd.sun.star.script:Standard.Module4.comment_validate?language=Basic&amp;location=document" table:display="true"/>
        </table:content-validation>
        <table:content-validation table:name="val2" table:condition="of:cell-content-is-in-list(INDIRECT(['Goal Sheet'.AG14]))" table:allow-empty-cell="true" table:display-list="unsorted" table:base-cell-address="'Goal Sheet'.I14">
          <table:error-message table:message-type="stop" table:display="true"/>
        </table:content-validation>
        <table:content-validation table:name="val3" table:condition="of:cell-content-is-in-list(INDIRECT([$'Goal Sheet'.AH101]))" table:allow-empty-cell="true" table:display-list="unsorted" table:base-cell-address="'Goal Sheet'.I101">
          <table:error-message table:message-type="stop" table:display="true"/>
        </table:content-validation>
        <table:content-validation table:name="val4" table:condition="of:cell-content-is-in-list([$'Goal Sheet'.$AJ$12:.$AJ$17])" table:allow-empty-cell="true" table:display-list="unsorted" table:base-cell-address="'Goal Sheet'.I114">
          <table:error-message table:message-type="stop" table:display="true"/>
        </table:content-validation>
        <table:content-validation table:name="val5" table:condition="of:cell-content-is-in-list([$'Goal Sheet'.$Q$14:.$Q$19])" table:allow-empty-cell="true" table:display-list="unsorted" table:base-cell-address="'Goal Sheet'.I115">
          <table:error-message table:message-type="stop" table:display="true"/>
        </table:content-validation>
        <table:content-validation table:name="val6" table:condition="of:cell-content-is-in-list([$'Goal Sheet'.$T$10:.$T$14])" table:allow-empty-cell="true" table:display-list="no" table:base-cell-address="'Goal Sheet'.M8">
          <table:error-message table:message-type="stop" table:display="true"/>
        </table:content-validation>
        <table:content-validation table:name="val7" table:condition="of:cell-content-is-in-list([$'Goal Sheet'.$R$9:.$R$11])" table:allow-empty-cell="true" table:display-list="no" table:base-cell-address="'Goal Sheet'.O6">
          <table:error-message table:message-type="stop" table:display="true"/>
        </table:content-validation>
        <table:content-validation table:name="val8" table:condition="of:cell-content-is-in-list([$'Goal Sheet'.$W$10:.$W$14])" table:allow-empty-cell="true" table:display-list="no" table:base-cell-address="'Goal Sheet'.R14">
          <table:error-message table:message-type="stop" table:display="true"/>
        </table:content-validation>
        <table:content-validation table:name="val9" table:condition="of:cell-content-is-in-list([$'Goal Sheet'.$U$9:.$U$11])" table:allow-empty-cell="true" table:display-list="no" table:base-cell-address="'Goal Sheet'.AK6">
          <table:error-message table:message-type="stop" table:display="true"/>
        </table:content-validation>
        <table:content-validation table:name="val10" table:condition="of:cell-content-is-in-list(['Goal Sheet'.$AA$13:'Goal Sheet'.$AA$18])" table:allow-empty-cell="true" table:display-list="no" table:base-cell-address="'Goal Sheet'.AK12">
          <table:error-message table:message-type="stop" table:display="true"/>
        </table:content-validation>
        <table:content-validation table:name="val11" table:base-cell-address="'Attribute Sheet'.E1">
          <table:error-message table:message-type="stop" table:display="true"/>
        </table:content-validation>
        <table:content-validation table:name="val12" table:condition="of:cell-content-is-in-list(['Attribute Sheet'.$AA$5:'Attribute Sheet'.$AA$10])" table:allow-empty-cell="true" table:display-list="unsorted" table:base-cell-address="'Attribute Sheet'.F14">
          <table:error-message table:message-type="stop" table:display="true"/>
        </table:content-validation>
        <table:content-validation table:name="val13" table:condition="of:cell-content-is-in-list([$'Attribute Sheet'.$Z$5:.$Z$10])" table:allow-empty-cell="true" table:display-list="unsorted" table:base-cell-address="'Attribute Sheet'.F101">
          <table:error-message table:message-type="stop" table:display="true"/>
        </table:content-validation>
        <table:content-validation table:name="val14" table:condition="of:cell-content-is-in-list([$'Attribute Sheet'.$R$9:.$R$11])" table:allow-empty-cell="true" table:display-list="no" table:base-cell-address="'Attribute Sheet'.S4">
          <table:error-message table:message-type="stop" table:display="true"/>
        </table:content-validation>
        <table:content-validation table:name="val15" table:condition="of:cell-content-is-in-list([$'Attribute Sheet'.$U$9:.$U$11])" table:allow-empty-cell="true" table:display-list="no" table:base-cell-address="'Attribute Sheet'.Z6">
          <table:error-message table:message-type="stop" table:display="true"/>
        </table:content-validation>
      </table:content-validations>
      <table:table table:name="Read Me before you upload" table:style-name="ta2" table:protected="true" table:protection-key="X3Zd7OUo9dSvy+JVRwXMSf+42Dg=" table:print="false">
        <office:forms form:automatic-focus="false" form:apply-design-mode="false"/>
        <table:table-column table:style-name="co1" table:number-columns-repeated="1024" table:default-cell-style-name="Default"/>
        <table:table-row table:style-name="ro5">
          <table:table-cell table:style-name="ce8" office:value-type="string" table:number-columns-spanned="12" table:number-rows-spanned="1">
            <text:p>Read the following instructions carefully : </text:p>
          </table:table-cell>
          <table:covered-table-cell table:number-columns-repeated="11" table:style-name="ce8"/>
          <table:table-cell table:style-name="Normal_20_2" table:number-columns-repeated="58"/>
          <table:table-cell table:number-columns-repeated="954"/>
        </table:table-row>
        <table:table-row table:style-name="ro2">
          <table:table-cell table:style-name="Normal_20_2" table:number-columns-repeated="70"/>
          <table:table-cell table:number-columns-repeated="954"/>
        </table:table-row>
        <table:table-row table:style-name="ro6">
          <table:table-cell table:style-name="ce9" office:value-type="float" office:value="1">
            <text:p>1</text:p>
          </table:table-cell>
          <table:table-cell table:style-name="ce15" office:value-type="string" table:number-columns-spanned="11" table:number-rows-spanned="1">
            <text:p>Welcome to Self Evaluation using file upload (.ods format) feature !</text:p>
          </table:table-cell>
          <table:covered-table-cell table:number-columns-repeated="10" table:style-name="ce15"/>
          <table:table-cell table:style-name="Normal_20_2" table:number-columns-repeated="58"/>
          <table:table-cell table:number-columns-repeated="954"/>
        </table:table-row>
        <table:table-row table:style-name="ro6">
          <table:table-cell table:style-name="ce9" office:value-type="float" office:value="2">
            <text:p>2</text:p>
          </table:table-cell>
          <table:table-cell table:style-name="ce15" office:value-type="string" table:number-columns-spanned="11" table:number-rows-spanned="1">
            <text:p>Save the downloaded file in .ods format only and upload it in the same format. <text:s text:c="9"/></text:p>
          </table:table-cell>
          <table:covered-table-cell table:number-columns-repeated="10" table:style-name="ce15"/>
          <table:table-cell table:style-name="Normal_20_2" table:number-columns-repeated="58"/>
          <table:table-cell table:number-columns-repeated="954"/>
        </table:table-row>
        <table:table-row table:style-name="ro7">
          <table:table-cell table:style-name="ce9" office:value-type="float" office:value="3">
            <text:p>3</text:p>
          </table:table-cell>
          <table:table-cell table:style-name="ce15" office:value-type="string" table:number-columns-spanned="11" table:number-rows-spanned="1">
            <text:p>Fill in the evaluation comments (Column <text:span text:style-name="T1">'H'</text:span><text:span text:style-name="T2"> </text:span><text:span text:style-name="T3">in Goal Sheet, </text:span><text:span text:style-name="T1">'E' </text:span><text:span text:style-name="T3">in Attribute Sheet) and rating details (Column </text:span><text:span text:style-name="T1">'I'</text:span><text:span text:style-name="T3"> in Goal </text:span><text:span text:style-name="T3">Sheet,</text:span><text:span text:style-name="T1"> 'F' </text:span><text:span text:style-name="T3">in Attribute Sheet) in the adjacent Goal Sheet and Attribute Sheet.</text:span></text:p>
          </table:table-cell>
          <table:covered-table-cell table:number-columns-repeated="10" table:style-name="ce15"/>
          <table:table-cell table:style-name="Normal_20_2" table:number-columns-repeated="58"/>
          <table:table-cell table:number-columns-repeated="954"/>
        </table:table-row>
        <table:table-row table:style-name="ro8">
          <table:table-cell table:style-name="ce10" office:value-type="float" office:value="4">
            <text:p>4</text:p>
          </table:table-cell>
          <table:table-cell table:style-name="ce15" office:value-type="string" table:number-columns-spanned="11" table:number-rows-spanned="1">
            <text:p>Character range for comments : <text:s/>Minimum 25 characters to Maximum 1500. This would include Appraisee comments entered, saved and submitted to the Appraiser.</text:p>
          </table:table-cell>
          <table:covered-table-cell table:number-columns-repeated="10" table:style-name="ce15"/>
          <table:table-cell table:number-columns-repeated="1012"/>
        </table:table-row>
        <table:table-row table:style-name="ro9">
          <table:table-cell table:style-name="ce11" office:value-type="float" office:value="5">
            <text:p>5</text:p>
          </table:table-cell>
          <table:table-cell table:style-name="ce15" office:value-type="string" table:number-columns-spanned="11" table:number-rows-spanned="1">
            <text:p>You should fill comments and rating for all the goals/ attributes before you upload.</text:p>
          </table:table-cell>
          <table:covered-table-cell table:number-columns-repeated="10" table:style-name="ce15"/>
          <table:table-cell table:number-columns-repeated="1012"/>
        </table:table-row>
        <table:table-row table:style-name="ro6">
          <table:table-cell table:style-name="ce9" office:value-type="float" office:value="6">
            <text:p>6</text:p>
          </table:table-cell>
          <table:table-cell table:style-name="ce15" office:value-type="string" table:number-columns-spanned="11" table:number-rows-spanned="1">
            <text:p>Review the rating and evaluation comments thoroughl<text:span text:style-name="T4">y</text:span><text:span text:style-name="T3"> before you upload this spreadsheet on SPEED.</text:span></text:p>
          </table:table-cell>
          <table:covered-table-cell table:number-columns-repeated="10" table:style-name="ce15"/>
          <table:table-cell table:number-columns-repeated="1012"/>
        </table:table-row>
        <table:table-row table:style-name="ro10">
          <table:table-cell table:style-name="ce9" office:value-type="float" office:value="7">
            <text:p>7</text:p>
          </table:table-cell>
          <table:table-cell table:style-name="ce16" office:value-type="string" table:number-columns-spanned="11" table:number-rows-spanned="1">
            <text:p><text:span text:style-name="T5">'Validate Goals' </text:span><text:span text:style-name="T6">and </text:span><text:span text:style-name="T5">'Validate Attributes</text:span><text:span text:style-name="T6">' Buttons would be enabled only if Macro is enabled on the Machine.</text:span></text:p>
          </table:table-cell>
          <table:covered-table-cell table:number-columns-repeated="10" table:style-name="ce16"/>
          <table:table-cell table:number-columns-repeated="1012"/>
        </table:table-row>
        <table:table-row table:style-name="ro11">
          <table:table-cell table:style-name="ce9" office:value-type="float" office:value="8">
            <text:p>8</text:p>
          </table:table-cell>
          <table:table-cell table:style-name="ce17" office:value-type="string" table:number-columns-spanned="11" table:number-rows-spanned="1">
            <text:p><text:span text:style-name="T7">Instructions to enable a macro : <text:s text:c="14"/></text:span><text:span text:style-name="T8"><text:s text:c="146"/></text:span><text:span text:style-name="T8"><text:s text:c="10"/>Go to Tools--&gt;Options--&gt;OpenOffice.org--&gt;Security--&gt;Macro Security--&gt;Security Level--&gt;Select 'Low'--&gt;OK <text:s text:c="14"/></text:span><text:span text:style-name="T8">After enabling the macro, close the spreadsheet and re-open it, then you can use the 'Validate Goals' and 'Validate </text:span><text:span text:style-name="T8">Attributes' Functionality</text:span></text:p>
          </table:table-cell>
          <table:covered-table-cell table:number-columns-repeated="10" table:style-name="ce22"/>
          <table:table-cell table:number-columns-repeated="1012"/>
        </table:table-row>
        <table:table-row table:style-name="ro2">
          <table:table-cell table:style-name="ce12" office:value-type="float" office:value="9">
            <text:p>9</text:p>
          </table:table-cell>
          <table:table-cell table:style-name="ce18" office:value-type="string" table:number-columns-spanned="11" table:number-rows-spanned="1">
            <text:p>Please click on Generate XML button on the Goal Sheet to generate an XML</text:p>
          </table:table-cell>
          <table:covered-table-cell table:number-columns-repeated="10" table:style-name="ce18"/>
          <table:table-cell table:number-columns-repeated="1012"/>
        </table:table-row>
        <table:table-row table:style-name="ro12">
          <table:table-cell table:style-name="ce13" office:value-type="float" office:value="10">
            <text:p>10</text:p>
          </table:table-cell>
          <table:table-cell table:style-name="ce19" office:value-type="string" table:number-columns-spanned="11" table:number-rows-spanned="1">
            <text:p>XML would be generated at the path where the Goal sheet is saved.</text:p>
          </table:table-cell>
          <table:covered-table-cell table:number-columns-repeated="10" table:style-name="ce18"/>
          <table:table-cell table:number-columns-repeated="1012"/>
        </table:table-row>
        <table:table-row table:style-name="ro13">
          <table:table-cell table:style-name="ce14" office:value-type="float" office:value="11">
            <text:p>11</text:p>
          </table:table-cell>
          <table:table-cell table:style-name="ce20" office:value-type="string" table:number-columns-spanned="11" table:number-rows-spanned="1">
            <text:p>Every time you update your Goal Sheet and click on Generate XML button the previous XML gets overwritten with new one.</text:p>
          </table:table-cell>
          <table:covered-table-cell table:number-columns-repeated="10" table:style-name="ce18"/>
          <table:table-cell table:number-columns-repeated="1012"/>
        </table:table-row>
        <table:table-row table:style-name="ro2">
          <table:table-cell table:style-name="ce12" office:value-type="float" office:value="12">
            <text:p>12</text:p>
          </table:table-cell>
          <table:table-cell table:style-name="ce18" office:value-type="string" table:number-columns-spanned="11" table:number-rows-spanned="1">
            <text:p>Browse and upload the XML file to proceed</text:p>
          </table:table-cell>
          <table:covered-table-cell table:number-columns-repeated="10" table:style-name="ce18"/>
          <table:table-cell table:number-columns-repeated="1012"/>
        </table:table-row>
        <table:table-row table:style-name="ro14">
          <table:table-cell table:style-name="ce12" office:value-type="float" office:value="13">
            <text:p>13</text:p>
          </table:table-cell>
          <table:table-cell table:style-name="ce21" office:value-type="string" table:number-columns-spanned="11" table:number-rows-spanned="1">
            <text:p>Please note that <text:s/>XML is an additional functionality. You can choose not to use it and proceed with uploading Microsoft Excel or Open Office Document.</text:p>
          </table:table-cell>
          <table:covered-table-cell table:number-columns-repeated="10" table:style-name="ce18"/>
          <table:table-cell table:number-columns-repeated="1012"/>
        </table:table-row>
        <table:table-row table:style-name="ro2" table:number-rows-repeated="74">
          <table:table-cell table:number-columns-repeated="1024"/>
        </table:table-row>
        <table:table-row table:style-name="ro2">
          <table:table-cell table:number-columns-repeated="100"/>
          <table:table-cell table:style-name="ce23" office:value-type="string">
            <text:p>i</text:p>
          </table:table-cell>
          <table:table-cell table:number-columns-repeated="923"/>
        </table:table-row>
        <table:table-row table:style-name="ro2" table:number-rows-repeated="1048485">
          <table:table-cell table:number-columns-repeated="1024"/>
        </table:table-row>
        <table:table-row table:style-name="ro2">
          <table:table-cell table:number-columns-repeated="1024"/>
        </table:table-row>
      </table:table>
      <table:table table:name="Goal Sheet" table:style-name="ta5" table:protected="true" table:protection-key="X3Zd7OUo9dSvy+JVRwXMSf+42Dg=" table:print="false">
        <office:forms form:automatic-focus="false" form:apply-design-mode="false">
          <form:form form:name="Form" form:apply-filter="true" form:command-type="table" form:control-implementation="ooo:com.sun.star.form.component.Form" office:target-frame="" xlink:href="" xlink:type="simple">
            <form:button form:name="Push Button 1" form:control-implementation="ooo:com.sun.star.form.component.CommandButton" xml:id="control1" form:id="control1" form:label="Validate Goal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2.CommandButton2_Click?language=Basic&amp;location=document" xlink:type="simple"/>
              </office:event-listeners>
            </form:button>
            <form:button form:name="Generate XML" form:control-implementation="ooo:com.sun.star.form.component.CommandButton" xml:id="control2" form:id="control2" form:label="Generate XML"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6.clkGenerateXML?language=Basic&amp;location=document" xlink:type="simple"/>
              </office:event-listeners>
            </form:button>
          </form:form>
        </office:forms>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4" table:default-cell-style-name="Default"/>
        <table:table-column table:style-name="co1" table:default-cell-style-name="Default"/>
        <table:table-row table:style-name="ro19">
          <table:table-cell table:style-name="ce33"/>
          <table:table-cell table:style-name="ce36" table:number-columns-repeated="6"/>
          <table:table-cell table:style-name="ce36" table:content-validation-name="val1"/>
          <table:table-cell table:style-name="ce36" table:number-columns-repeated="9"/>
          <table:table-cell table:style-name="ce59"/>
          <table:table-cell table:style-name="ce36" table:number-columns-repeated="14"/>
          <table:table-cell table:style-name="ce59"/>
          <table:table-cell table:style-name="ce33"/>
          <table:table-cell table:style-name="ce36" table:number-columns-repeated="990"/>
        </table:table-row>
        <table:table-row table:style-name="ro20">
          <table:table-cell table:style-name="ce34" table:number-columns-spanned="9" table:number-rows-spanned="2">
            <text:p>H2 2013-14 Evaluation For Tenneti Suresh</text:p>
          </table:table-cell>
          <table:covered-table-cell table:number-columns-repeated="6" table:style-name="ce35"/>
          <table:covered-table-cell table:style-name="ce35" table:content-validation-name="val1"/>
          <table:covered-table-cell table:style-name="ce35"/>
          <table:table-cell table:style-name="ce52" table:number-columns-repeated="8"/>
          <table:table-cell table:style-name="ce60"/>
          <table:table-cell table:style-name="ce52" table:number-columns-repeated="4"/>
          <table:table-cell table:style-name="ce36" table:number-columns-repeated="10"/>
          <table:table-cell table:style-name="ce59"/>
          <table:table-cell table:style-name="ce33"/>
          <table:table-cell table:style-name="ce36" table:number-columns-repeated="990"/>
        </table:table-row>
        <table:table-row table:style-name="ro20">
          <table:covered-table-cell table:number-columns-repeated="7" table:style-name="ce35"/>
          <table:covered-table-cell table:style-name="ce35" table:content-validation-name="val1"/>
          <table:covered-table-cell table:style-name="ce35"/>
          <table:table-cell table:style-name="ce36" table:number-columns-repeated="8"/>
          <table:table-cell table:style-name="ce59"/>
          <table:table-cell table:style-name="ce36" table:number-columns-repeated="3"/>
          <table:table-cell table:style-name="ce57"/>
          <table:table-cell table:style-name="ce36" table:number-columns-repeated="10"/>
          <table:table-cell table:style-name="ce59"/>
          <table:table-cell table:style-name="ce33"/>
          <table:table-cell table:style-name="ce36" table:number-columns-repeated="990"/>
        </table:table-row>
        <table:table-row table:style-name="ro21">
          <table:table-cell table:style-name="ce36" table:number-columns-repeated="7"/>
          <table:table-cell table:style-name="ce36" table:content-validation-name="val1"/>
          <table:table-cell table:style-name="ce36" table:number-columns-repeated="9"/>
          <table:table-cell table:style-name="ce59"/>
          <table:table-cell table:style-name="ce36" table:number-columns-repeated="14"/>
          <table:table-cell table:style-name="ce59"/>
          <table:table-cell table:style-name="ce33"/>
          <table:table-cell table:style-name="ce36" table:number-columns-repeated="990"/>
        </table:table-row>
        <table:table-row table:style-name="ro22">
          <table:table-cell table:style-name="ce37" office:value-type="string">
            <text:p>Appraisee Name (Emp #) <text:s/></text:p>
          </table:table-cell>
          <table:table-cell table:style-name="ce42">
            <text:p>Tenneti Suresh (159231)</text:p>
          </table:table-cell>
          <table:table-cell table:style-name="ce46" office:value-type="string" table:number-columns-spanned="5" table:number-rows-spanned="4">
            <text:p>Enable Macro to enable the "Validate Goals" Button.<text:line-break/>Please validate by clicking on “Validate Goals” button before you upload this excel on SPEED</text:p>
            <draw:control table:end-cell-address="'Goal Sheet'.E6" table:end-x="0.576in" table:end-y="0.1067in" draw:z-index="0" draw:text-style-name="P1" svg:width="2.2945in" svg:height="0.2906in" svg:x="0.0803in" svg:y="0.0154in" draw:control="control1"/>
          </table:table-cell>
          <table:covered-table-cell table:number-columns-repeated="2"/>
          <table:covered-table-cell>
            <draw:control table:end-cell-address="'Goal Sheet'.G6" table:end-x="0.9965in" table:end-y="0.1157in" draw:z-index="1" draw:name="Generate XML" draw:text-style-name="P1" svg:width="2.3362in" svg:height="0.3016in" svg:x="0.0535in" svg:y="0.0134in" draw:control="control2">
              <svg:title>Generate XML</svg:title>
            </draw:control>
          </table:covered-table-cell>
          <table:covered-table-cell/>
          <table:table-cell table:style-name="ce48" table:content-validation-name="val1"/>
          <table:table-cell table:style-name="ce36" table:number-columns-repeated="9"/>
          <table:table-cell table:style-name="ce59"/>
          <table:table-cell table:style-name="ce36" table:number-columns-repeated="3"/>
          <table:table-cell table:style-name="ce57"/>
          <table:table-cell table:style-name="ce36" table:number-columns-repeated="10"/>
          <table:table-cell table:style-name="ce59"/>
          <table:table-cell table:style-name="ce33"/>
          <table:table-cell table:style-name="ce36" table:number-columns-repeated="990"/>
        </table:table-row>
        <table:table-row table:style-name="ro22">
          <table:table-cell table:style-name="ce37" office:value-type="string">
            <text:p>Project Name (S/WON)</text:p>
          </table:table-cell>
          <table:table-cell table:style-name="ce42">
            <text:p>TEG Services - Foundation (1010972)</text:p>
          </table:table-cell>
          <table:covered-table-cell table:style-name="ce47"/>
          <table:covered-table-cell table:number-columns-repeated="4"/>
          <table:table-cell table:style-name="ce48" table:content-validation-name="val1"/>
          <table:table-cell table:style-name="ce36" table:number-columns-repeated="6"/>
          <table:table-cell table:style-name="ce57" table:content-validation-name="val7"/>
          <table:table-cell table:style-name="ce36" table:number-columns-repeated="2"/>
          <table:table-cell table:style-name="ce59"/>
          <table:table-cell table:style-name="ce36" table:number-columns-repeated="3"/>
          <table:table-cell table:style-name="ce57"/>
          <table:table-cell table:style-name="ce36" table:number-columns-repeated="10"/>
          <table:table-cell table:style-name="ce59"/>
          <table:table-cell table:style-name="ce33"/>
          <table:table-cell table:style-name="ce36" table:number-columns-repeated="2"/>
          <table:table-cell table:style-name="ce57" table:content-validation-name="val9"/>
          <table:table-cell table:style-name="ce36" table:number-columns-repeated="987"/>
        </table:table-row>
        <table:table-row table:style-name="ro22">
          <table:table-cell table:style-name="ce37" office:value-type="string">
            <text:p>Appraisal Type (Year)</text:p>
          </table:table-cell>
          <table:table-cell table:style-name="ce42">
            <text:p>H2 (2013-14)</text:p>
          </table:table-cell>
          <table:covered-table-cell table:style-name="ce47"/>
          <table:covered-table-cell table:number-columns-repeated="4"/>
          <table:table-cell table:style-name="ce49" table:content-validation-name="val1"/>
          <table:table-cell table:style-name="ce49"/>
          <table:table-cell table:style-name="ce36" table:number-columns-repeated="5"/>
          <table:table-cell table:style-name="ce57" table:content-validation-name="val7"/>
          <table:table-cell table:style-name="ce36" table:number-columns-repeated="2"/>
          <table:table-cell table:style-name="ce59"/>
          <table:table-cell table:style-name="ce36" table:number-columns-repeated="3"/>
          <table:table-cell table:style-name="ce57"/>
          <table:table-cell table:style-name="ce36" table:number-columns-repeated="10"/>
          <table:table-cell table:style-name="ce59"/>
          <table:table-cell table:style-name="ce33"/>
          <table:table-cell table:style-name="ce36" table:number-columns-repeated="2"/>
          <table:table-cell table:style-name="ce57" table:content-validation-name="val9"/>
          <table:table-cell table:style-name="ce36" table:number-columns-repeated="987"/>
        </table:table-row>
        <table:table-row table:style-name="ro22">
          <table:table-cell table:style-name="ce37" office:value-type="string">
            <text:p>Role </text:p>
          </table:table-cell>
          <table:table-cell table:style-name="ce42">
            <text:p>Product Specialist</text:p>
          </table:table-cell>
          <table:covered-table-cell table:style-name="ce47"/>
          <table:covered-table-cell table:number-columns-repeated="4"/>
          <table:table-cell table:style-name="ce36" table:content-validation-name="val1"/>
          <table:table-cell table:style-name="ce36" table:number-columns-repeated="4"/>
          <table:table-cell table:style-name="ce57" table:content-validation-name="val6"/>
          <table:table-cell table:style-name="ce36"/>
          <table:table-cell table:style-name="ce57" table:content-validation-name="val7"/>
          <table:table-cell table:style-name="ce36" table:number-columns-repeated="2"/>
          <table:table-cell table:style-name="ce59"/>
          <table:table-cell table:style-name="ce36" table:number-columns-repeated="3"/>
          <table:table-cell table:style-name="ce57"/>
          <table:table-cell table:style-name="ce36" table:number-columns-repeated="10"/>
          <table:table-cell table:style-name="ce59"/>
          <table:table-cell table:style-name="ce33"/>
          <table:table-cell table:style-name="ce36" table:number-columns-repeated="2"/>
          <table:table-cell table:style-name="ce57" table:content-validation-name="val9"/>
          <table:table-cell table:style-name="ce36" table:number-columns-repeated="987"/>
        </table:table-row>
        <table:table-row table:style-name="ro19">
          <table:table-cell table:style-name="ce38"/>
          <table:table-cell table:style-name="ce43" table:number-columns-repeated="6"/>
          <table:table-cell table:style-name="ce43" table:content-validation-name="val1"/>
          <table:table-cell table:style-name="ce43"/>
          <table:table-cell table:style-name="ce53"/>
          <table:table-cell table:style-name="ce36" table:number-columns-repeated="2"/>
          <table:table-cell table:style-name="ce57" table:content-validation-name="val6"/>
          <table:table-cell table:style-name="ce36"/>
          <table:table-cell table:style-name="ce57" table:content-validation-name="val7"/>
          <table:table-cell table:style-name="ce36" table:number-columns-repeated="2"/>
          <table:table-cell table:style-name="ce59"/>
          <table:table-cell table:style-name="ce36" table:number-columns-repeated="14"/>
          <table:table-cell table:style-name="ce59"/>
          <table:table-cell table:style-name="ce33"/>
          <table:table-cell table:style-name="ce36" table:number-columns-repeated="2"/>
          <table:table-cell table:style-name="ce57" table:content-validation-name="val9"/>
          <table:table-cell table:style-name="ce36" table:number-columns-repeated="987"/>
        </table:table-row>
        <table:table-row table:style-name="ro19">
          <table:table-cell table:style-name="ce39" table:number-columns-spanned="10" table:number-rows-spanned="1"/>
          <table:covered-table-cell table:number-columns-repeated="6" table:style-name="ce35"/>
          <table:covered-table-cell table:style-name="ce35" table:content-validation-name="val1"/>
          <table:covered-table-cell table:style-name="ce35"/>
          <table:covered-table-cell table:style-name="ce54"/>
          <table:table-cell table:style-name="ce36" table:number-columns-repeated="2"/>
          <table:table-cell table:style-name="ce57" table:content-validation-name="val6"/>
          <table:table-cell table:style-name="ce36"/>
          <table:table-cell table:style-name="ce57" table:content-validation-name="val7"/>
          <table:table-cell table:style-name="ce36" table:number-columns-repeated="2"/>
          <table:table-cell table:style-name="ce59"/>
          <table:table-cell table:style-name="ce36" table:number-columns-repeated="3"/>
          <table:table-cell table:style-name="ce57"/>
          <table:table-cell table:style-name="ce36" table:number-columns-repeated="10"/>
          <table:table-cell table:style-name="ce59"/>
          <table:table-cell table:style-name="ce33"/>
          <table:table-cell table:style-name="ce36" table:number-columns-repeated="2"/>
          <table:table-cell table:style-name="ce57" table:content-validation-name="val9"/>
          <table:table-cell table:style-name="ce36" table:number-columns-repeated="987"/>
        </table:table-row>
        <table:table-row table:style-name="ro19">
          <table:table-cell table:style-name="ce40"/>
          <table:table-cell table:style-name="ce44" table:number-columns-repeated="6"/>
          <table:table-cell table:style-name="ce44" table:content-validation-name="val1"/>
          <table:table-cell table:style-name="ce44"/>
          <table:table-cell table:style-name="ce55"/>
          <table:table-cell table:style-name="ce36" table:number-columns-repeated="2"/>
          <table:table-cell table:style-name="ce57" table:content-validation-name="val6"/>
          <table:table-cell table:style-name="ce36" table:number-columns-repeated="4"/>
          <table:table-cell table:style-name="ce59"/>
          <table:table-cell table:style-name="ce36" table:number-columns-repeated="14"/>
          <table:table-cell table:style-name="ce59"/>
          <table:table-cell table:style-name="ce33"/>
          <table:table-cell table:style-name="ce36" table:number-columns-repeated="990"/>
        </table:table-row>
        <table:table-row table:style-name="ro19">
          <table:table-cell table:style-name="ce41"/>
          <table:table-cell table:style-name="ce45" table:number-columns-repeated="6"/>
          <table:table-cell table:style-name="ce45" table:content-validation-name="val1"/>
          <table:table-cell table:style-name="ce45"/>
          <table:table-cell table:style-name="ce56"/>
          <table:table-cell table:style-name="ce36" table:number-columns-repeated="2"/>
          <table:table-cell table:style-name="ce58" table:content-validation-name="val6"/>
          <table:table-cell table:style-name="ce36" table:number-columns-repeated="4"/>
          <table:table-cell table:style-name="ce59"/>
          <table:table-cell table:style-name="ce36" table:number-columns-repeated="14"/>
          <table:table-cell table:style-name="ce59"/>
          <table:table-cell table:style-name="ce33"/>
          <table:table-cell table:style-name="ce36" table:number-columns-repeated="2"/>
          <table:table-cell table:style-name="ce63" table:content-validation-name="val10" office:value-type="string" office:string-value="Select">
            <text:p/>
          </table:table-cell>
          <table:table-cell table:style-name="ce36" table:number-columns-repeated="987"/>
        </table:table-row>
        <table:table-row table:style-name="ro23">
          <table:table-cell table:style-name="ce37" office:value-type="string">
            <text:p>Goal Perspective</text:p>
          </table:table-cell>
          <table:table-cell table:style-name="ce37" office:value-type="string">
            <text:p>Goal Measure</text:p>
          </table:table-cell>
          <table:table-cell table:style-name="ce37" office:value-type="string">
            <text:p>Target/ Units</text:p>
          </table:table-cell>
          <table:table-cell table:style-name="ce37" office:value-type="string">
            <text:p>Goal Weightage</text:p>
          </table:table-cell>
          <table:table-cell table:style-name="ce37" office:value-type="string">
            <text:p>Difficulty Level</text:p>
          </table:table-cell>
          <table:table-cell table:style-name="ce37" office:value-type="string">
            <text:p>Aligned To Supervisor Goal</text:p>
          </table:table-cell>
          <table:table-cell table:style-name="ce37" office:value-type="string">
            <text:p>Submitted Appraisee Comments</text:p>
          </table:table-cell>
          <table:table-cell table:style-name="ce37" table:content-validation-name="val1" office:value-type="string">
            <text:p>Enter Appraisee Comments</text:p>
          </table:table-cell>
          <table:table-cell table:style-name="ce37" office:value-type="string">
            <text:p>Appraisee Rating</text:p>
          </table:table-cell>
          <table:table-cell table:style-name="ce37" office:value-type="string">
            <text:p>Appraiser Comments</text:p>
          </table:table-cell>
          <table:table-cell table:style-name="ce57" table:number-columns-repeated="2"/>
          <table:table-cell table:style-name="ce57" table:content-validation-name="val6"/>
          <table:table-cell table:style-name="ce57" table:number-columns-repeated="4"/>
          <table:table-cell table:style-name="ce61"/>
          <table:table-cell table:style-name="ce57" table:number-columns-repeated="4"/>
          <table:table-cell table:style-name="ce36" table:number-columns-repeated="10"/>
          <table:table-cell table:style-name="ce59"/>
          <table:table-cell table:style-name="ce33"/>
          <table:table-cell table:style-name="ce36" table:number-columns-repeated="2"/>
          <table:table-cell table:style-name="ce64" table:content-validation-name="val10" office:value-type="string" office:string-value="1-Below 100% of goal">
            <text:p/>
          </table:table-cell>
          <table:table-cell table:style-name="ce36" table:number-columns-repeated="987"/>
        </table:table-row>
        <table:table-row table:style-name="ro24">
          <table:table-cell table:style-name="ce67">
            <text:p>Customer</text:p>
          </table:table-cell>
          <table:table-cell table:style-name="ce67">
            <text:p>Number of offerings built</text:p>
          </table:table-cell>
          <table:table-cell table:style-name="ce67">
            <text:p>1</text:p>
          </table:table-cell>
          <table:table-cell table:style-name="ce67" office:value-type="float" office:value="3">
            <text:p>3.00</text:p>
          </table:table-cell>
          <table:table-cell table:style-name="ce67" office:value-type="float" office:value="3">
            <text:p>3.00</text:p>
          </table:table-cell>
          <table:table-cell table:style-name="ce67">
            <text:p>Yes</text:p>
          </table:table-cell>
          <table:table-cell table:style-name="ce67">
            <text:p/>
          </table:table-cell>
          <table:table-cell table:style-name="ce71" table:content-validation-name="val1"/>
          <table:table-cell table:style-name="ce71" table:content-validation-name="val2">
            <text:p>Select</text:p>
          </table:table-cell>
          <table:table-cell table:style-name="ce67"/>
          <table:table-cell table:style-name="ce36" table:number-columns-repeated="2"/>
          <table:table-cell table:style-name="ce33" office:value-type="string" office:string-value="F">
            <text:p/>
          </table:table-cell>
          <table:table-cell table:style-name="ce36" table:number-columns-repeated="4"/>
          <table:table-cell table:style-name="ce61" table:content-validation-name="val8">
            <text:p>0</text:p>
          </table:table-cell>
          <table:table-cell table:style-name="ce36" table:number-columns-repeated="14"/>
          <table:table-cell table:style-name="ce70">
            <text:p>Dev3</text:p>
          </table:table-cell>
          <table:table-cell table:style-name="ce33" table:number-columns-repeated="2"/>
          <table:table-cell table:style-name="ce36"/>
          <table:table-cell table:style-name="ce64" table:content-validation-name="val10" office:value-type="string" office:string-value="2-100% of goal">
            <text:p/>
          </table:table-cell>
          <table:table-cell table:style-name="ce36" table:number-columns-repeated="63"/>
          <table:table-cell table:style-name="ce66"/>
          <table:table-cell table:style-name="ce36" table:number-columns-repeated="923"/>
        </table:table-row>
        <table:table-row table:style-name="ro24">
          <table:table-cell table:style-name="ce67">
            <text:p>Customer</text:p>
          </table:table-cell>
          <table:table-cell table:style-name="ce67">
            <text:p>Number of customer issues resolved</text:p>
          </table:table-cell>
          <table:table-cell table:style-name="ce67">
            <text:p>4</text:p>
          </table:table-cell>
          <table:table-cell table:style-name="ce67" office:value-type="float" office:value="4">
            <text:p>4.00</text:p>
          </table:table-cell>
          <table:table-cell table:style-name="ce67" office:value-type="float" office:value="2">
            <text:p>2.00</text:p>
          </table:table-cell>
          <table:table-cell table:style-name="ce67">
            <text:p>Yes</text:p>
          </table:table-cell>
          <table:table-cell table:style-name="ce67">
            <text:p/>
          </table:table-cell>
          <table:table-cell table:style-name="ce71" table:content-validation-name="val1"/>
          <table:table-cell table:style-name="ce71" table:content-validation-name="val2">
            <text:p>Select</text:p>
          </table:table-cell>
          <table:table-cell table:style-name="ce67"/>
          <table:table-cell table:style-name="ce36" table:number-columns-repeated="7"/>
          <table:table-cell table:style-name="ce61" table:content-validation-name="val8">
            <text:p>0</text:p>
          </table:table-cell>
          <table:table-cell table:style-name="ce36" table:number-columns-repeated="12"/>
          <table:table-cell table:style-name="ce36" office:value-type="string">
            <text:p>T</text:p>
          </table:table-cell>
          <table:table-cell table:style-name="ce33"/>
          <table:table-cell table:style-name="ce70">
            <text:p>Dev2</text:p>
          </table:table-cell>
          <table:table-cell table:style-name="ce33" table:number-columns-repeated="2"/>
          <table:table-cell table:style-name="ce36"/>
          <table:table-cell table:style-name="ce64" table:content-validation-name="val10" office:value-type="string">
            <text:p>3-Atleast 110% achieved</text:p>
          </table:table-cell>
          <table:table-cell table:style-name="ce36" table:number-columns-repeated="63"/>
          <table:table-cell table:style-name="ce66"/>
          <table:table-cell table:style-name="ce36" table:number-columns-repeated="923"/>
        </table:table-row>
        <table:table-row table:style-name="ro15">
          <table:table-cell table:style-name="ce67">
            <text:p>Customer</text:p>
          </table:table-cell>
          <table:table-cell table:style-name="ce67">
            <text:p>Number of RFP/proposals responded</text:p>
          </table:table-cell>
          <table:table-cell table:style-name="ce67">
            <text:p>2</text:p>
          </table:table-cell>
          <table:table-cell table:style-name="ce67" office:value-type="float" office:value="2">
            <text:p>2.00</text:p>
          </table:table-cell>
          <table:table-cell table:style-name="ce67" office:value-type="float" office:value="1">
            <text:p>1.00</text:p>
          </table:table-cell>
          <table:table-cell table:style-name="ce67">
            <text:p>Yes</text:p>
          </table:table-cell>
          <table:table-cell table:style-name="ce67">
            <text:p/>
          </table:table-cell>
          <table:table-cell table:style-name="ce71" table:content-validation-name="val1"/>
          <table:table-cell table:style-name="ce71" table:content-validation-name="val2">
            <text:p>Select</text:p>
          </table:table-cell>
          <table:table-cell table:style-name="ce67"/>
          <table:table-cell table:style-name="ce36" table:number-columns-repeated="7"/>
          <table:table-cell table:style-name="ce61" table:content-validation-name="val8">
            <text:p>0</text:p>
          </table:table-cell>
          <table:table-cell table:style-name="ce36" table:number-columns-repeated="14"/>
          <table:table-cell table:style-name="ce70">
            <text:p>Dev1</text:p>
          </table:table-cell>
          <table:table-cell table:style-name="ce33" table:number-columns-repeated="2"/>
          <table:table-cell table:style-name="ce36"/>
          <table:table-cell table:style-name="ce64" table:content-validation-name="val10" office:value-type="string">
            <text:p>4-Atleast 125% achieved</text:p>
          </table:table-cell>
          <table:table-cell table:style-name="ce36" table:number-columns-repeated="63"/>
          <table:table-cell table:style-name="ce66"/>
          <table:table-cell table:style-name="ce36" table:number-columns-repeated="923"/>
        </table:table-row>
        <table:table-row table:style-name="ro15">
          <table:table-cell table:style-name="ce68">
            <text:p>Customer</text:p>
          </table:table-cell>
          <table:table-cell table:style-name="ce68">
            <text:p>Number of architecture reviews conducted for complex projects</text:p>
          </table:table-cell>
          <table:table-cell table:style-name="ce68">
            <text:p>1 per qtr</text:p>
          </table:table-cell>
          <table:table-cell table:style-name="ce68" office:value-type="float" office:value="5">
            <text:p>5.00</text:p>
          </table:table-cell>
          <table:table-cell table:style-name="ce68" office:value-type="float" office:value="2">
            <text:p>2.00</text:p>
          </table:table-cell>
          <table:table-cell table:style-name="ce68">
            <text:p>Yes</text:p>
          </table:table-cell>
          <table:table-cell table:style-name="ce68">
            <text:p/>
          </table:table-cell>
          <table:table-cell table:style-name="ce72" table:content-validation-name="val1"/>
          <table:table-cell table:style-name="ce72" table:content-validation-name="val2">
            <text:p>Select</text:p>
          </table:table-cell>
          <table:table-cell table:style-name="ce68"/>
          <table:table-cell table:style-name="ce36" table:number-columns-repeated="7"/>
          <table:table-cell table:style-name="ce61" table:content-validation-name="val8">
            <text:p>0</text:p>
          </table:table-cell>
          <table:table-cell table:style-name="ce36" table:number-columns-repeated="14"/>
          <table:table-cell table:style-name="ce70">
            <text:p>Dev2</text:p>
          </table:table-cell>
          <table:table-cell table:style-name="ce33" table:number-columns-repeated="2"/>
          <table:table-cell table:style-name="ce36"/>
          <table:table-cell table:style-name="ce64" table:content-validation-name="val10" office:value-type="string" office:string-value="5-More than 125% achieved">
            <text:p/>
          </table:table-cell>
          <table:table-cell table:style-name="ce36" table:number-columns-repeated="63"/>
          <table:table-cell table:style-name="ce66"/>
          <table:table-cell table:style-name="ce36" table:number-columns-repeated="923"/>
        </table:table-row>
        <table:table-row table:style-name="ro15">
          <table:table-cell table:style-name="ce68">
            <text:p>Customer</text:p>
          </table:table-cell>
          <table:table-cell table:style-name="ce68">
            <text:p>Number of direct customer appreciations</text:p>
          </table:table-cell>
          <table:table-cell table:style-name="ce68">
            <text:p>1 per HY</text:p>
          </table:table-cell>
          <table:table-cell table:style-name="ce68" office:value-type="float" office:value="5">
            <text:p>5.00</text:p>
          </table:table-cell>
          <table:table-cell table:style-name="ce68" office:value-type="float" office:value="3">
            <text:p>3.00</text:p>
          </table:table-cell>
          <table:table-cell table:style-name="ce68">
            <text:p>Yes</text:p>
          </table:table-cell>
          <table:table-cell table:style-name="ce68">
            <text:p/>
          </table:table-cell>
          <table:table-cell table:style-name="ce72" table:content-validation-name="val1"/>
          <table:table-cell table:style-name="ce72" table:content-validation-name="val2">
            <text:p>Select</text:p>
          </table:table-cell>
          <table:table-cell table:style-name="ce68"/>
          <table:table-cell table:style-name="ce36" table:number-columns-repeated="7"/>
          <table:table-cell table:style-name="ce61" table:content-validation-name="val8">
            <text:p>0</text:p>
          </table:table-cell>
          <table:table-cell table:style-name="ce36" table:number-columns-repeated="14"/>
          <table:table-cell table:style-name="ce70">
            <text:p>Dev3</text:p>
          </table:table-cell>
          <table:table-cell table:style-name="ce33" table:number-columns-repeated="2"/>
          <table:table-cell table:style-name="ce36"/>
          <table:table-cell table:style-name="ce63"/>
          <table:table-cell table:style-name="ce36" table:number-columns-repeated="63"/>
          <table:table-cell table:style-name="ce66"/>
          <table:table-cell table:style-name="ce36" table:number-columns-repeated="923"/>
        </table:table-row>
        <table:table-row table:style-name="ro15">
          <table:table-cell table:style-name="ce68">
            <text:p>Customer</text:p>
          </table:table-cell>
          <table:table-cell table:style-name="ce68">
            <text:p>Number of accounts anchored as part of Tech Board</text:p>
          </table:table-cell>
          <table:table-cell table:style-name="ce68">
            <text:p>2 ongoing</text:p>
          </table:table-cell>
          <table:table-cell table:style-name="ce68" office:value-type="float" office:value="5">
            <text:p>5.00</text:p>
          </table:table-cell>
          <table:table-cell table:style-name="ce68" office:value-type="float" office:value="2">
            <text:p>2.00</text:p>
          </table:table-cell>
          <table:table-cell table:style-name="ce68">
            <text:p>Yes</text:p>
          </table:table-cell>
          <table:table-cell table:style-name="ce68">
            <text:p/>
          </table:table-cell>
          <table:table-cell table:style-name="ce72" table:content-validation-name="val1"/>
          <table:table-cell table:style-name="ce72" table:content-validation-name="val2">
            <text:p>Select</text:p>
          </table:table-cell>
          <table:table-cell table:style-name="ce68"/>
          <table:table-cell table:style-name="ce36" table:number-columns-repeated="7"/>
          <table:table-cell table:style-name="ce61" table:content-validation-name="val8">
            <text:p>0</text:p>
          </table:table-cell>
          <table:table-cell table:style-name="ce36" table:number-columns-repeated="14"/>
          <table:table-cell table:style-name="ce70">
            <text:p>Dev2</text:p>
          </table:table-cell>
          <table:table-cell table:style-name="ce33" table:number-columns-repeated="2"/>
          <table:table-cell table:style-name="ce36"/>
          <table:table-cell table:style-name="ce63" office:value-type="string" office:string-value="Select">
            <text:p/>
          </table:table-cell>
          <table:table-cell table:style-name="ce36" table:number-columns-repeated="63"/>
          <table:table-cell table:style-name="ce59"/>
          <table:table-cell table:style-name="ce36" table:number-columns-repeated="923"/>
        </table:table-row>
        <table:table-row table:style-name="ro15">
          <table:table-cell table:style-name="ce68">
            <text:p>Customer</text:p>
          </table:table-cell>
          <table:table-cell table:style-name="ce68">
            <text:p>SLA and Closure compliance on tech requests</text:p>
          </table:table-cell>
          <table:table-cell table:style-name="ce68">
            <text:p>100% primary 80% sec focus</text:p>
          </table:table-cell>
          <table:table-cell table:style-name="ce68" office:value-type="float" office:value="3">
            <text:p>3.00</text:p>
          </table:table-cell>
          <table:table-cell table:style-name="ce68" office:value-type="float" office:value="1">
            <text:p>1.00</text:p>
          </table:table-cell>
          <table:table-cell table:style-name="ce68">
            <text:p>Yes</text:p>
          </table:table-cell>
          <table:table-cell table:style-name="ce68">
            <text:p/>
          </table:table-cell>
          <table:table-cell table:style-name="ce72" table:content-validation-name="val1"/>
          <table:table-cell table:style-name="ce72" table:content-validation-name="val2">
            <text:p>Select</text:p>
          </table:table-cell>
          <table:table-cell table:style-name="ce68"/>
          <table:table-cell table:style-name="ce36" table:number-columns-repeated="7"/>
          <table:table-cell table:style-name="ce59">
            <text:p>0</text:p>
          </table:table-cell>
          <table:table-cell table:style-name="ce36" table:number-columns-repeated="14"/>
          <table:table-cell table:style-name="ce70">
            <text:p>Dev1</text:p>
          </table:table-cell>
          <table:table-cell table:style-name="ce33" table:number-columns-repeated="2"/>
          <table:table-cell table:style-name="ce36"/>
          <table:table-cell table:style-name="ce63" office:value-type="string" office:string-value="1-Below 90% achieved">
            <text:p/>
          </table:table-cell>
          <table:table-cell table:style-name="ce36" table:number-columns-repeated="63"/>
          <table:table-cell table:style-name="ce59"/>
          <table:table-cell table:style-name="ce36" table:number-columns-repeated="923"/>
        </table:table-row>
        <table:table-row table:style-name="ro15">
          <table:table-cell table:style-name="ce67">
            <text:p>Learning and Growth</text:p>
          </table:table-cell>
          <table:table-cell table:style-name="ce67">
            <text:p>Number of training courses (learning + assessement) conducted</text:p>
          </table:table-cell>
          <table:table-cell table:style-name="ce67">
            <text:p>1</text:p>
          </table:table-cell>
          <table:table-cell table:style-name="ce67" office:value-type="float" office:value="5">
            <text:p>5.00</text:p>
          </table:table-cell>
          <table:table-cell table:style-name="ce67" office:value-type="float" office:value="1">
            <text:p>1.00</text:p>
          </table:table-cell>
          <table:table-cell table:style-name="ce67">
            <text:p>Yes</text:p>
          </table:table-cell>
          <table:table-cell table:style-name="ce67">
            <text:p/>
          </table:table-cell>
          <table:table-cell table:style-name="ce71" table:content-validation-name="val1"/>
          <table:table-cell table:style-name="ce71" table:content-validation-name="val2">
            <text:p>Select</text:p>
          </table:table-cell>
          <table:table-cell table:style-name="ce67"/>
          <table:table-cell table:style-name="ce36" table:number-columns-repeated="7"/>
          <table:table-cell table:style-name="ce59">
            <text:p>0</text:p>
          </table:table-cell>
          <table:table-cell table:style-name="ce36" table:number-columns-repeated="14"/>
          <table:table-cell table:style-name="ce70">
            <text:p>Dev1</text:p>
          </table:table-cell>
          <table:table-cell table:style-name="ce33" table:number-columns-repeated="2"/>
          <table:table-cell table:style-name="ce36"/>
          <table:table-cell table:style-name="ce63" office:value-type="string">
            <text:p>2-Atleast 90% achieved</text:p>
          </table:table-cell>
          <table:table-cell table:style-name="ce36" table:number-columns-repeated="63"/>
          <table:table-cell table:style-name="ce59"/>
          <table:table-cell table:style-name="ce36" table:number-columns-repeated="923"/>
        </table:table-row>
        <table:table-row table:style-name="ro15">
          <table:table-cell table:style-name="ce68">
            <text:p>Learning and Growth</text:p>
          </table:table-cell>
          <table:table-cell table:style-name="ce68">
            <text:p>Number of technical architects mentored in the organization</text:p>
          </table:table-cell>
          <table:table-cell table:style-name="ce68">
            <text:p>20 per year</text:p>
          </table:table-cell>
          <table:table-cell table:style-name="ce68" office:value-type="float" office:value="3">
            <text:p>3.00</text:p>
          </table:table-cell>
          <table:table-cell table:style-name="ce68" office:value-type="float" office:value="1">
            <text:p>1.00</text:p>
          </table:table-cell>
          <table:table-cell table:style-name="ce68">
            <text:p>Yes</text:p>
          </table:table-cell>
          <table:table-cell table:style-name="ce68">
            <text:p/>
          </table:table-cell>
          <table:table-cell table:style-name="ce72" table:content-validation-name="val1"/>
          <table:table-cell table:style-name="ce72" table:content-validation-name="val2">
            <text:p>Select</text:p>
          </table:table-cell>
          <table:table-cell table:style-name="ce68"/>
          <table:table-cell table:style-name="ce36" table:number-columns-repeated="7"/>
          <table:table-cell table:style-name="ce59">
            <text:p>0</text:p>
          </table:table-cell>
          <table:table-cell table:style-name="ce36" table:number-columns-repeated="14"/>
          <table:table-cell table:style-name="ce70">
            <text:p>Dev1</text:p>
          </table:table-cell>
          <table:table-cell table:style-name="ce33" table:number-columns-repeated="2"/>
          <table:table-cell table:style-name="ce36"/>
          <table:table-cell table:style-name="ce63" office:value-type="string" office:string-value="3-100% of goal">
            <text:p/>
          </table:table-cell>
          <table:table-cell table:style-name="ce36" table:number-columns-repeated="63"/>
          <table:table-cell table:style-name="ce59"/>
          <table:table-cell table:style-name="ce36" table:number-columns-repeated="923"/>
        </table:table-row>
        <table:table-row table:style-name="ro15">
          <table:table-cell table:style-name="ce67">
            <text:p>Internal</text:p>
          </table:table-cell>
          <table:table-cell table:style-name="ce67">
            <text:p>Number of training (learning + assessment) courses prepared</text:p>
          </table:table-cell>
          <table:table-cell table:style-name="ce67">
            <text:p>1</text:p>
          </table:table-cell>
          <table:table-cell table:style-name="ce67" office:value-type="float" office:value="5">
            <text:p>5.00</text:p>
          </table:table-cell>
          <table:table-cell table:style-name="ce67" office:value-type="float" office:value="1">
            <text:p>1.00</text:p>
          </table:table-cell>
          <table:table-cell table:style-name="ce67">
            <text:p>Yes</text:p>
          </table:table-cell>
          <table:table-cell table:style-name="ce67">
            <text:p/>
          </table:table-cell>
          <table:table-cell table:style-name="ce71" table:content-validation-name="val1"/>
          <table:table-cell table:style-name="ce71" table:content-validation-name="val2">
            <text:p>Select</text:p>
          </table:table-cell>
          <table:table-cell table:style-name="ce67"/>
          <table:table-cell table:style-name="ce36" table:number-columns-repeated="7"/>
          <table:table-cell table:style-name="ce59">
            <text:p>0</text:p>
          </table:table-cell>
          <table:table-cell table:style-name="ce36" table:number-columns-repeated="14"/>
          <table:table-cell table:style-name="ce70">
            <text:p>Dev1</text:p>
          </table:table-cell>
          <table:table-cell table:style-name="ce33" table:number-columns-repeated="2"/>
          <table:table-cell table:style-name="ce36"/>
          <table:table-cell table:style-name="ce63" office:value-type="string">
            <text:p>4-Atleast 110% achieved</text:p>
          </table:table-cell>
          <table:table-cell table:style-name="ce36" table:number-columns-repeated="63"/>
          <table:table-cell table:style-name="ce59"/>
          <table:table-cell table:style-name="ce36" table:number-columns-repeated="923"/>
        </table:table-row>
        <table:table-row table:style-name="ro15">
          <table:table-cell table:style-name="ce67">
            <text:p>Internal</text:p>
          </table:table-cell>
          <table:table-cell table:style-name="ce67">
            <text:p>Number of product / solution architecture audited / reviewed</text:p>
          </table:table-cell>
          <table:table-cell table:style-name="ce67">
            <text:p>1</text:p>
          </table:table-cell>
          <table:table-cell table:style-name="ce67" office:value-type="float" office:value="4">
            <text:p>4.00</text:p>
          </table:table-cell>
          <table:table-cell table:style-name="ce67" office:value-type="float" office:value="2">
            <text:p>2.00</text:p>
          </table:table-cell>
          <table:table-cell table:style-name="ce67">
            <text:p>Yes</text:p>
          </table:table-cell>
          <table:table-cell table:style-name="ce67">
            <text:p/>
          </table:table-cell>
          <table:table-cell table:style-name="ce71" table:content-validation-name="val1"/>
          <table:table-cell table:style-name="ce71" table:content-validation-name="val2">
            <text:p>Select</text:p>
          </table:table-cell>
          <table:table-cell table:style-name="ce67"/>
          <table:table-cell table:style-name="ce36" table:number-columns-repeated="7"/>
          <table:table-cell table:style-name="ce59">
            <text:p>0</text:p>
          </table:table-cell>
          <table:table-cell table:style-name="ce36" table:number-columns-repeated="14"/>
          <table:table-cell table:style-name="ce70">
            <text:p>Dev2</text:p>
          </table:table-cell>
          <table:table-cell table:style-name="ce33" table:number-columns-repeated="2"/>
          <table:table-cell table:style-name="ce36"/>
          <table:table-cell table:style-name="ce63" office:value-type="string">
            <text:p>5-Atleast 125% achieved</text:p>
          </table:table-cell>
          <table:table-cell table:style-name="ce36" table:number-columns-repeated="63"/>
          <table:table-cell table:style-name="ce59"/>
          <table:table-cell table:style-name="ce36" table:number-columns-repeated="923"/>
        </table:table-row>
        <table:table-row table:style-name="ro15">
          <table:table-cell table:style-name="ce68">
            <text:p>Internal</text:p>
          </table:table-cell>
          <table:table-cell table:style-name="ce68">
            <text:p>Post ILP Refresher Curriculum Definition and preparation of materials for same</text:p>
          </table:table-cell>
          <table:table-cell table:style-name="ce68">
            <text:p>1 topic</text:p>
          </table:table-cell>
          <table:table-cell table:style-name="ce68" office:value-type="float" office:value="4">
            <text:p>4.00</text:p>
          </table:table-cell>
          <table:table-cell table:style-name="ce68" office:value-type="float" office:value="1">
            <text:p>1.00</text:p>
          </table:table-cell>
          <table:table-cell table:style-name="ce68">
            <text:p>Yes</text:p>
          </table:table-cell>
          <table:table-cell table:style-name="ce68">
            <text:p/>
          </table:table-cell>
          <table:table-cell table:style-name="ce72" table:content-validation-name="val1"/>
          <table:table-cell table:style-name="ce72" table:content-validation-name="val2">
            <text:p>Select</text:p>
          </table:table-cell>
          <table:table-cell table:style-name="ce68"/>
          <table:table-cell table:style-name="ce36" table:number-columns-repeated="7"/>
          <table:table-cell table:style-name="ce59">
            <text:p>0</text:p>
          </table:table-cell>
          <table:table-cell table:style-name="ce36" table:number-columns-repeated="14"/>
          <table:table-cell table:style-name="ce70">
            <text:p>Dev1</text:p>
          </table:table-cell>
          <table:table-cell table:style-name="ce33" table:number-columns-repeated="2"/>
          <table:table-cell table:style-name="ce36"/>
          <table:table-cell table:style-name="ce63"/>
          <table:table-cell table:style-name="ce36" table:number-columns-repeated="63"/>
          <table:table-cell table:style-name="ce59"/>
          <table:table-cell table:style-name="ce36" table:number-columns-repeated="923"/>
        </table:table-row>
        <table:table-row table:style-name="ro15">
          <table:table-cell table:style-name="ce68">
            <text:p>Internal</text:p>
          </table:table-cell>
          <table:table-cell table:style-name="ce68">
            <text:p>Completeness and quality of delivery kit</text:p>
          </table:table-cell>
          <table:table-cell table:style-name="ce68">
            <text:p>90%</text:p>
          </table:table-cell>
          <table:table-cell table:style-name="ce68" office:value-type="float" office:value="5">
            <text:p>5.00</text:p>
          </table:table-cell>
          <table:table-cell table:style-name="ce68" office:value-type="float" office:value="3">
            <text:p>3.00</text:p>
          </table:table-cell>
          <table:table-cell table:style-name="ce68">
            <text:p>Yes</text:p>
          </table:table-cell>
          <table:table-cell table:style-name="ce68">
            <text:p/>
          </table:table-cell>
          <table:table-cell table:style-name="ce72" table:content-validation-name="val1"/>
          <table:table-cell table:style-name="ce72" table:content-validation-name="val2">
            <text:p>Select</text:p>
          </table:table-cell>
          <table:table-cell table:style-name="ce68"/>
          <table:table-cell table:style-name="ce36" table:number-columns-repeated="7"/>
          <table:table-cell table:style-name="ce59">
            <text:p>0</text:p>
          </table:table-cell>
          <table:table-cell table:style-name="ce36" table:number-columns-repeated="14"/>
          <table:table-cell table:style-name="ce70">
            <text:p>Dev3</text:p>
          </table:table-cell>
          <table:table-cell table:style-name="ce33" table:number-columns-repeated="2"/>
          <table:table-cell table:style-name="ce36"/>
          <table:table-cell table:style-name="ce63" office:value-type="string" office:string-value="Select">
            <text:p/>
          </table:table-cell>
          <table:table-cell table:style-name="ce36" table:number-columns-repeated="63"/>
          <table:table-cell table:style-name="ce59"/>
          <table:table-cell table:style-name="ce36" table:number-columns-repeated="923"/>
        </table:table-row>
        <table:table-row table:style-name="ro15">
          <table:table-cell table:style-name="ce68">
            <text:p>Internal</text:p>
          </table:table-cell>
          <table:table-cell table:style-name="ce68">
            <text:p>Number of process documents refined and updated including best practices and checklists</text:p>
          </table:table-cell>
          <table:table-cell table:style-name="ce68">
            <text:p>4</text:p>
          </table:table-cell>
          <table:table-cell table:style-name="ce68" office:value-type="float" office:value="5">
            <text:p>5.00</text:p>
          </table:table-cell>
          <table:table-cell table:style-name="ce68" office:value-type="float" office:value="2">
            <text:p>2.00</text:p>
          </table:table-cell>
          <table:table-cell table:style-name="ce68">
            <text:p>Yes</text:p>
          </table:table-cell>
          <table:table-cell table:style-name="ce68">
            <text:p/>
          </table:table-cell>
          <table:table-cell table:style-name="ce72" table:content-validation-name="val1"/>
          <table:table-cell table:style-name="ce72" table:content-validation-name="val2">
            <text:p>Select</text:p>
          </table:table-cell>
          <table:table-cell table:style-name="ce68"/>
          <table:table-cell table:style-name="ce36" table:number-columns-repeated="7"/>
          <table:table-cell table:style-name="ce59">
            <text:p>0</text:p>
          </table:table-cell>
          <table:table-cell table:style-name="ce36" table:number-columns-repeated="14"/>
          <table:table-cell table:style-name="ce70">
            <text:p>Dev2</text:p>
          </table:table-cell>
          <table:table-cell table:style-name="ce33" table:number-columns-repeated="2"/>
          <table:table-cell table:style-name="ce36"/>
          <table:table-cell table:style-name="ce63" office:value-type="string" office:string-value="1-Below 50% achieved">
            <text:p/>
          </table:table-cell>
          <table:table-cell table:style-name="ce36" table:number-columns-repeated="63"/>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table-cell table:style-name="ce63" office:value-type="string" office:string-value="2-50 to 90% achieved">
            <text:p/>
          </table:table-cell>
          <table:table-cell table:style-name="ce36" table:number-columns-repeated="63"/>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table-cell table:style-name="ce63" office:value-type="string">
            <text:p>3-Atleast 90% achieved</text:p>
          </table:table-cell>
          <table:table-cell table:style-name="ce36" table:number-columns-repeated="63"/>
          <table:table-cell table:style-name="ce59"/>
          <table:table-cell table:style-name="ce36" table:number-columns-repeated="923"/>
        </table:table-row>
        <table:table-row table:style-name="ro15">
          <table:table-cell table:style-name="ce74">
            <text:p>Legend</text:p>
          </table:table-cell>
          <table:table-cell table:style-name="ce36" table:number-columns-repeated="6"/>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table-cell table:style-name="ce63" office:value-type="string" office:string-value="4-100% of the goal">
            <text:p/>
          </table:table-cell>
          <table:table-cell table:style-name="ce36" table:number-columns-repeated="63"/>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table-cell table:style-name="ce63" office:value-type="string" office:string-value="5-More than 100% achieved">
            <text:p/>
          </table:table-cell>
          <table:table-cell table:style-name="ce36" table:number-columns-repeated="63"/>
          <table:table-cell table:style-name="ce59"/>
          <table:table-cell table:style-name="ce36" table:number-columns-repeated="923"/>
        </table:table-row>
        <table:table-row table:style-name="ro15">
          <table:table-cell table:style-name="ce67"/>
          <table:table-cell table:style-name="ce75">
            <text:p>Role Based Goal Measure</text:p>
          </table:table-cell>
          <table:table-cell table:style-name="ce36" table:number-columns-repeated="5"/>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table-cell table:style-name="ce65"/>
          <table:table-cell table:style-name="ce36" table:number-columns-repeated="63"/>
          <table:table-cell table:style-name="ce59"/>
          <table:table-cell table:style-name="ce36" table:number-columns-repeated="923"/>
        </table:table-row>
        <table:table-row table:style-name="ro15">
          <table:table-cell table:style-name="ce68"/>
          <table:table-cell table:style-name="ce75">
            <text:p>Project Goal Measure</text:p>
          </table:table-cell>
          <table:table-cell table:style-name="ce36" table:number-columns-repeated="5"/>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table-cell table:style-name="ce65"/>
          <table:table-cell table:style-name="ce36" table:number-columns-repeated="63"/>
          <table:table-cell table:style-name="ce59"/>
          <table:table-cell table:style-name="ce36" table:number-columns-repeated="923"/>
        </table:table-row>
        <table:table-row table:style-name="ro15">
          <table:table-cell table:style-name="ce69"/>
          <table:table-cell table:style-name="ce75">
            <text:p>Customized Goal Measure</text:p>
          </table:table-cell>
          <table:table-cell table:style-name="ce36" table:number-columns-repeated="5"/>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table-cell table:style-name="ce65"/>
          <table:table-cell table:style-name="ce36" table:number-columns-repeated="63"/>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table-cell table:style-name="ce65"/>
          <table:table-cell table:style-name="ce36" table:number-columns-repeated="63"/>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table-cell table:style-name="ce65"/>
          <table:table-cell table:style-name="ce36" table:number-columns-repeated="63"/>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table-cell table:style-name="ce65"/>
          <table:table-cell table:style-name="ce36" table:number-columns-repeated="63"/>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table-cell table:style-name="ce65"/>
          <table:table-cell table:style-name="ce36" table:number-columns-repeated="63"/>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table-cell table:style-name="ce65"/>
          <table:table-cell table:style-name="ce36" table:number-columns-repeated="63"/>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table-cell table:style-name="ce65"/>
          <table:table-cell table:style-name="ce36" table:number-columns-repeated="63"/>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table-cell table:style-name="ce65"/>
          <table:table-cell table:style-name="ce36" table:number-columns-repeated="63"/>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table-cell table:style-name="ce65"/>
          <table:table-cell table:style-name="ce36" table:number-columns-repeated="63"/>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table-cell table:style-name="ce65"/>
          <table:table-cell table:style-name="ce36" table:number-columns-repeated="63"/>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2" office:value-type="string" office:string-value="Select">
            <text:p/>
          </table:table-cell>
          <table:table-cell table:style-name="ce36" table:number-columns-repeated="8"/>
          <table:table-cell table:style-name="ce59"/>
          <table:table-cell table:style-name="ce36" table:number-columns-repeated="7"/>
          <table:table-cell table:style-name="ce33" office:value-type="string" office:string-value="g">
            <text:p/>
          </table:table-cell>
          <table:table-cell table:style-name="ce36" table:number-columns-repeated="6"/>
          <table:table-cell table:style-name="ce59"/>
          <table:table-cell table:style-name="ce33" table:number-columns-repeated="2"/>
          <table:table-cell table:style-name="ce36" table:number-columns-repeated="65"/>
          <table:table-cell table:style-name="ce59"/>
          <table:table-cell table:style-name="ce36" table:number-columns-repeated="923"/>
        </table:table-row>
        <table:table-row table:style-name="ro15">
          <table:table-cell table:style-name="ce36" table:number-columns-repeated="7"/>
          <table:table-cell table:style-name="ce50" table:content-validation-name="val1"/>
          <table:table-cell table:style-name="ce51" table:content-validation-name="val3"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989"/>
        </table:table-row>
        <table:table-row table:style-name="ro15">
          <table:table-cell table:style-name="ce36" table:number-columns-repeated="7"/>
          <table:table-cell table:style-name="ce50" table:content-validation-name="val1"/>
          <table:table-cell table:style-name="ce51" table:content-validation-name="val3"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989"/>
        </table:table-row>
        <table:table-row table:style-name="ro15">
          <table:table-cell table:style-name="ce36" table:number-columns-repeated="7"/>
          <table:table-cell table:style-name="ce50" table:content-validation-name="val1"/>
          <table:table-cell table:style-name="ce51" table:content-validation-name="val3"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989"/>
        </table:table-row>
        <table:table-row table:style-name="ro15">
          <table:table-cell table:style-name="ce36" table:number-columns-repeated="7"/>
          <table:table-cell table:style-name="ce50" table:content-validation-name="val1"/>
          <table:table-cell table:style-name="ce51" table:content-validation-name="val3"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989"/>
        </table:table-row>
        <table:table-row table:style-name="ro15">
          <table:table-cell table:style-name="ce36" table:number-columns-repeated="7"/>
          <table:table-cell table:style-name="ce50" table:content-validation-name="val1"/>
          <table:table-cell table:style-name="ce51" table:content-validation-name="val3"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989"/>
        </table:table-row>
        <table:table-row table:style-name="ro15">
          <table:table-cell table:style-name="ce36" table:number-columns-repeated="7"/>
          <table:table-cell table:style-name="ce50" table:content-validation-name="val1"/>
          <table:table-cell table:style-name="ce51" table:content-validation-name="val3"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989"/>
        </table:table-row>
        <table:table-row table:style-name="ro15">
          <table:table-cell table:style-name="ce36" table:number-columns-repeated="7"/>
          <table:table-cell table:style-name="ce50" table:content-validation-name="val1"/>
          <table:table-cell table:style-name="ce51" table:content-validation-name="val3"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989"/>
        </table:table-row>
        <table:table-row table:style-name="ro15">
          <table:table-cell table:style-name="ce36" table:number-columns-repeated="7"/>
          <table:table-cell table:style-name="ce50" table:content-validation-name="val1"/>
          <table:table-cell table:style-name="ce51" table:content-validation-name="val3"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989"/>
        </table:table-row>
        <table:table-row table:style-name="ro15">
          <table:table-cell table:style-name="ce36" table:number-columns-repeated="7"/>
          <table:table-cell table:style-name="ce50" table:content-validation-name="val1"/>
          <table:table-cell table:style-name="ce51" table:content-validation-name="val3"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989"/>
        </table:table-row>
        <table:table-row table:style-name="ro15">
          <table:table-cell table:style-name="ce36" table:number-columns-repeated="7"/>
          <table:table-cell table:style-name="ce50" table:content-validation-name="val1"/>
          <table:table-cell table:style-name="ce51" table:content-validation-name="val3"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number-columns-repeated="2"/>
          <table:table-cell table:style-name="ce36" table:number-columns-repeated="989"/>
        </table:table-row>
        <table:table-row table:style-name="ro15">
          <table:table-cell table:style-name="ce36" table:number-columns-repeated="7"/>
          <table:table-cell table:style-name="ce50" table:content-validation-name="val1"/>
          <table:table-cell table:style-name="ce51" table:content-validation-name="val3"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1" table:content-validation-name="val3"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1" table:content-validation-name="val3"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1" table:content-validation-name="val4"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1" table:content-validation-name="val5"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1" table:content-validation-name="val5"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1" table:content-validation-name="val5"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1" table:content-validation-name="val5"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1" table:content-validation-name="val5"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1" table:content-validation-name="val5"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1" table:content-validation-name="val5"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1" table:content-validation-name="val5"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1" table:content-validation-name="val5"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1" table:content-validation-name="val5"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1" table:content-validation-name="val5"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1" table:content-validation-name="val5" office:value-type="string" office:string-value="Select">
            <text:p/>
          </table:table-cell>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24">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66"/>
          <table:table-cell table:style-name="ce67" office:value-type="string">
            <text:p>cddsds</text:p>
          </table:table-cell>
          <table:table-cell table:style-name="ce76" office:value-type="string">
            <text:p>job</text:p>
          </table:table-cell>
          <table:table-cell table:style-name="ce36" table:number-columns-repeated="922"/>
        </table:table-row>
        <table:table-row table:style-name="ro24">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66"/>
          <table:table-cell table:style-name="ce68" office:value-type="string">
            <text:p>dsdsdsd</text:p>
          </table:table-cell>
          <table:table-cell table:style-name="ce36" table:number-columns-repeated="923"/>
        </table:table-row>
        <table:table-row table:style-name="ro24">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66"/>
          <table:table-cell table:style-name="ce69" office:value-type="string">
            <text:p>asdasd</text:p>
          </table:table-cell>
          <table:table-cell table:style-name="ce36" table:number-columns-repeated="923"/>
        </table:table-row>
        <table:table-row table:style-name="ro24">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66"/>
          <table:table-cell table:style-name="ce70" office:value-type="string">
            <text:p>dsdsdsd</text:p>
          </table:table-cell>
          <table:table-cell table:style-name="ce36" table:number-columns-repeated="923"/>
        </table:table-row>
        <table:table-row table:style-name="ro24">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66"/>
          <table:table-cell table:style-name="ce71" office:value-type="string">
            <text:p>cddsds</text:p>
          </table:table-cell>
          <table:table-cell table:style-name="ce77" office:value-type="string">
            <text:p>job</text:p>
          </table:table-cell>
          <table:table-cell table:style-name="ce36" table:number-columns-repeated="922"/>
        </table:table-row>
        <table:table-row table:style-name="ro24">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66"/>
          <table:table-cell table:style-name="ce72" office:value-type="string">
            <text:p>dsdsdsd</text:p>
          </table:table-cell>
          <table:table-cell table:style-name="ce36" table:number-columns-repeated="923"/>
        </table:table-row>
        <table:table-row table:style-name="ro24">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66"/>
          <table:table-cell table:style-name="ce73" office:value-type="string">
            <text:p>asdasd</text:p>
          </table:table-cell>
          <table:table-cell table:style-name="ce36" table:number-columns-repeated="923"/>
        </table:table-row>
        <table:table-row table:style-name="ro24">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66"/>
          <table:table-cell table:style-name="ce74" office:value-type="string">
            <text:p>asdasd</text:p>
          </table:table-cell>
          <table:table-cell table:style-name="ce36" table:number-columns-repeated="923"/>
        </table:table-row>
        <table:table-row table:style-name="ro24">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66"/>
          <table:table-cell table:style-name="ce75" office:value-type="string">
            <text:p>ghhhh</text:p>
          </table:table-cell>
          <table:table-cell table:style-name="ce36" table:number-columns-repeated="923"/>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50" table:content-validation-name="val1"/>
          <table:table-cell table:style-name="ce50"/>
          <table:table-cell table:style-name="ce36" table:number-columns-repeated="8"/>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36" table:content-validation-name="val1"/>
          <table:table-cell table:style-name="ce36" table:number-columns-repeated="9"/>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36" table:content-validation-name="val1"/>
          <table:table-cell table:style-name="ce36" table:number-columns-repeated="9"/>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36" table:content-validation-name="val1"/>
          <table:table-cell table:style-name="ce36" table:number-columns-repeated="9"/>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36" table:content-validation-name="val1"/>
          <table:table-cell table:style-name="ce36" table:number-columns-repeated="9"/>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36" table:content-validation-name="val1"/>
          <table:table-cell table:style-name="ce36" table:number-columns-repeated="9"/>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36" table:content-validation-name="val1"/>
          <table:table-cell table:style-name="ce36" table:number-columns-repeated="9"/>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36" table:content-validation-name="val1"/>
          <table:table-cell table:style-name="ce36" table:number-columns-repeated="9"/>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36" table:content-validation-name="val1"/>
          <table:table-cell table:style-name="ce36" table:number-columns-repeated="9"/>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36" table:content-validation-name="val1"/>
          <table:table-cell table:style-name="ce36" table:number-columns-repeated="9"/>
          <table:table-cell table:style-name="ce59"/>
          <table:table-cell table:style-name="ce36" table:number-columns-repeated="14"/>
          <table:table-cell table:style-name="ce59"/>
          <table:table-cell table:style-name="ce33"/>
          <table:table-cell table:style-name="ce36" table:number-columns-repeated="990"/>
        </table:table-row>
        <table:table-row table:style-name="ro15">
          <table:table-cell table:style-name="ce36" table:number-columns-repeated="7"/>
          <table:table-cell table:style-name="ce36" table:content-validation-name="val1"/>
          <table:table-cell table:style-name="ce36" table:number-columns-repeated="9"/>
          <table:table-cell table:style-name="ce59"/>
          <table:table-cell table:style-name="ce36" table:number-columns-repeated="14"/>
          <table:table-cell table:style-name="ce59"/>
          <table:table-cell table:style-name="ce33"/>
          <table:table-cell table:style-name="ce36" table:number-columns-repeated="990"/>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
      <table:table table:name="Attribute Sheet" table:style-name="ta6" table:protected="true" table:protection-key="X3Zd7OUo9dSvy+JVRwXMSf+42Dg=" table:print="false">
        <office:forms form:automatic-focus="false" form:apply-design-mode="false">
          <form:form form:name="Form" form:apply-filter="true" form:command-type="table" form:control-implementation="ooo:com.sun.star.form.component.Form" office:target-frame="" xlink:href="" xlink:type="simple">
            <form:button form:name="Push Button 1" form:control-implementation="ooo:com.sun.star.form.component.CommandButton" xml:id="control3" form:id="control3" form:label="Validate Attribut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3.CommandButton3_Click?language=Basic&amp;location=document" xlink:type="simple"/>
              </office:event-listeners>
            </form:button>
          </form:form>
        </office:forms>
        <table:table-column table:style-name="co15" table:default-cell-style-name="Default"/>
        <table:table-column table:style-name="co16" table:default-cell-style-name="Default"/>
        <table:table-column table:style-name="co17"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21" table:default-cell-style-name="Default"/>
        <table:table-column table:style-name="co1" table:visibility="collapse" table:default-cell-style-name="Default"/>
        <table:table-column table:style-name="co25" table:default-cell-style-name="Default"/>
        <table:table-column table:style-name="co26" table:default-cell-style-name="Default"/>
        <table:table-column table:style-name="co1" table:default-cell-style-name="Default"/>
        <table:table-column table:style-name="co27" table:default-cell-style-name="Default"/>
        <table:table-column table:style-name="co1" table:default-cell-style-name="Default"/>
        <table:table-row table:style-name="ro19">
          <table:table-cell table:style-name="ce78"/>
          <table:table-cell table:style-name="ce79" table:number-columns-repeated="3"/>
          <table:table-cell table:style-name="ce57" table:content-validation-name="val11"/>
          <table:table-cell table:style-name="ce57"/>
          <table:table-cell table:style-name="ce79" table:number-columns-repeated="11"/>
          <table:table-cell table:style-name="ce112"/>
          <table:table-cell table:style-name="ce79" table:number-columns-repeated="1006"/>
        </table:table-row>
        <table:table-row table:style-name="ro20">
          <table:table-cell table:style-name="ce34" table:number-columns-spanned="6" table:number-rows-spanned="2">
            <text:p>H2 2013-14 Evaluation For Tenneti Suresh</text:p>
          </table:table-cell>
          <table:covered-table-cell table:number-columns-repeated="3" table:style-name="ce35"/>
          <table:covered-table-cell table:style-name="ce35" table:content-validation-name="val11"/>
          <table:covered-table-cell table:style-name="ce35"/>
          <table:table-cell table:style-name="ce106" table:number-columns-repeated="11"/>
          <table:table-cell table:style-name="ce113"/>
          <table:table-cell table:style-name="ce106" table:number-columns-repeated="1006"/>
        </table:table-row>
        <table:table-row table:style-name="ro20">
          <table:covered-table-cell table:number-columns-repeated="4" table:style-name="ce35"/>
          <table:covered-table-cell table:style-name="ce35" table:content-validation-name="val11"/>
          <table:covered-table-cell table:style-name="ce35"/>
          <table:table-cell table:style-name="ce79" table:number-columns-repeated="11"/>
          <table:table-cell table:style-name="ce112"/>
          <table:table-cell table:style-name="ce57"/>
          <table:table-cell table:style-name="ce79" table:number-columns-repeated="1005"/>
        </table:table-row>
        <table:table-row table:style-name="ro21">
          <table:table-cell table:style-name="ce79" table:number-columns-repeated="2"/>
          <table:table-cell table:style-name="ce79">
            <draw:control table:end-cell-address="'Attribute Sheet'.D6" table:end-x="1.4087in" table:end-y="0.1303in" draw:z-index="0" draw:text-style-name="P1" svg:width="2.1697in" svg:height="0.3441in" svg:x="0.0614in" svg:y="0.0449in" draw:control="control3"/>
          </table:table-cell>
          <table:table-cell table:style-name="ce79"/>
          <table:table-cell table:style-name="ce57" table:content-validation-name="val11"/>
          <table:table-cell table:style-name="ce57"/>
          <table:table-cell table:style-name="ce79" table:number-columns-repeated="11"/>
          <table:table-cell table:style-name="ce112"/>
          <table:table-cell table:style-name="ce57" table:content-validation-name="val14"/>
          <table:table-cell table:style-name="ce79" table:number-columns-repeated="1005"/>
        </table:table-row>
        <table:table-row table:style-name="ro22">
          <table:table-cell table:style-name="ce37" office:value-type="string">
            <text:p>Appraisee Name (Emp #) <text:s/></text:p>
          </table:table-cell>
          <table:table-cell table:style-name="ce42">
            <text:p>Tenneti Suresh (159231)</text:p>
          </table:table-cell>
          <table:table-cell table:style-name="ce88" office:value-type="string" table:number-columns-spanned="3" table:number-rows-spanned="4">
            <text:p>Enable Macro to enable the "Validate Goals" Button.</text:p>
            <text:p>Please validate by clicking on “Validate Attributes” button before you upload this excel on SPEED</text:p>
          </table:table-cell>
          <table:covered-table-cell table:style-name="ce88" office:value-type="string">
            <text:p>Enable Macro to enable the "Validate Goals" Button.<text:line-break/>Please validate by clicking on “Validate Attributes” button before you upload this excel on SPEED</text:p>
          </table:covered-table-cell>
          <table:covered-table-cell/>
          <table:table-cell table:style-name="ce104"/>
          <table:table-cell table:style-name="ce79" table:number-columns-repeated="11"/>
          <table:table-cell table:style-name="ce112"/>
          <table:table-cell table:style-name="ce57" table:content-validation-name="val14"/>
          <table:table-cell table:style-name="ce79" table:number-columns-repeated="7"/>
          <table:table-cell table:style-name="ce114" office:value-type="string">
            <text:p>Select</text:p>
          </table:table-cell>
          <table:table-cell table:style-name="ce79" table:number-columns-repeated="997"/>
        </table:table-row>
        <table:table-row table:style-name="ro22">
          <table:table-cell table:style-name="ce37" office:value-type="string">
            <text:p>Project Name (S/WON)</text:p>
          </table:table-cell>
          <table:table-cell table:style-name="ce42">
            <text:p>TEG Services - Foundation (1010972)</text:p>
          </table:table-cell>
          <table:covered-table-cell table:style-name="ce89"/>
          <table:covered-table-cell table:number-columns-repeated="2"/>
          <table:table-cell table:style-name="ce104"/>
          <table:table-cell table:style-name="ce79" table:number-columns-repeated="11"/>
          <table:table-cell table:style-name="ce112"/>
          <table:table-cell table:style-name="ce57" table:content-validation-name="val14"/>
          <table:table-cell table:style-name="ce79" table:number-columns-repeated="6"/>
          <table:table-cell table:style-name="ce57" table:content-validation-name="val15"/>
          <table:table-cell table:style-name="ce114" office:value-type="float" office:value="1">
            <text:p>1</text:p>
          </table:table-cell>
          <table:table-cell table:style-name="ce79" table:number-columns-repeated="997"/>
        </table:table-row>
        <table:table-row table:style-name="ro22">
          <table:table-cell table:style-name="ce37" office:value-type="string">
            <text:p>Appraisal Type (Year)</text:p>
          </table:table-cell>
          <table:table-cell table:style-name="ce42">
            <text:p>H2 (2013-14)</text:p>
          </table:table-cell>
          <table:covered-table-cell table:style-name="ce89"/>
          <table:covered-table-cell table:number-columns-repeated="2"/>
          <table:table-cell table:style-name="ce49"/>
          <table:table-cell table:style-name="ce79" table:number-columns-repeated="11"/>
          <table:table-cell table:style-name="ce112"/>
          <table:table-cell table:style-name="ce57" table:content-validation-name="val14"/>
          <table:table-cell table:style-name="ce79" table:number-columns-repeated="6"/>
          <table:table-cell table:style-name="ce57" table:content-validation-name="val15"/>
          <table:table-cell table:style-name="ce114" office:value-type="float" office:value="2">
            <text:p>2</text:p>
          </table:table-cell>
          <table:table-cell table:style-name="ce79" table:number-columns-repeated="997"/>
        </table:table-row>
        <table:table-row table:style-name="ro22">
          <table:table-cell table:style-name="ce37" office:value-type="string">
            <text:p>Role </text:p>
          </table:table-cell>
          <table:table-cell table:style-name="ce42">
            <text:p>Product Specialist</text:p>
          </table:table-cell>
          <table:covered-table-cell table:style-name="ce89"/>
          <table:covered-table-cell table:number-columns-repeated="2"/>
          <table:table-cell table:style-name="ce104"/>
          <table:table-cell table:style-name="ce79" table:number-columns-repeated="11"/>
          <table:table-cell table:style-name="ce112"/>
          <table:table-cell table:style-name="ce57" table:content-validation-name="val14"/>
          <table:table-cell table:style-name="ce79" table:number-columns-repeated="6"/>
          <table:table-cell table:style-name="ce57" table:content-validation-name="val15"/>
          <table:table-cell table:style-name="ce114" office:value-type="float" office:value="3">
            <text:p>3</text:p>
          </table:table-cell>
          <table:table-cell table:style-name="ce79" table:number-columns-repeated="997"/>
        </table:table-row>
        <table:table-row table:style-name="ro19">
          <table:table-cell table:style-name="ce80"/>
          <table:table-cell table:style-name="ce85" table:number-columns-repeated="3"/>
          <table:table-cell table:style-name="ce91" table:content-validation-name="val11"/>
          <table:table-cell table:style-name="ce91"/>
          <table:table-cell table:style-name="ce107"/>
          <table:table-cell table:style-name="ce79" table:number-columns-repeated="2"/>
          <table:table-cell table:style-name="ce57"/>
          <table:table-cell table:style-name="ce79" table:number-columns-repeated="7"/>
          <table:table-cell table:style-name="ce112"/>
          <table:table-cell table:style-name="ce57" table:content-validation-name="val14"/>
          <table:table-cell table:style-name="ce79" table:number-columns-repeated="6"/>
          <table:table-cell table:style-name="ce57" table:content-validation-name="val15"/>
          <table:table-cell table:style-name="ce114" office:value-type="float" office:value="4">
            <text:p>4</text:p>
          </table:table-cell>
          <table:table-cell table:style-name="ce79" table:number-columns-repeated="997"/>
        </table:table-row>
        <table:table-row table:style-name="ro19">
          <table:table-cell table:style-name="ce81" table:number-columns-repeated="4"/>
          <table:table-cell table:style-name="ce81" table:content-validation-name="val11"/>
          <table:table-cell table:style-name="ce81"/>
          <table:table-cell table:style-name="ce108"/>
          <table:table-cell table:style-name="ce79" table:number-columns-repeated="2"/>
          <table:table-cell table:style-name="ce57"/>
          <table:table-cell table:style-name="ce79" table:number-columns-repeated="7"/>
          <table:table-cell table:style-name="ce112"/>
          <table:table-cell table:style-name="ce57" table:content-validation-name="val14"/>
          <table:table-cell table:style-name="ce79" table:number-columns-repeated="6"/>
          <table:table-cell table:style-name="ce57" table:content-validation-name="val15"/>
          <table:table-cell table:style-name="ce114" office:value-type="float" office:value="5">
            <text:p>5</text:p>
          </table:table-cell>
          <table:table-cell table:style-name="ce79" table:number-columns-repeated="997"/>
        </table:table-row>
        <table:table-row table:style-name="ro19">
          <table:table-cell table:style-name="ce82"/>
          <table:table-cell table:style-name="ce86" table:number-columns-repeated="3"/>
          <table:table-cell table:style-name="ce92" table:content-validation-name="val11"/>
          <table:table-cell table:style-name="ce92"/>
          <table:table-cell table:style-name="ce109"/>
          <table:table-cell table:style-name="ce79" table:number-columns-repeated="2"/>
          <table:table-cell table:style-name="ce57"/>
          <table:table-cell table:style-name="ce79" table:number-columns-repeated="7"/>
          <table:table-cell table:style-name="ce112"/>
          <table:table-cell table:style-name="ce57" table:content-validation-name="val14"/>
          <table:table-cell table:style-name="ce79" table:number-columns-repeated="1005"/>
        </table:table-row>
        <table:table-row table:style-name="ro19">
          <table:table-cell table:style-name="ce83"/>
          <table:table-cell table:style-name="ce87" table:number-columns-repeated="3"/>
          <table:table-cell table:style-name="ce93" table:content-validation-name="val11"/>
          <table:table-cell table:style-name="ce93"/>
          <table:table-cell table:style-name="ce110"/>
          <table:table-cell table:style-name="ce79" table:number-columns-repeated="10"/>
          <table:table-cell table:style-name="ce112"/>
          <table:table-cell table:style-name="ce57"/>
          <table:table-cell table:style-name="ce79" table:number-columns-repeated="1005"/>
        </table:table-row>
        <table:table-row table:style-name="ro22">
          <table:table-cell table:style-name="ce37" office:value-type="string">
            <text:p>Attribute</text:p>
          </table:table-cell>
          <table:table-cell table:style-name="ce37" office:value-type="string">
            <text:p>Definition</text:p>
          </table:table-cell>
          <table:table-cell table:style-name="ce37" office:value-type="string">
            <text:p>Weightage</text:p>
          </table:table-cell>
          <table:table-cell table:style-name="ce37" office:value-type="string">
            <text:p>Submitted Appraisee Comments</text:p>
          </table:table-cell>
          <table:table-cell table:style-name="ce37" table:content-validation-name="val11" office:value-type="string">
            <text:p>Enter Appraisee Comments</text:p>
          </table:table-cell>
          <table:table-cell table:style-name="ce37" office:value-type="string">
            <text:p>Appraisee Rating</text:p>
          </table:table-cell>
          <table:table-cell table:style-name="ce37" office:value-type="string">
            <text:p>Appraiser Comments</text:p>
          </table:table-cell>
          <table:table-cell table:style-name="ce57" table:number-columns-repeated="10"/>
          <table:table-cell table:style-name="ce61"/>
          <table:table-cell table:style-name="ce57" table:number-columns-repeated="1006"/>
        </table:table-row>
        <table:table-row table:style-name="ro15">
          <table:table-cell table:style-name="ce115">
            <text:p>Communication</text:p>
          </table:table-cell>
          <table:table-cell table:style-name="ce115">
            <text:p>Capability of an individual to convey the right information and influence others towards desired action either verbally or by written means</text:p>
          </table:table-cell>
          <table:table-cell table:style-name="ce115" office:value-type="float" office:value="5">
            <text:p>5.00</text:p>
          </table:table-cell>
          <table:table-cell table:style-name="ce115">
            <text:p/>
          </table:table-cell>
          <table:table-cell table:style-name="ce118" table:content-validation-name="val11"/>
          <table:table-cell table:style-name="ce118" table:content-validation-name="val12">
            <text:p>Select</text:p>
          </table:table-cell>
          <table:table-cell table:style-name="ce115"/>
          <table:table-cell table:style-name="ce111" table:number-columns-repeated="1"/>
          <table:table-cell table:style-name="ce104"/>
          <table:table-cell table:style-name="ce79" table:number-columns-repeated="3"/>
          <table:table-cell table:style-name="ce78"/>
          <table:table-cell table:style-name="ce79" table:number-columns-repeated="4"/>
          <table:table-cell table:style-name="ce112">
            <text:p>0</text:p>
          </table:table-cell>
          <table:table-cell table:style-name="ce79" table:number-columns-repeated="1006"/>
        </table:table-row>
        <table:table-row table:style-name="ro24">
          <table:table-cell table:style-name="ce115">
            <text:p>Business Acumen</text:p>
          </table:table-cell>
          <table:table-cell table:style-name="ce115">
            <text:p>Ability to demonstrate an understanding of industry trends, business concepts, opportunities, threats &amp; constraints in the environment in which the organization operates.</text:p>
          </table:table-cell>
          <table:table-cell table:style-name="ce115" office:value-type="float" office:value="3">
            <text:p>3.00</text:p>
          </table:table-cell>
          <table:table-cell table:style-name="ce115">
            <text:p/>
          </table:table-cell>
          <table:table-cell table:style-name="ce118" table:content-validation-name="val11"/>
          <table:table-cell table:style-name="ce118" table:content-validation-name="val12">
            <text:p>Select</text:p>
          </table:table-cell>
          <table:table-cell table:style-name="ce115"/>
          <table:table-cell table:style-name="ce79" table:number-columns-repeated="1"/>
          <table:table-cell table:style-name="ce57"/>
          <table:table-cell table:style-name="ce79" table:number-columns-repeated="8"/>
          <table:table-cell table:style-name="ce112">
            <text:p>0</text:p>
          </table:table-cell>
          <table:table-cell table:style-name="ce79" table:number-columns-repeated="12"/>
          <table:table-cell table:style-name="ce79" office:value-type="string">
            <text:p>T</text:p>
          </table:table-cell>
          <table:table-cell table:style-name="ce78" table:number-columns-repeated="2"/>
          <table:table-cell table:style-name="ce79" table:number-columns-repeated="991"/>
        </table:table-row>
        <table:table-row table:style-name="ro15">
          <table:table-cell table:style-name="ce115">
            <text:p>Initiative / Proactiveness</text:p>
          </table:table-cell>
          <table:table-cell table:style-name="ce115">
            <text:p>Takes action to meet work-related objectives without being asked or required to do so. Seeks out and willingly undertakes new challenges, responsibilities / assignments.</text:p>
          </table:table-cell>
          <table:table-cell table:style-name="ce115" office:value-type="float" office:value="5">
            <text:p>5.00</text:p>
          </table:table-cell>
          <table:table-cell table:style-name="ce115">
            <text:p/>
          </table:table-cell>
          <table:table-cell table:style-name="ce118" table:content-validation-name="val11"/>
          <table:table-cell table:style-name="ce118" table:content-validation-name="val12">
            <text:p>Select</text:p>
          </table:table-cell>
          <table:table-cell table:style-name="ce115"/>
          <table:table-cell table:style-name="ce79" table:number-columns-repeated="10"/>
          <table:table-cell table:style-name="ce112">
            <text:p>0</text:p>
          </table:table-cell>
          <table:table-cell table:style-name="ce79" table:number-columns-repeated="1006"/>
        </table:table-row>
        <table:table-row table:style-name="ro15">
          <table:table-cell table:style-name="ce115">
            <text:p>Innovation &amp; Creativity</text:p>
          </table:table-cell>
          <table:table-cell table:style-name="ce115">
            <text:p>Ability of an individual to provide an original solution by using various tools and techniques and constantly questioning the status quo</text:p>
          </table:table-cell>
          <table:table-cell table:style-name="ce115" office:value-type="float" office:value="4">
            <text:p>4.00</text:p>
          </table:table-cell>
          <table:table-cell table:style-name="ce115">
            <text:p/>
          </table:table-cell>
          <table:table-cell table:style-name="ce118" table:content-validation-name="val11"/>
          <table:table-cell table:style-name="ce118" table:content-validation-name="val12">
            <text:p>Select</text:p>
          </table:table-cell>
          <table:table-cell table:style-name="ce115"/>
          <table:table-cell table:style-name="ce79" table:number-columns-repeated="10"/>
          <table:table-cell table:style-name="ce112">
            <text:p>0</text:p>
          </table:table-cell>
          <table:table-cell table:style-name="ce79" table:number-columns-repeated="1006"/>
        </table:table-row>
        <table:table-row table:style-name="ro15">
          <table:table-cell table:style-name="ce115">
            <text:p>Customer Orientation</text:p>
          </table:table-cell>
          <table:table-cell table:style-name="ce115">
            <text:p>Focuses on discovering customer's needs and finding out how to best meet them. Works to create customer focused services and solutions.</text:p>
          </table:table-cell>
          <table:table-cell table:style-name="ce115" office:value-type="float" office:value="3">
            <text:p>3.00</text:p>
          </table:table-cell>
          <table:table-cell table:style-name="ce115">
            <text:p/>
          </table:table-cell>
          <table:table-cell table:style-name="ce118" table:content-validation-name="val11"/>
          <table:table-cell table:style-name="ce118" table:content-validation-name="val12">
            <text:p>Select</text:p>
          </table:table-cell>
          <table:table-cell table:style-name="ce115"/>
          <table:table-cell table:style-name="ce79" table:number-columns-repeated="10"/>
          <table:table-cell table:style-name="ce112">
            <text:p>0</text:p>
          </table:table-cell>
          <table:table-cell table:style-name="ce79" table:number-columns-repeated="1006"/>
        </table:table-row>
        <table:table-row table:style-name="ro15">
          <table:table-cell table:style-name="ce117">
            <text:p>Leadership</text:p>
          </table:table-cell>
          <table:table-cell table:style-name="ce117">
            <text:p>Ability to inspire self and others towards establishing &amp; achieving group goals by providing a clear vision, positive attitude towards work &amp; fostering a healthy team spirit.</text:p>
          </table:table-cell>
          <table:table-cell table:style-name="ce117" office:value-type="float" office:value="4">
            <text:p>4.00</text:p>
          </table:table-cell>
          <table:table-cell table:style-name="ce117">
            <text:p/>
          </table:table-cell>
          <table:table-cell table:style-name="ce120" table:content-validation-name="val11"/>
          <table:table-cell table:style-name="ce120" table:content-validation-name="val12">
            <text:p>Select</text:p>
          </table:table-cell>
          <table:table-cell table:style-name="ce117"/>
          <table:table-cell table:style-name="ce79" table:number-columns-repeated="10"/>
          <table:table-cell table:style-name="ce112">
            <text:p>0</text:p>
          </table:table-cell>
          <table:table-cell table:style-name="ce79" table:number-columns-repeated="1006"/>
        </table:table-row>
        <table:table-row table:style-name="ro15">
          <table:table-cell table:style-name="ce117">
            <text:p>Result-Orientation</text:p>
          </table:table-cell>
          <table:table-cell table:style-name="ce117">
            <text:p>Achieves quality results within defined parameters</text:p>
          </table:table-cell>
          <table:table-cell table:style-name="ce117" office:value-type="float" office:value="5">
            <text:p>5.00</text:p>
          </table:table-cell>
          <table:table-cell table:style-name="ce117">
            <text:p/>
          </table:table-cell>
          <table:table-cell table:style-name="ce120" table:content-validation-name="val11"/>
          <table:table-cell table:style-name="ce120" table:content-validation-name="val12">
            <text:p>Select</text:p>
          </table:table-cell>
          <table:table-cell table:style-name="ce117"/>
          <table:table-cell table:style-name="ce79" table:number-columns-repeated="10"/>
          <table:table-cell table:style-name="ce112">
            <text:p>0</text:p>
          </table:table-cell>
          <table:table-cell table:style-name="ce79" table:number-columns-repeated="1006"/>
        </table:table-row>
        <table:table-row table:style-name="ro15">
          <table:table-cell table:style-name="ce117">
            <text:p>Impact &amp; Influence</text:p>
          </table:table-cell>
          <table:table-cell table:style-name="ce117">
            <text:p>Effectively influencing others positively facilitates change and motivates them to follow a required course of action. Gets results impactfully communicating what needs to be done.</text:p>
          </table:table-cell>
          <table:table-cell table:style-name="ce117" office:value-type="float" office:value="3">
            <text:p>3.00</text:p>
          </table:table-cell>
          <table:table-cell table:style-name="ce117">
            <text:p/>
          </table:table-cell>
          <table:table-cell table:style-name="ce120" table:content-validation-name="val11"/>
          <table:table-cell table:style-name="ce120" table:content-validation-name="val12">
            <text:p>Select</text:p>
          </table:table-cell>
          <table:table-cell table:style-name="ce117"/>
          <table:table-cell table:style-name="ce79" table:number-columns-repeated="10"/>
          <table:table-cell table:style-name="ce112">
            <text:p>0</text:p>
          </table:table-cell>
          <table:table-cell table:style-name="ce79" table:number-columns-repeated="1006"/>
        </table:table-row>
        <table:table-row table:style-name="ro15">
          <table:table-cell table:style-name="ce117">
            <text:p>Negotiation Skill</text:p>
          </table:table-cell>
          <table:table-cell table:style-name="ce117">
            <text:p>Achieves win-win outcomes by identifying common interests, clarifying the same and achieving consensus or compromise. Is able to articulate organizational point of view in a situation for which the organization seeks a gain.</text:p>
          </table:table-cell>
          <table:table-cell table:style-name="ce117" office:value-type="float" office:value="4">
            <text:p>4.00</text:p>
          </table:table-cell>
          <table:table-cell table:style-name="ce117">
            <text:p/>
          </table:table-cell>
          <table:table-cell table:style-name="ce120" table:content-validation-name="val11"/>
          <table:table-cell table:style-name="ce120" table:content-validation-name="val12">
            <text:p>Select</text:p>
          </table:table-cell>
          <table:table-cell table:style-name="ce117"/>
          <table:table-cell table:style-name="ce79" table:number-columns-repeated="10"/>
          <table:table-cell table:style-name="ce112">
            <text:p>0</text:p>
          </table:table-cell>
          <table:table-cell table:style-name="ce79" table:number-columns-repeated="1006"/>
        </table:table-row>
        <table:table-row table:style-name="ro15">
          <table:table-cell table:style-name="ce117">
            <text:p>Problem Solving</text:p>
          </table:table-cell>
          <table:table-cell table:style-name="ce117">
            <text:p>Identifies the problem, understands its nature and its component parts and the relation between them. Generates timely and well developed solution to addresses the problem.</text:p>
          </table:table-cell>
          <table:table-cell table:style-name="ce117" office:value-type="float" office:value="3">
            <text:p>3.00</text:p>
          </table:table-cell>
          <table:table-cell table:style-name="ce117">
            <text:p/>
          </table:table-cell>
          <table:table-cell table:style-name="ce120" table:content-validation-name="val11"/>
          <table:table-cell table:style-name="ce120" table:content-validation-name="val12">
            <text:p>Select</text:p>
          </table:table-cell>
          <table:table-cell table:style-name="ce117"/>
          <table:table-cell table:style-name="ce79" table:number-columns-repeated="10"/>
          <table:table-cell table:style-name="ce112">
            <text:p>0</text:p>
          </table:table-cell>
          <table:table-cell table:style-name="ce79" table:number-columns-repeated="1006"/>
        </table:table-row>
        <table:table-row table:style-name="ro15">
          <table:table-cell table:style-name="ce117">
            <text:p>Organizing &amp; Planning</text:p>
          </table:table-cell>
          <table:table-cell table:style-name="ce117">
            <text:p>Ability to plan a course of action, manage and prioritize activities so as to execute them in a time-bound manner</text:p>
          </table:table-cell>
          <table:table-cell table:style-name="ce117" office:value-type="float" office:value="4">
            <text:p>4.00</text:p>
          </table:table-cell>
          <table:table-cell table:style-name="ce117">
            <text:p/>
          </table:table-cell>
          <table:table-cell table:style-name="ce120" table:content-validation-name="val11"/>
          <table:table-cell table:style-name="ce120" table:content-validation-name="val12">
            <text:p>Select</text:p>
          </table:table-cell>
          <table:table-cell table:style-name="ce117"/>
          <table:table-cell table:style-name="ce79" table:number-columns-repeated="10"/>
          <table:table-cell table:style-name="ce112">
            <text:p>0</text:p>
          </table:table-cell>
          <table:table-cell table:style-name="ce79" table:number-columns-repeated="1006"/>
        </table:table-row>
        <table:table-row table:style-name="ro15">
          <table:table-cell table:style-name="ce117">
            <text:p>Coaching</text:p>
          </table:table-cell>
          <table:table-cell table:style-name="ce117">
            <text:p>Ability of an individual to facilitate the continuous development of individual &amp; organizational competencies, developing others- potential through the sharing of expertise and providing timely feedback.</text:p>
          </table:table-cell>
          <table:table-cell table:style-name="ce117" office:value-type="float" office:value="3">
            <text:p>3.00</text:p>
          </table:table-cell>
          <table:table-cell table:style-name="ce117">
            <text:p/>
          </table:table-cell>
          <table:table-cell table:style-name="ce120" table:content-validation-name="val11"/>
          <table:table-cell table:style-name="ce120" table:content-validation-name="val12">
            <text:p>Select</text:p>
          </table:table-cell>
          <table:table-cell table:style-name="ce117"/>
          <table:table-cell table:style-name="ce79" table:number-columns-repeated="10"/>
          <table:table-cell table:style-name="ce112">
            <text:p>0</text:p>
          </table:table-cell>
          <table:table-cell table:style-name="ce79" table:number-columns-repeated="1006"/>
        </table:table-row>
        <table:table-row table:style-name="ro15">
          <table:table-cell table:style-name="ce117">
            <text:p>Continual Learning</text:p>
          </table:table-cell>
          <table:table-cell table:style-name="ce117">
            <text:p>Attitude to continuously seek knowledge to enhance   one's professional growth &amp; performance</text:p>
          </table:table-cell>
          <table:table-cell table:style-name="ce117" office:value-type="float" office:value="5">
            <text:p>5.00</text:p>
          </table:table-cell>
          <table:table-cell table:style-name="ce117">
            <text:p/>
          </table:table-cell>
          <table:table-cell table:style-name="ce120" table:content-validation-name="val11"/>
          <table:table-cell table:style-name="ce120" table:content-validation-name="val12">
            <text:p>Select</text:p>
          </table:table-cell>
          <table:table-cell table:style-name="ce117"/>
          <table:table-cell table:style-name="ce79" table:number-columns-repeated="10"/>
          <table:table-cell table:style-name="ce112">
            <text:p>0</text:p>
          </table:table-cell>
          <table:table-cell table:style-name="ce79" table:number-columns-repeated="1006"/>
        </table:table-row>
        <table:table-row table:style-name="ro15">
          <table:table-cell table:style-name="ce117">
            <text:p>Team Skill</text:p>
          </table:table-cell>
          <table:table-cell table:style-name="ce117">
            <text:p>It is the ability of an individual to create an environment of trust and cooperation through an open exchange of ideas towards achieving team goals.</text:p>
          </table:table-cell>
          <table:table-cell table:style-name="ce117" office:value-type="float" office:value="4">
            <text:p>4.00</text:p>
          </table:table-cell>
          <table:table-cell table:style-name="ce117">
            <text:p/>
          </table:table-cell>
          <table:table-cell table:style-name="ce120" table:content-validation-name="val11"/>
          <table:table-cell table:style-name="ce120" table:content-validation-name="val12">
            <text:p>Select</text:p>
          </table:table-cell>
          <table:table-cell table:style-name="ce117"/>
          <table:table-cell table:style-name="ce79" table:number-columns-repeated="10"/>
          <table:table-cell table:style-name="ce112">
            <text:p>0</text:p>
          </table:table-cell>
          <table:table-cell table:style-name="ce79" table:number-columns-repeated="1006"/>
        </table:table-row>
        <table:table-row table:style-name="ro15">
          <table:table-cell table:style-name="ce117">
            <text:p>Strategic Thinking</text:p>
          </table:table-cell>
          <table:table-cell table:style-name="ce117">
            <text:p>Contributes to the organization's strategic performance by developing individual and / or group goals in alignment to organizational objectives.</text:p>
          </table:table-cell>
          <table:table-cell table:style-name="ce117" office:value-type="float" office:value="4">
            <text:p>4.00</text:p>
          </table:table-cell>
          <table:table-cell table:style-name="ce117">
            <text:p/>
          </table:table-cell>
          <table:table-cell table:style-name="ce120" table:content-validation-name="val11"/>
          <table:table-cell table:style-name="ce120" table:content-validation-name="val12">
            <text:p>Select</text:p>
          </table:table-cell>
          <table:table-cell table:style-name="ce117"/>
          <table:table-cell table:style-name="ce79" table:number-columns-repeated="10"/>
          <table:table-cell table:style-name="ce112">
            <text:p>0</text:p>
          </table:table-cell>
          <table:table-cell table:style-name="ce79" table:number-columns-repeated="1006"/>
        </table:table-row>
        <table:table-row table:style-name="ro15">
          <table:table-cell table:style-name="ce117">
            <text:p>Analytical Ability</text:p>
          </table:table-cell>
          <table:table-cell table:style-name="ce117">
            <text:p>Ability to make systematic and rational judgments based on relevant information.</text:p>
          </table:table-cell>
          <table:table-cell table:style-name="ce117" office:value-type="float" office:value="4">
            <text:p>4.00</text:p>
          </table:table-cell>
          <table:table-cell table:style-name="ce117">
            <text:p/>
          </table:table-cell>
          <table:table-cell table:style-name="ce120" table:content-validation-name="val11"/>
          <table:table-cell table:style-name="ce120" table:content-validation-name="val12">
            <text:p>Select</text:p>
          </table:table-cell>
          <table:table-cell table:style-name="ce117"/>
          <table:table-cell table:style-name="ce79" table:number-columns-repeated="10"/>
          <table:table-cell table:style-name="ce112">
            <text:p>0</text:p>
          </table:table-cell>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121">
            <text:p>Legend</text:p>
          </table:table-cell>
          <table:table-cell table:style-name="ce79" table:number-columns-repeated="1"/>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115"/>
          <table:table-cell table:style-name="ce122">
            <text:p>Role Based Goal Measure</text:p>
          </table:table-cell>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116"/>
          <table:table-cell table:style-name="ce122">
            <text:p>Project Goal Measure</text:p>
          </table:table-cell>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117"/>
          <table:table-cell table:style-name="ce122">
            <text:p>Customized Goal Measure</text:p>
          </table:table-cell>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2"/>
          <table:table-cell table:style-name="ce79" table:number-columns-repeated="11"/>
          <table:table-cell table:style-name="ce112"/>
          <table:table-cell table:style-name="ce79" table:number-columns-repeated="7"/>
          <table:table-cell table:style-name="ce78" office:value-type="string" office:string-value="a">
            <text:p/>
          </table:table-cell>
          <table:table-cell table:style-name="ce79" table:number-columns-repeated="998"/>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3"/>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3"/>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3"/>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3"/>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3"/>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3"/>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3"/>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3"/>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3"/>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3"/>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3"/>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3"/>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content-validation-name="val13"/>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96" table:content-validation-name="val11"/>
          <table:table-cell table:style-name="ce95"/>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24">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82"/>
          <table:table-cell table:style-name="ce115" office:value-type="string">
            <text:p>aasa</text:p>
          </table:table-cell>
          <table:table-cell table:style-name="ce79" table:number-columns-repeated="923"/>
        </table:table-row>
        <table:table-row table:style-name="ro24">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82"/>
          <table:table-cell table:style-name="ce116" office:value-type="string">
            <text:p>aSAS</text:p>
          </table:table-cell>
          <table:table-cell table:style-name="ce79" table:number-columns-repeated="923"/>
        </table:table-row>
        <table:table-row table:style-name="ro24">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82"/>
          <table:table-cell table:style-name="ce117" office:value-type="string">
            <text:p>ASASA</text:p>
          </table:table-cell>
          <table:table-cell table:style-name="ce79" table:number-columns-repeated="923"/>
        </table:table-row>
        <table:table-row table:style-name="ro24">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82"/>
          <table:table-cell table:style-name="ce118" office:value-type="string">
            <text:p>DASDAS</text:p>
          </table:table-cell>
          <table:table-cell table:style-name="ce79" table:number-columns-repeated="923"/>
        </table:table-row>
        <table:table-row table:style-name="ro24">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82"/>
          <table:table-cell table:style-name="ce119" office:value-type="string">
            <text:p>DASDAS</text:p>
          </table:table-cell>
          <table:table-cell table:style-name="ce79" table:number-columns-repeated="923"/>
        </table:table-row>
        <table:table-row table:style-name="ro24">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82"/>
          <table:table-cell table:style-name="ce120" office:value-type="string">
            <text:p>DSAD</text:p>
          </table:table-cell>
          <table:table-cell table:style-name="ce79" table:number-columns-repeated="923"/>
        </table:table-row>
        <table:table-row table:style-name="ro24">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82"/>
          <table:table-cell table:style-name="ce121" office:value-type="string">
            <text:p>SAAsas</text:p>
          </table:table-cell>
          <table:table-cell table:style-name="ce79" table:number-columns-repeated="923"/>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82"/>
          <table:table-cell table:style-name="ce122"/>
          <table:table-cell table:style-name="ce79" table:number-columns-repeated="923"/>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15">
          <table:table-cell table:style-name="ce79" table:number-columns-repeated="2"/>
          <table:table-cell table:style-name="ce57" table:number-columns-repeated="2"/>
          <table:table-cell table:style-name="ce79" table:content-validation-name="val11"/>
          <table:table-cell table:style-name="ce57"/>
          <table:table-cell table:style-name="ce79" table:number-columns-repeated="11"/>
          <table:table-cell table:style-name="ce112"/>
          <table:table-cell table:style-name="ce79" table:number-columns-repeated="1006"/>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
      <table:table table:name="Errors(if any)" table:style-name="ta4" table:protected="true" table:protection-key="X3Zd7OUo9dSvy+JVRwXMSf+42Dg=" table:print="false">
        <office:forms form:automatic-focus="false" form:apply-design-mode="false"/>
        <table:table-column table:style-name="co22" table:default-cell-style-name="Default"/>
        <table:table-column table:style-name="co23" table:default-cell-style-name="Default"/>
        <table:table-column table:style-name="co24" table:default-cell-style-name="Default"/>
        <table:table-column table:style-name="co1" table:number-columns-repeated="46" table:default-cell-style-name="Default"/>
        <table:table-column table:style-name="co1" table:default-cell-style-name="ce103"/>
        <table:table-column table:style-name="co1" table:number-columns-repeated="974" table:default-cell-style-name="Default"/>
        <table:table-row table:style-name="ro16">
          <table:table-cell table:style-name="ce97" office:value-type="string">
            <text:p>ERRORS DETECTED IN GOAL SHEET</text:p>
          </table:table-cell>
          <table:table-cell table:style-name="ce100"/>
          <table:table-cell table:style-name="ce101" table:number-columns-repeated="10"/>
          <table:table-cell table:style-name="ce99" table:number-columns-repeated="37"/>
          <table:table-cell table:style-name="ce102"/>
          <table:table-cell table:style-name="ce99" table:number-columns-repeated="974"/>
        </table:table-row>
        <table:table-row table:style-name="ro15" table:number-rows-repeated="8">
          <table:table-cell table:style-name="ce98"/>
          <table:table-cell table:style-name="ce100"/>
          <table:table-cell table:style-name="ce101" table:number-columns-repeated="10"/>
          <table:table-cell table:style-name="ce99" table:number-columns-repeated="37"/>
          <table:table-cell table:style-name="ce102"/>
          <table:table-cell table:style-name="ce99" table:number-columns-repeated="974"/>
        </table:table-row>
        <table:table-row table:style-name="ro17">
          <table:table-cell table:style-name="ce97" office:value-type="string">
            <text:p>ERRORS DETECTED IN ATTRIBUTE SHEET</text:p>
          </table:table-cell>
          <table:table-cell table:style-name="ce100"/>
          <table:table-cell table:style-name="ce101" table:number-columns-repeated="10"/>
          <table:table-cell table:style-name="ce99" table:number-columns-repeated="37"/>
          <table:table-cell table:style-name="ce102" office:value-type="string">
            <text:p>N</text:p>
          </table:table-cell>
          <table:table-cell table:style-name="ce99" table:number-columns-repeated="974"/>
        </table:table-row>
        <table:table-row table:style-name="ro15" table:number-rows-repeated="11">
          <table:table-cell table:style-name="ce98"/>
          <table:table-cell table:style-name="ce100"/>
          <table:table-cell table:style-name="ce101" table:number-columns-repeated="10"/>
          <table:table-cell table:style-name="ce99" table:number-columns-repeated="37"/>
          <table:table-cell table:style-name="ce102"/>
          <table:table-cell table:style-name="ce99" table:number-columns-repeated="974"/>
        </table:table-row>
        <table:table-row table:style-name="ro15" table:number-rows-repeated="65515">
          <table:table-cell table:style-name="ce99" table:number-columns-repeated="49"/>
          <table:table-cell table:style-name="ce102"/>
          <table:table-cell table:style-name="ce99" table:number-columns-repeated="974"/>
        </table:table-row>
        <table:table-row table:style-name="ro2" table:number-rows-repeated="983039">
          <table:table-cell table:number-columns-repeated="1024"/>
        </table:table-row>
        <table:table-row table:style-name="ro2">
          <table:table-cell table:number-columns-repeated="1024"/>
        </table:table-row>
      </table:table>
      <table:named-expressions>
        <table:named-range table:name="Dev1" table:base-cell-address="$'Read Me before you upload'.$A$1" table:cell-range-address="$'Goal Sheet'.$AK$12:.$AK$17"/>
        <table:named-range table:name="Dev2" table:base-cell-address="$'Read Me before you upload'.$A$1" table:cell-range-address="$'Goal Sheet'.$AK$19:.$AK$24"/>
        <table:named-range table:name="Dev3" table:base-cell-address="$'Read Me before you upload'.$A$1" table:cell-range-address="$'Goal Sheet'.$AK$26:.$AK$3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swiss"/>
    <style:font-face style:name="Cambria" svg:font-family="Cambria" style:font-family-generic="swiss"/>
    <style:font-face style:name="Helv" svg:font-family="Helv" style:font-family-generic="swiss"/>
    <style:font-face style:name="Times New Roman" svg:font-family="'Times New Roman'" style:font-family-generic="swiss"/>
    <style:font-face style:name="Trebuchet MS" svg:font-family="'Trebuchet MS'"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
    </number:number-style>
    <number:number-style style:name="N144P1" style:volatile="true">
      <number:text/>
    </number:number-style>
    <number:number-style style:name="N144P2" style:volatile="true">
      <number:text/>
    </number:number-style>
    <number:text-style style:name="N144">
      <number:text/>
      <style:map style:condition="value()&gt;0" style:apply-style-name="N144P0"/>
      <style:map style:condition="value()&lt;0" style:apply-style-name="N144P1"/>
      <style:map style:condition="value()=0" style:apply-style-name="N144P2"/>
    </number:text-style>
    <number:number-style style:name="N145">
      <number:number number:decimal-places="4" number:min-integer-digits="1"/>
    </number:number-style>
    <number:number-style style:name="N146P0" style:volatile="true">
      <number:text/>
    </number:number-style>
    <number:number-style style:name="N146P1" style:volatile="true">
      <number:text/>
    </number:number-style>
    <number:number-style style:name="N146P2" style:volatile="true">
      <number:text/>
    </number:number-style>
    <number:text-style style:name="N146">
      <number:text>l</number:text>
      <style:map style:condition="value()&gt;0" style:apply-style-name="N146P0"/>
      <style:map style:condition="value()&lt;0" style:apply-style-name="N146P1"/>
      <style:map style:condition="value()=0" style:apply-style-name="N146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1" style:display-name="Excel_BuiltIn_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2" style:display-name="Excel_BuiltIn_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3" style:display-name="Excel_BuiltIn_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4" style:display-name="Excel_BuiltIn_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5" style:display-name="Excel_BuiltIn_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6" style:display-name="Excel_BuiltIn_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1" style:display-name="Excel_BuiltIn_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2" style:display-name="Excel_BuiltIn_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3" style:display-name="Excel_BuiltIn_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4" style:display-name="Excel_BuiltIn_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5" style:display-name="Excel_BuiltIn_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6" style:display-name="Excel_BuiltIn_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1" style:display-name="Excel_BuiltIn_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2" style:display-name="Excel_BuiltIn_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3" style:display-name="Excel_BuiltIn_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4" style:display-name="Excel_BuiltIn_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5" style:display-name="Excel_BuiltIn_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6" style:display-name="Excel_BuiltIn_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Bad" style:display-name="Excel_BuiltIn_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ation" style:display-name="Excel_BuiltIn_Calculation" style:family="table-cell" style:parent-style-name="Default">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heck_20_Cell" style:display-name="Excel_BuiltIn_Check Cell"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Explanatory_20_Text" style:display-name="Excel_BuiltIn_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Good" style:display-name="Excel_BuiltIn_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Heading_20_1" style:display-name="Excel_BuiltIn_Heading 1" style:family="table-cell" style:parent-style-name="Default">
      <style:table-cell-properties fo:border-bottom="0.0555in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Heading_20_2" style:display-name="Excel_BuiltIn_Heading 2" style:family="table-cell" style:parent-style-name="Default">
      <style:table-cell-properties fo:border-bottom="0.0555in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Heading_20_3" style:display-name="Excel_BuiltIn_Heading 3" style:family="table-cell" style:parent-style-name="Default">
      <style:table-cell-properties fo:border-bottom="0.0346in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Heading_20_4" style:display-name="Excel_BuiltIn_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Input" style:display-name="Excel_BuiltIn_Input" style:family="table-cell" style:parent-style-name="Default">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Linked_20_Cell" style:display-name="Excel_BuiltIn_Linked Cell" style:family="table-cell" style:parent-style-name="Default">
      <style:table-cell-properties fo:border-bottom="0.0413in double #ff9900" style:border-line-width-bottom="0.0138in 0.0138in 0.0138in"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al" style:display-name="Excel_BuiltIn_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ote" style:display-name="Excel_BuiltIn_Note" style:family="table-cell" style:parent-style-name="Default">
      <style:table-cell-properties fo:background-color="#ffffcc" style:diagonal-bl-tr="none" style:diagonal-tl-br="none" fo:border="0.0138in solid #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Output" style:display-name="Excel_BuiltIn_Output" style:family="table-cell" style:parent-style-name="Default">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le" style:display-name="Excel_BuiltIn_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otal" style:display-name="Excel_BuiltIn_Total" style:family="table-cell" style:parent-style-name="Default">
      <style:table-cell-properties fo:border-bottom="0.0413in double #333399" style:border-line-width-bottom="0.0138in 0.0138in 0.0138in" style:diagonal-bl-tr="none" style:diagonal-tl-br="none" fo:border-left="none" fo:border-right="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Warning_20_Text" style:display-name="Excel_BuiltIn_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4">
      <style:page-layout-properties style:num-format="1" style:print-orientation="portrait" fo:margin-top="0.75in" fo:margin-bottom="0.75in" fo:margin-left="0.7in" fo:margin-right="0.7in" style:first-page-number="continue" style:scale-to="100%"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style style:name="MT1" style:family="text">
      <style:text-properties fo:color="#000000"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0">04/10/2013</text:date>, <text:time>18:33:21</text:time></text:p>
        </style:region-right>
      </style:header>
      <style:header-left style:display="false"/>
      <style:footer>
        <text:p>Page <text:page-number>1</text:page-number> / <text:page-count>99</text:page-count></text:p>
      </style:footer>
      <style:footer-left style:display="false"/>
    </style:master-page>
    <style:master-page style:name="PageStyle_5f_Read_20_Me_20_before_20_you_20_upload" style:display-name="PageStyle_Read Me before you upload"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Goal_20_Sheet" style:display-name="PageStyle_Goal Sheet" style:page-layout-name="Mpm4">
      <style:header style:display="false"/>
      <style:header-left style:display="false"/>
      <style:footer style:display="false"/>
      <style:footer-left style:display="false"/>
    </style:master-page>
    <style:master-page style:name="PageStyle_5f_Attribute_20_Sheet" style:display-name="PageStyle_Attribute Shee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3-04-10T18:33:21.31</dc:date>
    <meta:generator>OpenOffice.org/3.3$Win32 OpenOffice.org_project/330m20$Build-9567</meta:generator>
    <meta:editing-duration>P2DT7H2M37S</meta:editing-duration>
    <meta:editing-cycles>169</meta:editing-cycles>
    <meta:document-statistic meta:table-count="4" meta:cell-count="222" meta:object-count="3"/>
  </office:meta>
</office:document-meta>
</file>

<file path=Basic/Standard/Module1.xml><?xml version="1.0" encoding="utf-8"?>
<!DOCTYPE module  PUBLIC '-//OpenOffice.org//DTD OfficeDocument 1.0//EN'  'module.dtd'>
<script:module xmlns:script="http://openoffice.org/2000/script" script:name="Module1" script:language="StarBasic">Sub clear_error_sheet()
     Dim rowCount as Integer
     oSheet = ThisComponent.Sheets(3)
     ThisComponent.CurrentController.setActiveSheet(oSheet)
     rowCount = 1
      Do While (rowCount&lt;4)
 
     oSheet.getCellByPosition(0,rowCount).setString("")
         
     rowCount = rowCount + 1
 
 Loop
 
     'oSheet.getCellRangeByName("A2:A9").String=""
      
 End Sub
 
 Sub clear_error_sheet_atts()
     Dim rowCount as Integer
     oSheet = ThisComponent.Sheets(3)
     ThisComponent.CurrentController.setActiveSheet(oSheet)
     rowCount = 10
      Do While (rowCount&lt;13)
 
     oSheet.getCellByPosition(0,rowCount).setString("")
         
     rowCount = rowCount + 1
 
 Loop
     'oSheet.getCellRangeByName("A11:A17").Select
    'Selection.ClearContents
     'oSheet.getCellRangeByName("A11").Select
 
 End Sub
</script:module>
</file>

<file path=Basic/Standard/Module2.xml><?xml version="1.0" encoding="utf-8"?>
<!DOCTYPE module  PUBLIC '-//OpenOffice.org//DTD OfficeDocument 1.0//EN'  'module.dtd'>
<script:module xmlns:script="http://openoffice.org/2000/script" script:name="Module2" script:language="StarBasic"> 
 Private Sub CommandButton2_Click()
 
 Dim vCount  As Integer
 Dim I As Integer
 Dim J As Integer
 Dim vRowNo  As Integer
 Dim LastRow       As Long
 Const MaxLen As Long = 1500
 Const MinLen As Long = 25
 Dim countNoComments As Integer
 Dim countLessComments As Integer
 Dim countMoreComments As Integer
 Dim countNoRating As Integer
 Dim NoComments As String
 Dim LessComments As String
 Dim MoreComments As String
 Dim NoRating As String
 Dim CellVal As String
 Dim ICount As Integer
 
 oSheet = ThisComponent.Sheets(1)
 ThisComponent.CurrentController.setActiveSheet(oSheet)
 oSheet.Unprotect("newgspeed")
 oSheet.getCellByPosition(30,14).String = "T"
 oSheet.Protect ("newgspeed")
 
  oSheet = ThisComponent.Sheets(3)
 ThisComponent.CurrentController.setActiveSheet(oSheet)
 oSheet.Unprotect ("newgspeed")
 
 'First populate the mandatory fields and their column positions
 Module1.clear_error_sheet
 
 
 
 
 
 
 
 oSheet = ThisComponent.Sheets(1)
 vCount = 13
 Do While (1 = 1)
     CellVal =oSheet.getCellByPosition(0,vCount).getString() 
     If (CellVal="") Then
      
       Exit Do
        
     End If
     
     vCount = vCount + 1
 
 Loop
 

 
 vCount = vCount - 1
 oSheet = ThisComponent.Sheets(3)
 'LastRow = oSheet.getCellByPosition(9, 1).End(xlUp).Row
 LastRow =1
 
 
 oSheet = ThisComponent.Sheets(1)
 
 
     For I = 13 To vCount
     
        If ((Trim(oSheet.getCellByPosition(6,I).getString())="")  And (Trim(oSheet.getCellByPosition(7,I).getString())="")) Then
                     ICount=I+1
                     If countLessComments &gt; 0 Then
                     LessComments = LessComments &amp; "," &amp; ICount
                     Else
                     LessComments = ICount
                     End If
                     countLessComments = countLessComments + 1
                     
         Else
         
         If ((Trim(oSheet.getCellByPosition(6,I).getString())&lt;&gt;"") And (Trim(oSheet.getCellByPosition(7,I).getString())="") And Len(Trim(oSheet.getCellByPosition(6,I).getString())) &gt; MaxLen) Then
                     ICount=I+1
                     If countMoreComments &gt; 0 Then
                     MoreComments = MoreComments &amp; "," &amp; ICount
                     Else
                     MoreComments = ICount
                     End If
                     countMoreComments = countMoreComments + 1
                 
         Else
         
         If ((Trim(oSheet.getCellByPosition(6,I).getString())&lt;&gt;"") And (Trim(oSheet.getCellByPosition(7,I).getString())="") And Len(Trim(oSheet.getCellByPosition(6,I).getString())) &lt; MinLen) Then
                     ICount=I+1 
                     If countLessComments &gt; 0 Then
                     LessComments = LessComments &amp; "," &amp; ICount
                     Else
                     LessComments = ICount
                     End If
                     countLessComments = countLessComments + 1
                 
         Else
         
        If ((Trim(oSheet.getCellByPosition(7,I).getString())&lt;&gt;"") And (Trim(oSheet.getCellByPosition(6,I).getString())="") And Len(Trim(oSheet.getCellByPosition(7,I).getString())) &gt; MaxLen) Then
                     ICount=I+1
                     If countMoreComments &gt; 0 Then
                     MoreComments = MoreComments &amp; "," &amp; ICount
                     Else
                     MoreComments = ICount
                     End If
                     countMoreComments = countMoreComments + 1
                
        Else
        
        If ((Trim(oSheet.getCellByPosition(7,I).getString())&lt;&gt;"") And (Trim(oSheet.getCellByPosition(6,I).getString())="") And Len(Trim(oSheet.getCellByPosition(7,I).getString())) &lt; MinLen) Then
                     ICount=I+1
                     If countLessComments &gt; 0 Then
                     LessComments = LessComments &amp; "," &amp; ICount
                     Else
                     LessComments = ICount
                     End If
                     countLessComments = countLessComments + 1
                
        Else
        
         If (Cint(Trim(oSheet.getCellByPosition(17,I).getString()))+Len(Trim(oSheet.getCellByPosition(7,I).getString())) &gt; MaxLen) Then
                     ICount=I+1        
                     If countMoreComments &gt; 0 Then
                     MoreComments = MoreComments &amp; "," &amp; ICount
                     Else
                     MoreComments = ICount
                     End If
                     countMoreComments = countMoreComments + 1   
                     
        Else
        If (Cint(Trim(oSheet.getCellByPosition(17,I).getString()))+Len(Trim(oSheet.getCellByPosition(7,I).getString())) &lt; MinLen) Then
                     ICount=I+1 
                     If countLessComments &gt; 0 Then
                     LessComments = LessComments &amp; "," &amp; ICount
                     Else
                     LessComments = ICount
                     End If
                     countLessComments = countLessComments + 1
                 End If                  
                   
        End If
        End If
        End If
        End If   
        End If
        End If
          
             
           
            If (oSheet.getCellByPosition(8,I).getString()="") Then
                     ICount=I+1
                     If countNoRating &gt; 0 Then
                     NoRating = NoRating &amp; "," &amp; ICount
                     Else
                     NoRating = ICount
                     End If
                     countNoRating = countNoRating + 1
         
                Else
                 If (oSheet.getCellByPosition(8,I).getString() = "Select") Then
                     ICount=I+1 
                     If countNoRating &gt; 0 Then
                     NoRating = NoRating &amp; "," &amp; ICount
                     Else
                     NoRating = ICount
                     End If
                     countNoRating = countNoRating + 1
         
                 End If
              End If   
                  
         
         Next I
         
  
 
 oSheet = ThisComponent.Sheets(3)
 If countLessComments &gt; 0 Then
 oSheet.getCellByPosition(0,LastRow).setString("Appraisee comment(s) less than 25 character(s) for row number(s):" &amp; LessComments)
 LastRow = LastRow + 1
 End If
 If countMoreComments &gt; 0 Then
 oSheet.getCellByPosition(0,LastRow).setString("Appraisee comment(s) greater than 1500 character(s) for row number(s):" &amp; MoreComments)
 LastRow = LastRow + 1
 End If
 If countNoRating &gt; 0 Then
 oSheet.getCellByPosition(0,LastRow).setString("Appraisee rating blank for row number(s):" &amp; NoRating)
 LastRow = LastRow + 1
 End If
 
 
 If (countLessComments &gt; 0 Or countMoreComments &gt; 0 Or countNoRating &gt; 0) Then
 oSheet.getCellByPosition(49,0).setString("Y")
  Else
 oSheet.getCellByPosition(49,0).setString("N")

End If
 
 ThisComponent.CurrentController.setActiveSheet(oSheet)
 oSheet.Protect("newgspeed")
     
 
 End Sub
 
 

</script:module>
</file>

<file path=Basic/Standard/Module3.xml><?xml version="1.0" encoding="utf-8"?>
<!DOCTYPE module  PUBLIC '-//OpenOffice.org//DTD OfficeDocument 1.0//EN'  'module.dtd'>
<script:module xmlns:script="http://openoffice.org/2000/script" script:name="Module3" script:language="StarBasic"> 
 Private Sub CommandButton3_Click()
 
 Dim vCount  As Integer
 Dim I As Integer
 Dim J As Integer
 Dim vRowNo  As Integer
 Dim LastRow       As Long
 Const MaxLen As Long = 1500
 Const MinLen As Long = 25
 Dim countNoComments As Integer
 Dim countLessComments As Integer
 Dim countMoreComments As Integer
 Dim countNoRating As Integer
 Dim NoComments As String
 Dim LessComments As String
 Dim MoreComments As String
 Dim NoRating As String
 Dim CellVal As String
 Dim ICount As Integer
 
 oSheet = ThisComponent.Sheets(2)
 ThisComponent.CurrentController.setActiveSheet(oSheet)
 oSheet.Unprotect("newgspeed")
 oSheet.getCellByPosition(30,14).String = "T"
 oSheet.Protect ("newgspeed")
 
  oSheet = ThisComponent.Sheets(3)
 ThisComponent.CurrentController.setActiveSheet(oSheet)
 oSheet.Unprotect ("newgspeed")
 
 'First populate the mandatory fields and their column positions
 Module1.clear_error_sheet_atts
 
 
 
 
 
 
 oSheet = ThisComponent.Sheets(2)
 vCount = 13
 Do While (1 = 1)
     CellVal =oSheet.getCellByPosition(0,vCount).getString() 
     If (CellVal="") Then
      
       Exit Do
        
     End If
     
     vCount = vCount + 1
 
 Loop
 

 
 vCount = vCount - 1
 oSheet = ThisComponent.Sheets(3)
 'LastRow = oSheet.getCellByPosition(9, 1).End(xlUp).Row
 LastRow =10
 
 
 oSheet = ThisComponent.Sheets(2)
 
 
     For I = 13 To vCount
     
        If ((Trim(oSheet.getCellByPosition(3,I).getString())="")  And (Trim(oSheet.getCellByPosition(4,I).getString())="")) Then
                     ICount=I+1
                     If countLessComments &gt; 0 Then
                     LessComments = LessComments &amp; "," &amp; ICount
                     Else
                     LessComments = ICount
                     End If
                     countLessComments = countLessComments + 1
                     
         Else
         
         If ((Trim(oSheet.getCellByPosition(3,I).getString())&lt;&gt;"") And (Trim(oSheet.getCellByPosition(4,I).getString())="") And Len(Trim(oSheet.getCellByPosition(3,I).getString())) &gt; MaxLen) Then
                     ICount=I+1
                     If countMoreComments &gt; 0 Then
                     MoreComments = MoreComments &amp; "," &amp; ICount
                     Else
                     MoreComments = ICount
                     End If
                     countMoreComments = countMoreComments + 1
                 
         Else
         
         If ((Trim(oSheet.getCellByPosition(3,I).getString())&lt;&gt;"") And (Trim(oSheet.getCellByPosition(4,I).getString())="") And Len(Trim(oSheet.getCellByPosition(3,I).getString())) &lt; MinLen) Then
                     ICount=I+1 
                     If countLessComments &gt; 0 Then
                     LessComments = LessComments &amp; "," &amp; ICount
                     Else
                     LessComments = ICount
                     End If
                     countLessComments = countLessComments + 1
                 
         Else
         
        If ((Trim(oSheet.getCellByPosition(4,I).getString())&lt;&gt;"") And (Trim(oSheet.getCellByPosition(3,I).getString())="") And Len(Trim(oSheet.getCellByPosition(4,I).getString())) &gt; MaxLen) Then
                     ICount=I+1
                     If countMoreComments &gt; 0 Then
                     MoreComments = MoreComments &amp; "," &amp; ICount
                     Else
                     MoreComments = ICount
                     End If
                     countMoreComments = countMoreComments + 1
                
        Else
        
        If ((Trim(oSheet.getCellByPosition(4,I).getString())&lt;&gt;"") And (Trim(oSheet.getCellByPosition(3,I).getString())="") And Len(Trim(oSheet.getCellByPosition(4,I).getString())) &lt; MinLen) Then
                     ICount=I+1
                     If countLessComments &gt; 0 Then
                     LessComments = LessComments &amp; "," &amp; ICount
                     Else
                     LessComments = ICount
                     End If
                     countLessComments = countLessComments + 1
                
        Else
        
         If (Cint(Trim(oSheet.getCellByPosition(17,I).getString()))+Len(Trim(oSheet.getCellByPosition(4,I).getString())) &gt; MaxLen) Then
                     ICount=I+1        
                     If countMoreComments &gt; 0 Then
                     MoreComments = MoreComments &amp; "," &amp; ICount
                     Else
                     MoreComments = ICount
                     End If
                     countMoreComments = countMoreComments + 1   
                     
        Else
        If (Cint(Trim(oSheet.getCellByPosition(17,I).getString()))+Len(Trim(oSheet.getCellByPosition(4,I).getString())) &lt; MinLen) Then
                     ICount=I+1 
                     If countLessComments &gt; 0 Then
                     LessComments = LessComments &amp; "," &amp; ICount
                     Else
                     LessComments = ICount
                     End If
                     countLessComments = countLessComments + 1
                 End If                  
                   
        End If
        End If
        End If
        End If   
        End If
        End If
          
             
           
            If (oSheet.getCellByPosition(5,I).getString()="") Then
                     ICount=I+1
                     If countNoRating &gt; 0 Then
                     NoRating = NoRating &amp; "," &amp; ICount
                     Else
                     NoRating = ICount
                     End If
                     countNoRating = countNoRating + 1
         
                Else
                 If (oSheet.getCellByPosition(5,I).getString() = "Select") Then
                     ICount=I+1 
                     If countNoRating &gt; 0 Then
                     NoRating = NoRating &amp; "," &amp; ICount
                     Else
                     NoRating = ICount
                     End If
                     countNoRating = countNoRating + 1
         
                 End If
              End If   
                  
         
         Next I
         
  
 
 oSheet = ThisComponent.Sheets(3)
 If countLessComments &gt; 0 Then
 oSheet.getCellByPosition(0,LastRow).setString("Appraisee comment(s) less than 25 character(s) for row number(s):" &amp; LessComments)
 LastRow = LastRow + 1
 End If
 If countMoreComments &gt; 0 Then
 oSheet.getCellByPosition(0,LastRow).setString("Appraisee comment(s) greater than 1500 character(s) for row number(s):" &amp; MoreComments)
 LastRow = LastRow + 1
 End If
 If countNoRating &gt; 0 Then
 oSheet.getCellByPosition(0,LastRow).setString("Appraisee rating blank for row number(s):" &amp; NoRating)
 LastRow = LastRow + 1
 End If
 
If (countLessComments &gt; 0 Or countMoreComments &gt; 0 Or countNoRating &gt; 0) Then
 oSheet.getCellByPosition(49,9).setString("Y") 
   Else
 oSheet.getCellByPosition(49,9).setString("N")

End If
 
 
 ThisComponent.CurrentController.setActiveSheet(oSheet)
 oSheet.Protect("newgspeed")
     
 
 End Sub
 
 

</script:module>
</file>

<file path=Basic/Standard/Module6.xml><?xml version="1.0" encoding="utf-8"?>
<!DOCTYPE module  PUBLIC '-//OpenOffice.org//DTD OfficeDocument 1.0//EN'  'module.dtd'>
<script:module xmlns:script="http://openoffice.org/2000/script" script:name="Module6" script:language="StarBasic">REM  *****  BASIC  ***** 

Sub OpenListener 
 'clkGenerateXML()
    Dim vModifyListener as Object 

    vModifyListener = CreateUnoListener("Modify_",  "com.sun.star.util.XModifyListener") 
   ThisComponent.AddModifyListener(vModifyListener) 

End Sub 

Sub Modify_modified(vEvent) 

    Static inside as boolean 
    Dim source as Object 
    Dim ImpName as String 
    dim sheet as Object 
    
    ' avoid cyclic calls 
    if inside then 
        Exit Sub 
    End If 
    inside = True 
    
    ' avoid to respond to save events 
    if not vEvent.source.isModified then 
        inside = False 
        Exit Sub 
    End If 
    
    ' Get currently selected object 
    source = vEvent.source.getCurrentSelection 
    
    ' Check whether is a cell or a cell range 
    ' Disregard any other kind of selected objects 
    ImpName = source.ImplementationName 
    if ImpName &lt;&gt; "ScCellObj" and ImpName &lt;&gt; "ScCellRangeObj" then 
        ' Not a cell nor a cell range -- do nothing 
        inside = False 
        Exit Sub 
    End If 
    
    ' Get changing spreadsheet 
    sheet = source.SpreadSheet 
    
    ' Call user ProcessSheet function 
    ProcessSheet(sheet) 
    
    ' Re-Enable event processing 
    inside = False 
    
End Sub 

Sub Modify_disposing(vEvent) 

End Sub 

' This is the user sub -- it gets called each time the worksheet is modified 
' The passed parameter is the 'sheet' object being modified 
' You can do anything whith the sheed, even modify it 
' Recursive calls of handler are automagically avoided 
Sub ProcessSheet(sheet as Object) 

    ' DO SOMETHING HERE 
oView = ThisComponent.getCurrentController() 
oCell = oView.getSelection()    
Dim Length As Integer
If(sheet.Name=ThisComponent.Sheets(1).Name) Then
If(oCell.CellAddress.Column=7) Then
Length=Len(Trim(sheet.getCellByPosition(6,oCell.CellAddress.Row).getString()))
If(Length+Len(Trim(oCell.getString())) &lt; 25) Then
MsgBox "Comments for Goals should be minimum 25 characters"
Else
If (Length+Len(Trim(oCell.getString())) &gt; 1500) Then
MsgBox "Comments for Goals should not be more than 1500 characters"
End If
End If
End If
Else 
If(sheet.Name=ThisComponent.Sheets(2).Name) Then 
If(oCell.CellAddress.Column=4) Then
Length=Len(Trim(sheet.getCellByPosition(3,oCell.CellAddress.Row).getString()))
If(Length+Len(Trim(oCell.getString())) &lt; 25) Then
MsgBox "Comments for Attributes should be minimum 25 characters"
Else
If (Length+Len(Trim(oCell.getString())) &gt; 1500) Then
MsgBox "Comments for Attributes should not be more than 1500 characters"
End If
End If
End If
End If

End If

    
End Sub 


Function clkGenerateXML() as String

Module2.CommandButton2_Click
Module3.CommandButton3_Click
oSheet = ThisComponent.Sheets(3)
If ((oSheet.getCellByPosition(49,0).getString() = "Y")  Or (oSheet.getCellByPosition(49,9).getString() = "Y")) Then
     MsgBox ("Please validate the Goal Sheet to proceed")
     ThisComponent.CurrentController.setActiveSheet(oSheet)
Else
oDoc = thisComponent 
   FileN=oDoc.url 
   
    generate_Save_Xml(FileN)

End If
End Function


Function generate_Save_Xml(FileName As String)





Dim extractName As String
' create an XML file from an Excel table
Dim MyRow As Integer, MyCol As Integer, Temp As String, YesNo As Variant, DefFolder As String
Dim XMLFileName As String, XMLRecSetName As String, MyLF As String, RTC1 As Integer
Dim RangeOne As String, RangeTwo As String, Tt As String, FldName(99) As String
Dim finalName As String

MyLF = Chr(10) &amp; Chr(13)    ' a line feed command
DefFolder = FileName   'change this to the location of saved XML files


    Dim posn As Integer, i As Integer
    Dim fName As String
    
    posn = 0
    'find the position of the last "\" character in filename
    For i = 1 To Len(FileName)
        If (Mid(FileName, i, 1) = "/") Then posn = i
    Next i

    'get filename without path
    fName = Right(FileName, Len(FileName) - posn)
    
    'get Path
     Path = Left(FileName, posn - 1)
   

    'get filename without extension
    posn = InStr(fName, ".")
        If posn &lt;&gt; 0 Then
            fName = Left(fName, posn - 1)
        End If
        finalName = fName
   



Dim EmpNameNo As String
Dim appraiseeCommentsG As String
Dim selfRatingG As String
Dim goalDescG As String
Dim goalDifficultyG As String

Dim appraiseeCommentsA As String
Dim selfRatingA As String
Dim goalDescA As String
Dim goalDifficultyA As String
Dim lastRow As Integer

 oSheet = ThisComponent.Sheets(1)





Dim startIndex As Integer
Dim lastIndex As Integer
Dim j As Integer
Dim EmpNo As String

EmpNameNo=oSheet.getCellByPosition(1,4).getString() 

For j = 1 To Len(EmpNameNo)
       If (Mid(EmpNameNo, j, 1) = "(") Then startIndex = j
Next j
For j = 1 To Len(EmpNameNo)
       If (Mid(EmpNameNo, j, 1) = ")") Then lastIndex = j
Next j

EmpNo = Trim(Mid(EmpNameNo, startIndex + 1, Len(EmpNameNo) - startIndex - 1))







XMLRecSetName = "GS"
If InStr(1, finalName, ":\") = 0 Then
' XMLFileName = DefFolder + ".xml"
  XMLFileName = Path+"/" +finalName+ ".xml"
End If



Open XMLFileName For Output As #1
Print #1, "&lt;?xml version=" &amp; Chr(34) &amp; "1.0" &amp; Chr(34) &amp; " encoding=" &amp; Chr(34) &amp; "ISO-8859-1" &amp; Chr(34) &amp; "?&gt;"
Print #1, "&lt;" &amp; XMLRecSetName &amp; "&gt;"
Print #1, "&lt;EMP&gt;"
Print #1, "&lt;eN&gt;" &amp; EmpNo &amp; "&lt;/eN&gt;"
Print #1, "&lt;/EMP&gt;"
Print #1, "&lt;GL&gt;"







 oSheet = ThisComponent.Sheets(1)
 vCount = 13
 Do While (1 = 1)
     CellVal =oSheet.getCellByPosition(0,vCount).getString() 
     If (CellVal="") Then
      
       Exit Do
        
     End If
     
     vCount = vCount + 1
 
 Loop
 

 
 vCount = vCount - 1
 oSheet = ThisComponent.Sheets(3)
 'LastRow = oSheet.getCellByPosition(9, 1).End(xlUp).Row
 LastRow =1
 
 
 oSheet = ThisComponent.Sheets(1)
 
 
     For I = 13 To vCount

      appraiseeCommentsG = Trim(oSheet.getCellByPosition(7,I).getString())
     
     selfRatingG = Trim(oSheet.getCellByPosition(8,I).getString())
     goalDescG = Trim(oSheet.getCellByPosition(1,I).getString())
     goalDifficultyG = Trim(oSheet.getCellByPosition(4,I).getString())


appraiseeCommentsG = Replace(appraiseeCommentsG, "&amp;", "#@#")
selfRatingG = Replace(selfRatingG, "&amp;", "#@#")
goalDescG = Replace(goalDescG, "&amp;", "#@#")
goalDifficultyG = Replace(goalDifficultyG, "&amp;", "#@#")

appraiseeCommentsG = Replace(appraiseeCommentsG, "&lt;", "\0/")
selfRatingG = Replace(selfRatingG, "&lt;", "\0/")
goalDescG = Replace(goalDescG, "&lt;", "\0/")
goalDifficultyG = Replace(goalDifficultyG, "&lt;", "\0/")

appraiseeCommentsG = Replace(appraiseeCommentsG, "&gt;", "#%#")
selfRatingG = Replace(selfRatingG, "&gt;", "#%#")
goalDescG = Replace(goalDescG, "&gt;", "#%#")
goalDifficultyG = Replace(goalDifficultyG, "&gt;", "#%#")


appraiseeCommentsG = Replace(appraiseeCommentsG, """", "*#*")
selfRatingG = Replace(selfRatingG, """", "*#*")
goalDescG = Replace(goalDescG, """", "*#*")
goalDifficultyG = Replace(goalDifficultyG, """", "*#*")


appraiseeCommentsG = Replace(appraiseeCommentsG, "'", "#$#")
selfRatingG = Replace(selfRatingG, "'", "#$#")
goalDescG = Replace(goalDescG, "'", "#$#")
goalDifficultyG = Replace(goalDifficultyG, "'", "#$#")


'goalDescG = Replace(goalDescG,  vbCrLf, "NL")



Print #1, "&lt;goal&gt;"

Print #1, "&lt;gCm&gt;" &amp; appraiseeCommentsG &amp; "&lt;/gCm&gt;"
Print #1, "&lt;gRt&gt;" &amp; selfRatingG &amp; "&lt;/gRt&gt;"
Print #1, "&lt;gDc&gt;" &amp; goalDescG &amp; "&lt;/gDc&gt;"
Print #1, "&lt;gDf&gt;" &amp; goalDifficultyG &amp; "&lt;/gDf&gt;"
Print #1, "&lt;/goal&gt;"



     Next I

Print #1, "&lt;/GL&gt;"


Print #1, "&lt;AL&gt;"





 oSheet = ThisComponent.Sheets(2)
 vCount = 13
 Do While (1 = 1)
     CellVal =oSheet.getCellByPosition(0,vCount).getString() 
     If (CellVal="") Then
      
       Exit Do
        
     End If
     
     vCount = vCount + 1
 
 Loop
 

 
 vCount = vCount - 1
 oSheet = ThisComponent.Sheets(2)
 'LastRow = oSheet.getCellByPosition(9, 1).End(xlUp).Row
 LastRow =10
 
 
 oSheet = ThisComponent.Sheets(2)
 
 
     For I = 13 To vCount



appraiseeCommentsA =Trim(oSheet.getCellByPosition(4,I).getString())

selfRatingA =Trim(oSheet.getCellByPosition(5,I).getString())

goalDescA = Trim(oSheet.getCellByPosition(1,I).getString())




appraiseeCommentsA = Replace(appraiseeCommentsA, "&amp;", "#@#")
selfRatingA = Replace(selfRatingA, "&amp;", "#@#")
goalDescA = Replace(goalDescA, "&amp;", "#@#")



appraiseeCommentsA = Replace(appraiseeCommentsA, "&lt;", "\0/")
selfRatingA = Replace(selfRatingA, "&lt;", "\0/")
goalDescA = Replace(goalDescA, "&lt;", "\0/")

appraiseeCommentsA = Replace(appraiseeCommentsA, "&gt;", "#%#")
selfRatingA = Replace(selfRatingA, "&gt;", "#%#")
goalDescA = Replace(goalDescA, "&gt;", "#%#")

appraiseeCommentsA = Replace(appraiseeCommentsA, """", "*#*")
selfRatingA = Replace(selfRatingA, """", "*#*")
goalDescA = Replace(goalDescA, """", "*#*")

appraiseeCommentsA = Replace(appraiseeCommentsA, "'", "#$#")
selfRatingA = Replace(selfRatingA, "'", "#$#")
goalDescA = Replace(goalDescA, "'", "#$#")

'goalDescA = Replace(goalDescA,  vbCrLf, "NL")
'goalDifficultyA = Sheet2.Cells(Row, 5) attribute



Print #1, "&lt;attr&gt;"
Print #1, "&lt;aDc&gt;" &amp; goalDescA &amp; "&lt;/aDc&gt;"
Print #1, "&lt;aCm&gt;" &amp; appraiseeCommentsA &amp; "&lt;/aCm&gt;"
Print #1, "&lt;aRt&gt;" &amp; selfRatingA &amp; "&lt;/aRt&gt;"
Print #1, "&lt;/attr&gt;"


     Next I

Print #1, "&lt;/AL&gt;"



Print #1, "&lt;/" &amp; XMLRecSetName &amp; "&gt;"
Close #1
'MsgBox XMLFileName &amp; " created." &amp; MyLF &amp; "Process finished", vbOKOnly + vbInformation, "MakeXML CiM"
oSheet = ThisComponent.Sheets(1)
ThisComponent.CurrentController.setActiveSheet(oSheet)
MsgBox finalName &amp; ".xml is created successfully at Path :" &amp; Path &amp; MyLF &amp; "Process finished", vbOKOnly + vbInformation, "MakeXML CiM"


'SetAttr FileName + ".xml"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Sheet2.xml><?xml version="1.0" encoding="utf-8"?>
<!DOCTYPE module  PUBLIC '-//OpenOffice.org//DTD OfficeDocument 1.0//EN'  'module.dtd'>
<script:module xmlns:script="http://openoffice.org/2000/script" script:name="Sheet2" script:language="StarBasic">Rem Attribute VBA_ModuleType=VBADocumentModule
Sub Sheet2
Rem 
End Sub
</script:module>
</file>

<file path=Basic/Standard/Sheet3.xml><?xml version="1.0" encoding="utf-8"?>
<!DOCTYPE module  PUBLIC '-//OpenOffice.org//DTD OfficeDocument 1.0//EN'  'module.dtd'>
<script:module xmlns:script="http://openoffice.org/2000/script" script:name="Sheet3" script:language="StarBasic">Sub Sheet3
End Sub
</script:module>
</file>

<file path=Basic/Standard/ThisWorkbook.xml><?xml version="1.0" encoding="utf-8"?>
<!DOCTYPE module  PUBLIC '-//OpenOffice.org//DTD OfficeDocument 1.0//EN'  'module.dtd'>
<script:module xmlns:script="http://openoffice.org/2000/script" script:name="ThisWorkbook" script:language="StarBasic">Sub ThisWorkbo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hisWorkbook"/>
  <library:element library:name="Sheet1"/>
  <library:element library:name="Sheet2"/>
  <library:element library:name="Sheet3"/>
  <library:element library:name="Module2"/>
  <library:element library:name="Module3"/>
  <library:element library:name="Module6"/>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